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1.0484in"/>
    </style:style>
    <style:style style:name="co37" style:family="table-column">
      <style:table-column-properties fo:break-before="auto" style:column-width="0.722in"/>
    </style:style>
    <style:style style:name="co38" style:family="table-column">
      <style:table-column-properties fo:break-before="auto" style:column-width="0.7335in"/>
    </style:style>
    <style:style style:name="co39" style:family="table-column">
      <style:table-column-properties fo:break-before="auto" style:column-width="1.0937in"/>
    </style:style>
    <style:style style:name="co40" style:family="table-column">
      <style:table-column-properties fo:break-before="auto" style:column-width="0.886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8807in"/>
    </style:style>
    <style:style style:name="co8" style:family="table-column">
      <style:table-column-properties fo:break-before="auto" style:column-width="0.6134in"/>
    </style:style>
    <style:style style:name="co9" style:family="table-column">
      <style:table-column-properties fo:break-before="auto" style:column-width="0.8409in"/>
    </style:style>
    <style:style style:name="co10" style:family="table-column">
      <style:table-column-properties fo:break-before="auto" style:column-width="1.278in"/>
    </style:style>
    <style:style style:name="co11" style:family="table-column">
      <style:table-column-properties fo:break-before="auto" style:column-width="0.8535in"/>
    </style:style>
    <style:style style:name="co12" style:family="table-column">
      <style:table-column-properties fo:break-before="auto" style:column-width="1.0283in"/>
    </style:style>
    <style:style style:name="co13" style:family="table-column">
      <style:table-column-properties fo:break-before="auto" style:column-width="0.9409in"/>
    </style:style>
    <style:style style:name="co14" style:family="table-column">
      <style:table-column-properties fo:break-before="auto" style:column-width="1.0173in"/>
    </style:style>
    <style:style style:name="co15" style:family="table-column">
      <style:table-column-properties fo:break-before="auto" style:column-width="0.9299in"/>
    </style:style>
    <style:style style:name="co16" style:family="table-column">
      <style:table-column-properties fo:break-before="auto" style:column-width="0.952in"/>
    </style:style>
    <style:style style:name="co17" style:family="table-column">
      <style:table-column-properties fo:break-before="auto" style:column-width="0.8752in"/>
    </style:style>
    <style:style style:name="co18" style:family="table-column">
      <style:table-column-properties fo:break-before="auto" style:column-width="0.9846in"/>
    </style:style>
    <style:style style:name="co19" style:family="table-column">
      <style:table-column-properties fo:break-before="auto" style:column-width="1.9457in"/>
    </style:style>
    <style:style style:name="co20" style:family="table-column">
      <style:table-column-properties fo:break-before="auto" style:column-width="0.6244in"/>
    </style:style>
    <style:style style:name="co21" style:family="table-column">
      <style:table-column-properties fo:break-before="auto" style:column-width="1.1598in"/>
    </style:style>
    <style:style style:name="co22" style:family="table-column">
      <style:table-column-properties fo:break-before="auto" style:column-width="0.6346in"/>
    </style:style>
    <style:style style:name="co23" style:family="table-column">
      <style:table-column-properties fo:break-before="auto" style:column-width="0.5807in"/>
    </style:style>
    <style:style style:name="co24" style:family="table-column">
      <style:table-column-properties fo:break-before="auto" style:column-width="0.7661in"/>
    </style:style>
    <style:style style:name="co25" style:family="table-column">
      <style:table-column-properties fo:break-before="auto" style:column-width="1.1047in"/>
    </style:style>
    <style:style style:name="co26" style:family="table-column">
      <style:table-column-properties fo:break-before="auto" style:column-width="0.8098in"/>
    </style:style>
    <style:style style:name="co27" style:family="table-column">
      <style:table-column-properties fo:break-before="auto" style:column-width="0.602in"/>
    </style:style>
    <style:style style:name="co28" style:family="table-column">
      <style:table-column-properties fo:break-before="auto" style:column-width="0.5693in"/>
    </style:style>
    <style:style style:name="co29" style:family="table-column">
      <style:table-column-properties fo:break-before="auto" style:column-width="0.4602in"/>
    </style:style>
    <style:style style:name="co30" style:family="table-column">
      <style:table-column-properties fo:break-before="auto" style:column-width="1.7382in"/>
    </style:style>
    <style:style style:name="co31" style:family="table-column">
      <style:table-column-properties fo:break-before="auto" style:column-width="0.4929in"/>
    </style:style>
    <style:style style:name="co32" style:family="table-column">
      <style:table-column-properties fo:break-before="auto" style:column-width="0.7008in"/>
    </style:style>
    <style:style style:name="co33" style:family="table-column">
      <style:table-column-properties fo:break-before="auto" style:column-width="2.7764in"/>
    </style:style>
    <style:style style:name="co34" style:family="table-column">
      <style:table-column-properties fo:break-before="auto" style:column-width="0.6681in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Header">
      <style:table-cell-properties style:text-align-source="fix" style:repeat-content="false"/>
      <style:paragraph-properties fo:text-align="start" fo:margin-left="0.139in"/>
    </style:style>
    <style:style style:name="ce2" style:family="table-cell" style:parent-style-name="Header">
      <style:table-cell-properties fo:background-color="#99ff99"/>
    </style:style>
    <style:style style:name="ce3" style:family="table-cell" style:parent-style-name="Header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Header">
      <style:table-cell-properties style:text-align-source="fix" style:repeat-content="false" fo:wrap-option="wrap"/>
      <style:paragraph-properties fo:text-align="start" fo:margin-left="0.139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Header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Header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99ff99"/>
    </style:style>
    <style:style style:name="ce8" style:family="table-cell" style:parent-style-name="Default">
      <style:table-cell-properties style:text-align-source="value-type" style:repeat-content="false"/>
      <style:paragraph-properties fo:margin-left="0in"/>
    </style:style>
    <style:style style:name="ce9" style:family="table-cell" style:parent-style-name="Default">
      <style:table-cell-properties fo:wrap-option="no-wrap"/>
    </style:style>
    <style:style style:name="ce10" style:family="table-cell" style:parent-style-name="Default" style:data-style-name="N1"/>
    <style:style style:name="ce11" style:family="table-cell" style:parent-style-name="Default" style:data-style-name="N1">
      <style:table-cell-properties fo:background-color="#99ff99"/>
    </style:style>
    <style:style style:name="ce12" style:family="table-cell" style:parent-style-name="Default" style:data-style-name="N1">
      <style:table-cell-properties fo:wrap-option="no-wrap"/>
    </style:style>
    <style:style style:name="ce13" style:family="table-cell" style:parent-style-name="Default" style:data-style-name="N1">
      <style:table-cell-properties style:text-align-source="value-type" style:repeat-content="false"/>
      <style:paragraph-properties fo:margin-left="0in"/>
    </style:style>
    <style:style style:name="ce14" style:family="table-cell" style:parent-style-name="Default" style:data-style-name="N2">
      <style:table-cell-properties fo:background-color="#99ff99"/>
    </style:style>
    <style:style style:name="ce15" style:family="table-cell" style:parent-style-name="Default">
      <style:table-cell-properties fo:wrap-option="no-wrap" style:vertical-align="middle"/>
    </style:style>
    <style:style style:name="ce16" style:family="table-cell" style:parent-style-name="Default" style:data-style-name="N117"/>
    <style:style style:name="ce17" style:family="table-cell" style:parent-style-name="Default" style:data-style-name="N117">
      <style:table-cell-properties fo:background-color="#99ff99"/>
    </style:style>
    <style:style style:name="ce18" style:family="table-cell" style:parent-style-name="Default" style:data-style-name="N117">
      <style:table-cell-properties style:text-align-source="value-type" style:repeat-content="false"/>
      <style:paragraph-properties fo:margin-left="0in"/>
    </style:style>
    <style:style style:name="ce19" style:family="table-cell" style:parent-style-name="Default" style:data-style-name="N117">
      <style:map style:condition="cell-content()&lt;0.5" style:apply-style-name="Untitled1" style:base-cell-address="'Cards &amp; Planets'.Z2"/>
    </style:style>
    <style:style style:name="ce20" style:family="table-cell" style:parent-style-name="Default" style:data-style-name="N117">
      <style:table-cell-properties fo:background-color="#99ff99"/>
      <style:map style:condition="cell-content()&lt;0.5" style:apply-style-name="Untitled1" style:base-cell-address="'Cards &amp; Planets'.Z2"/>
    </style:style>
    <style:style style:name="ce21" style:family="table-cell" style:parent-style-name="Default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2" style:family="table-cell" style:parent-style-name="Default" style:data-style-name="N117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3" style:family="table-cell" style:parent-style-name="Default" style:data-style-name="N117">
      <style:table-cell-properties style:text-align-source="value-type" style:repeat-content="false"/>
      <style:paragraph-properties fo:margin-left="0in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4" style:family="table-cell" style:parent-style-name="Default" style:data-style-name="N117">
      <style:table-cell-properties fo:background-color="#99ff99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5" style:family="table-cell" style:parent-style-name="Default">
      <style:table-cell-properties fo:background-color="#99ff99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T1" style:family="text">
      <style:text-properties style:text-position="super 58%"/>
    </style:style>
  </office:automatic-styles>
  <office:body>
    <office:spreadsheet>
      <table:table table:name="Factions" table:style-name="ta1" table:print="false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6" table:number-columns-repeated="5" table:default-cell-style-name="Default"/>
        <table:table-row table:style-name="ro2">
          <table:table-cell/>
          <table:table-cell office:value-type="string">
            <text:p>Imperium</text:p>
          </table:table-cell>
          <table:table-cell office:value-type="string">
            <text:p>Stellarion</text:p>
          </table:table-cell>
          <table:table-cell office:value-type="string">
            <text:p>Rogue Alliance</text:p>
          </table:table-cell>
          <table:table-cell office:value-type="string">
            <text:p>Bot Brigade</text:p>
          </table:table-cell>
          <table:table-cell office:value-type="string">
            <text:p>Weight</text:p>
          </table:table-cell>
          <table:table-cell table:number-columns-repeated="4"/>
        </table:table-row>
        <table:table-row table:style-name="ro2">
          <table:table-cell office:value-type="string">
            <text:p>Rewar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[.B2]*[.$F2]" office:value-type="float" office:value="2">
            <text:p>2</text:p>
          </table:table-cell>
          <table:table-cell table:formula="of:=[.C2]*[.$F2]" office:value-type="float" office:value="3">
            <text:p>3</text:p>
          </table:table-cell>
          <table:table-cell table:formula="of:=[.D2]*[.$F2]" office:value-type="float" office:value="1">
            <text:p>1</text:p>
          </table:table-cell>
          <table:table-cell table:formula="of:=[.E2]*[.$F2]" office:value-type="float" office:value="1">
            <text:p>1</text:p>
          </table:table-cell>
        </table:table-row>
        <table:table-row table:style-name="ro2">
          <table:table-cell office:value-type="string">
            <text:p>Energy Loss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.25">
            <text:p>-0.25</text:p>
          </table:table-cell>
          <table:table-cell table:formula="of:=[.B3]*[.$F3]" office:value-type="float" office:value="-0.75">
            <text:p>-0.75</text:p>
          </table:table-cell>
          <table:table-cell table:formula="of:=[.C3]*[.$F3]" office:value-type="float" office:value="-0.75">
            <text:p>-0.75</text:p>
          </table:table-cell>
          <table:table-cell table:formula="of:=[.D3]*[.$F3]" office:value-type="float" office:value="-0.25">
            <text:p>-0.25</text:p>
          </table:table-cell>
          <table:table-cell table:formula="of:=[.E3]*[.$F3]" office:value-type="float" office:value="-0.5">
            <text:p>-0.5</text:p>
          </table:table-cell>
        </table:table-row>
        <table:table-row table:style-name="ro2">
          <table:table-cell office:value-type="string">
            <text:p>Credit Gai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.65">
            <text:p>0.65</text:p>
          </table:table-cell>
          <table:table-cell table:formula="of:=[.B4]*[.$F4]" office:value-type="float" office:value="0.65">
            <text:p>0.65</text:p>
          </table:table-cell>
          <table:table-cell table:formula="of:=[.C4]*[.$F4]" office:value-type="float" office:value="2.6">
            <text:p>2.6</text:p>
          </table:table-cell>
          <table:table-cell table:formula="of:=[.D4]*[.$F4]" office:value-type="float" office:value="1.3">
            <text:p>1.3</text:p>
          </table:table-cell>
          <table:table-cell table:formula="of:=[.E4]*[.$F4]" office:value-type="float" office:value="1.3">
            <text:p>1.3</text:p>
          </table:table-cell>
        </table:table-row>
        <table:table-row table:style-name="ro2">
          <table:table-cell office:value-type="string">
            <text:p>Strength Ga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.75">
            <text:p>0.75</text:p>
          </table:table-cell>
          <table:table-cell table:formula="of:=[.B5]*[.$F5]" office:value-type="float" office:value="3">
            <text:p>3</text:p>
          </table:table-cell>
          <table:table-cell table:formula="of:=[.C5]*[.$F5]" office:value-type="float" office:value="0.75">
            <text:p>0.75</text:p>
          </table:table-cell>
          <table:table-cell table:formula="of:=[.D5]*[.$F5]" office:value-type="float" office:value="1.5">
            <text:p>1.5</text:p>
          </table:table-cell>
          <table:table-cell table:formula="of:=[.E5]*[.$F5]" office:value-type="float" office:value="1.5">
            <text:p>1.5</text:p>
          </table:table-cell>
        </table:table-row>
        <table:table-row table:style-name="ro2">
          <table:table-cell office:value-type="string">
            <text:p>Energy Gai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33">
            <text:p>0.33</text:p>
          </table:table-cell>
          <table:table-cell table:formula="of:=[.B6]*[.$F6]" office:value-type="float" office:value="0.66">
            <text:p>0.66</text:p>
          </table:table-cell>
          <table:table-cell table:formula="of:=[.C6]*[.$F6]" office:value-type="float" office:value="0.99">
            <text:p>0.99</text:p>
          </table:table-cell>
          <table:table-cell table:formula="of:=[.D6]*[.$F6]" office:value-type="float" office:value="0.33">
            <text:p>0.33</text:p>
          </table:table-cell>
          <table:table-cell table:formula="of:=[.E6]*[.$F6]" office:value-type="float" office:value="1.32">
            <text:p>1.32</text:p>
          </table:table-cell>
        </table:table-row>
        <table:table-row table:style-name="ro2">
          <table:table-cell office:value-type="string">
            <text:p>Planet He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formula="of:=[.B7]*[.$F7]" office:value-type="float" office:value="0">
            <text:p>0</text:p>
          </table:table-cell>
          <table:table-cell table:formula="of:=[.C7]*[.$F7]" office:value-type="float" office:value="0.4">
            <text:p>0.4</text:p>
          </table:table-cell>
          <table:table-cell table:formula="of:=[.D7]*[.$F7]" office:value-type="float" office:value="0">
            <text:p>0</text:p>
          </table:table-cell>
          <table:table-cell table:formula="of:=[.E7]*[.$F7]" office:value-type="float" office:value="0">
            <text:p>0</text:p>
          </table:table-cell>
        </table:table-row>
        <table:table-row table:style-name="ro2">
          <table:table-cell office:value-type="string">
            <text:p>Shield Healt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[.B8]*[.$F8]" office:value-type="float" office:value="1.5">
            <text:p>1.5</text:p>
          </table:table-cell>
          <table:table-cell table:formula="of:=[.C8]*[.$F8]" office:value-type="float" office:value="2">
            <text:p>2</text:p>
          </table:table-cell>
          <table:table-cell table:formula="of:=[.D8]*[.$F8]" office:value-type="float" office:value="0.5">
            <text:p>0.5</text:p>
          </table:table-cell>
          <table:table-cell table:formula="of:=[.E8]*[.$F8]" office:value-type="float" office:value="1">
            <text:p>1</text:p>
          </table:table-cell>
        </table:table-row>
        <table:table-row table:style-name="ro2">
          <table:table-cell office:value-type="string">
            <text:p>Retain?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9]*[.$F9]" office:value-type="float" office:value="0.25">
            <text:p>0.25</text:p>
          </table:table-cell>
          <table:table-cell table:formula="of:=[.C9]*[.$F9]" office:value-type="float" office:value="0.5">
            <text:p>0.5</text:p>
          </table:table-cell>
          <table:table-cell table:formula="of:=[.D9]*[.$F9]" office:value-type="float" office:value="0.75">
            <text:p>0.75</text:p>
          </table:table-cell>
          <table:table-cell table:formula="of:=[.E9]*[.$F9]" office:value-type="float" office:value="0.25">
            <text:p>0.25</text:p>
          </table:table-cell>
        </table:table-row>
        <table:table-row table:style-name="ro2">
          <table:table-cell office:value-type="string">
            <text:p>Scrap X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table:formula="of:=[.B10]*[.$F10]" office:value-type="float" office:value="0.6">
            <text:p>0.6</text:p>
          </table:table-cell>
          <table:table-cell table:formula="of:=[.C10]*[.$F10]" office:value-type="float" office:value="0.6">
            <text:p>0.6</text:p>
          </table:table-cell>
          <table:table-cell table:formula="of:=[.D10]*[.$F10]" office:value-type="float" office:value="1.8">
            <text:p>1.8</text:p>
          </table:table-cell>
          <table:table-cell table:formula="of:=[.E10]*[.$F10]" office:value-type="float" office:value="1.2">
            <text:p>1.2</text:p>
          </table:table-cell>
        </table:table-row>
        <table:table-row table:style-name="ro2">
          <table:table-cell office:value-type="string">
            <text:p>Draw 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75">
            <text:p>0.75</text:p>
          </table:table-cell>
          <table:table-cell table:formula="of:=[.B11]*[.$F11]" office:value-type="float" office:value="1.5">
            <text:p>1.5</text:p>
          </table:table-cell>
          <table:table-cell table:formula="of:=[.C11]*[.$F11]" office:value-type="float" office:value="0.75">
            <text:p>0.75</text:p>
          </table:table-cell>
          <table:table-cell table:formula="of:=[.D11]*[.$F11]" office:value-type="float" office:value="1.5">
            <text:p>1.5</text:p>
          </table:table-cell>
          <table:table-cell table:formula="of:=[.E11]*[.$F11]" office:value-type="float" office:value="3">
            <text:p>3</text:p>
          </table:table-cell>
        </table:table-row>
        <table:table-row table:style-name="ro2">
          <table:table-cell office:value-type="string">
            <text:p>Fleets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12]*[.$F12]" office:value-type="float" office:value="0">
            <text:p>0</text:p>
          </table:table-cell>
          <table:table-cell table:formula="of:=[.C12]*[.$F12]" office:value-type="float" office:value="0">
            <text:p>0</text:p>
          </table:table-cell>
          <table:table-cell table:formula="of:=[.D12]*[.$F12]" office:value-type="float" office:value="0">
            <text:p>0</text:p>
          </table:table-cell>
          <table:table-cell table:formula="of:=[.E12]*[.$F12]" office:value-type="float" office:value="0">
            <text:p>0</text:p>
          </table:table-cell>
        </table:table-row>
        <table:table-row table:style-name="ro2">
          <table:table-cell office:value-type="string">
            <text:p>Transforms?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">
            <text:p>0.33</text:p>
          </table:table-cell>
          <table:table-cell table:formula="of:=[.B13]*[.$F13]" office:value-type="float" office:value="1.32">
            <text:p>1.32</text:p>
          </table:table-cell>
          <table:table-cell table:formula="of:=[.C13]*[.$F13]" office:value-type="float" office:value="0.99">
            <text:p>0.99</text:p>
          </table:table-cell>
          <table:table-cell table:formula="of:=[.D13]*[.$F13]" office:value-type="float" office:value="0.33">
            <text:p>0.33</text:p>
          </table:table-cell>
          <table:table-cell table:formula="of:=[.E13]*[.$F13]" office:value-type="float" office:value="0.66">
            <text:p>0.66</text:p>
          </table:table-cell>
        </table:table-row>
        <table:table-row table:style-name="ro2">
          <table:table-cell office:value-type="string">
            <text:p>Pierce?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table:formula="of:=[.B14]*[.$F14]" office:value-type="float" office:value="0.2">
            <text:p>0.2</text:p>
          </table:table-cell>
          <table:table-cell table:formula="of:=[.C14]*[.$F14]" office:value-type="float" office:value="0">
            <text:p>0</text:p>
          </table:table-cell>
          <table:table-cell table:formula="of:=[.D14]*[.$F14]" office:value-type="float" office:value="0">
            <text:p>0</text:p>
          </table:table-cell>
          <table:table-cell table:formula="of:=[.E14]*[.$F14]" office:value-type="float" office:value="0">
            <text:p>0</text:p>
          </table:table-cell>
        </table:table-row>
        <table:table-row table:style-name="ro2">
          <table:table-cell office:value-type="string">
            <text:p>Empower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11]+0.25" office:value-type="float" office:value="1">
            <text:p>1</text:p>
          </table:table-cell>
          <table:table-cell table:formula="of:=[.B15]*[.$F15]" office:value-type="float" office:value="2">
            <text:p>2</text:p>
          </table:table-cell>
          <table:table-cell table:formula="of:=[.C15]*[.$F15]" office:value-type="float" office:value="1">
            <text:p>1</text:p>
          </table:table-cell>
          <table:table-cell table:formula="of:=[.D15]*[.$F15]" office:value-type="float" office:value="3">
            <text:p>3</text:p>
          </table:table-cell>
          <table:table-cell table:formula="of:=[.E15]*[.$F15]" office:value-type="float" office:value="2">
            <text:p>2</text:p>
          </table:table-cell>
        </table:table-row>
        <table:table-row table:style-name="ro2">
          <table:table-cell office:value-type="string">
            <text:p>X or Y?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16]*[.$F16]" office:value-type="float" office:value="0">
            <text:p>0</text:p>
          </table:table-cell>
          <table:table-cell table:formula="of:=[.C16]*[.$F16]" office:value-type="float" office:value="0">
            <text:p>0</text:p>
          </table:table-cell>
          <table:table-cell table:formula="of:=[.D16]*[.$F16]" office:value-type="float" office:value="0.75">
            <text:p>0.75</text:p>
          </table:table-cell>
          <table:table-cell table:formula="of:=[.E16]*[.$F16]" office:value-type="float" office:value="0.25">
            <text:p>0.25</text:p>
          </table:table-cell>
        </table:table-row>
        <table:table-row table:style-name="ro2">
          <table:table-cell office:value-type="string">
            <text:p>Ally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table:formula="of:=[.B17]*[.$F17]" office:value-type="float" office:value="0.4">
            <text:p>0.4</text:p>
          </table:table-cell>
          <table:table-cell table:formula="of:=[.C17]*[.$F17]" office:value-type="float" office:value="0.2">
            <text:p>0.2</text:p>
          </table:table-cell>
          <table:table-cell table:formula="of:=[.D17]*[.$F17]" office:value-type="float" office:value="0.6">
            <text:p>0.6</text:p>
          </table:table-cell>
          <table:table-cell table:formula="of:=[.E17]*[.$F17]" office:value-type="float" office:value="0.8">
            <text:p>0.8</text:p>
          </table:table-cell>
        </table:table-row>
        <table:table-row table:style-name="ro2">
          <table:table-cell office:value-type="string">
            <text:p>Sum</text:p>
          </table:table-cell>
          <table:table-cell table:formula="of:=SUM([.B2:.B17])-[.B3]*2" office:value-type="float" office:value="25">
            <text:p>25</text:p>
          </table:table-cell>
          <table:table-cell table:formula="of:=SUM([.C2:.C17])-[.C3]*2" office:value-type="float" office:value="25">
            <text:p>25</text:p>
          </table:table-cell>
          <table:table-cell table:formula="of:=SUM([.D2:.D17])-[.D3]*2" office:value-type="float" office:value="26">
            <text:p>26</text:p>
          </table:table-cell>
          <table:table-cell table:formula="of:=SUM([.E2:.E17])-[.E3]*2" office:value-type="float" office:value="26">
            <text:p>26</text:p>
          </table:table-cell>
          <table:table-cell/>
          <table:table-cell table:formula="of:=SUM([.G2:.G17])" office:value-type="float" office:value="13.33">
            <text:p>13.33</text:p>
          </table:table-cell>
          <table:table-cell table:formula="of:=SUM([.H2:.H17])" office:value-type="float" office:value="13.03">
            <text:p>13.03</text:p>
          </table:table-cell>
          <table:table-cell table:formula="of:=SUM([.I2:.I17])" office:value-type="float" office:value="13.11">
            <text:p>13.11</text:p>
          </table:table-cell>
          <table:table-cell table:formula="of:=SUM([.J2:.J17])" office:value-type="float" office:value="13.78">
            <text:p>13.78</text:p>
          </table:table-cell>
        </table:table-row>
      </table:table>
      <table:table table:name="Cards &amp; Planets" table:style-name="ta1" table:print="false">
        <office:forms form:automatic-focus="false" form:apply-design-mode="false"/>
        <table:table-column table:style-name="co7" table:default-cell-style-name="Header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1" table:default-cell-style-name="ce21"/>
        <table:table-column table:style-name="co33" table:default-cell-style-name="Default"/>
        <table:table-column table:style-name="co34" table:default-cell-style-name="Default"/>
        <table:table-column table:style-name="co6" table:number-columns-repeated="990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Faction</text:p>
          </table:table-cell>
          <table:table-cell office:value-type="string">
            <text:p>Kind</text:p>
          </table:table-cell>
          <table:table-cell office:value-type="string">
            <text:p>Text</text:p>
          </table:table-cell>
          <table:table-cell office:value-type="string">
            <text:p>Card Count</text:p>
          </table:table-cell>
          <table:table-cell office:value-type="string">
            <text:p>Credit Cost</text:p>
          </table:table-cell>
          <table:table-cell office:value-type="string">
            <text:p>Strength Cost</text:p>
          </table:table-cell>
          <table:table-cell office:value-type="string">
            <text:p>Reward</text:p>
          </table:table-cell>
          <table:table-cell office:value-type="string">
            <text:p>Energy Loss</text:p>
          </table:table-cell>
          <table:table-cell office:value-type="string">
            <text:p>Credit Gain</text:p>
          </table:table-cell>
          <table:table-cell office:value-type="string">
            <text:p>Strength Gain</text:p>
          </table:table-cell>
          <table:table-cell office:value-type="string">
            <text:p>Energy Gain</text:p>
          </table:table-cell>
          <table:table-cell office:value-type="string">
            <text:p>Reward Gain</text:p>
          </table:table-cell>
          <table:table-cell office:value-type="string">
            <text:p>Planet Heal</text:p>
          </table:table-cell>
          <table:table-cell office:value-type="string">
            <text:p>Health</text:p>
          </table:table-cell>
          <table:table-cell table:style-name="ce15" office:value-type="string">
            <text:p>Expected #X Energy Ability?</text:p>
          </table:table-cell>
          <table:table-cell office:value-type="string">
            <text:p>Retain?</text:p>
          </table:table-cell>
          <table:table-cell office:value-type="string">
            <text:p>Scrap X Discard</text:p>
          </table:table-cell>
          <table:table-cell office:value-type="string">
            <text:p>Scrap X</text:p>
          </table:table-cell>
          <table:table-cell office:value-type="string">
            <text:p>Draw X</text:p>
          </table:table-cell>
          <table:table-cell office:value-type="string">
            <text:p>Discard Y</text:p>
          </table:table-cell>
          <table:table-cell office:value-type="string">
            <text:p>Upgrade Energy Cost</text:p>
          </table:table-cell>
          <table:table-cell office:value-type="string">
            <text:p>Pierce?</text:p>
          </table:table-cell>
          <table:table-cell office:value-type="string">
            <text:p>Empower?</text:p>
          </table:table-cell>
          <table:table-cell office:value-type="string">
            <text:p>X or Y?</text:p>
          </table:table-cell>
          <table:table-cell office:value-type="string">
            <text:p>Trash?</text:p>
          </table:table-cell>
          <table:table-cell office:value-type="string">
            <text:p>Ally?</text:p>
          </table:table-cell>
          <table:table-cell office:value-type="string">
            <text:p>Planet Reward Schedule</text:p>
          </table:table-cell>
          <table:table-cell office:value-type="string">
            <text:p>Additional Effects Weight</text:p>
          </table:table-cell>
          <table:table-cell office:value-type="string">
            <text:p>Sum</text:p>
          </table:table-cell>
          <table:table-cell office:value-type="string">
            <text:p>Net Gain</text:p>
          </table:table-cell>
          <table:table-cell office:value-type="string">
            <text:p>Total Value</text:p>
          </table:table-cell>
          <table:table-cell office:value-type="string">
            <text:p>Flavor Text</text:p>
          </table:table-cell>
          <table:table-cell office:value-type="string">
            <text:p>Notes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Supplier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 office:value-type="string">
            <text:p>Gain 1 Credit</text:p>
          </table:table-cell>
          <table:table-cell table:style-name="ce10" table:formula="of:=4*6" office:value-type="float" office:value="24">
            <text:p>24</text:p>
          </table:table-cell>
          <table:table-cell table:number-columns-repeated="4" table:style-name="ce10"/>
          <table:table-cell table:style-name="ce10" office:value-type="float" office:value="1">
            <text:p>1</text:p>
          </table:table-cell>
          <table:table-cell table:number-columns-repeated="15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2]&gt;0;[.B$131]*[.V2];0)+IF([.V2]&gt;0;[.B$143];1)*IF([.Y2]&gt;0;[.B$146];1)*IF([.P2]&gt;0;[.P2];1)*IF([.AA2]=1;[.AA2]*[.B$150];1)*([.I2]*[.B$131]+[.J2]*[.B$132]+[.K2]*[.B$133]+[.L2]*[.B$134]+[.M2]*[.B$136]+[.N2]*[.B$136]+[.O2]*[.B$137]+[.Q2]*[.B$138]+[.R2]*[.B$139]+[.S2]*[.B$140]+[.T2]*[.B$141]+[.U2]*[.B$142]+[.W2]*[.B$144]+[.X2]*[.B$145]+[.AC2]*[.B$151])" office:value-type="float" office:value="1.2">
            <text:p>1.2</text:p>
          </table:table-cell>
          <table:table-cell table:style-name="ce19" table:formula="of:=[.AD2]+[.H2]-IF([.V2]&gt;0;0;[.F2]+[.G2])" office:value-type="float" office:value="1.2">
            <text:p>1.2</text:p>
          </table:table-cell>
          <table:table-cell table:style-name="ce22" table:formula="of:=[.AE2]" office:value-type="float" office:value="1.2">
            <text:p>1.2</text:p>
          </table:table-cell>
          <table:table-cell table:number-columns-repeated="2"/>
          <table:table-cell office:value-type="string">
            <text:p>Do not drag formulas in Total Value col</text:p>
          </table:table-cell>
          <table:table-cell table:number-columns-repeated="989"/>
        </table:table-row>
        <table:table-row table:style-name="ro2">
          <table:table-cell office:value-type="string">
            <text:p>Freighter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 office:value-type="string">
            <text:p>Pay 1 Energy to gain 2 Credits</text:p>
          </table:table-cell>
          <table:table-cell table:style-name="ce10" table:formula="of:=4+5*4" office:value-type="float" office:value="24">
            <text:p>24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15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3]&gt;0;[.B$131]*[.V3];0)+IF([.V3]&gt;0;[.B$143];1)*IF([.Y3]&gt;0;[.B$146];1)*IF([.P3]&gt;0;[.P3];1)*IF([.AA3]=1;[.AA3]*[.B$150];1)*([.I3]*[.B$131]+[.J3]*[.B$132]+[.K3]*[.B$133]+[.L3]*[.B$134]+[.M3]*[.B$136]+[.N3]*[.B$136]+[.O3]*[.B$137]+[.Q3]*[.B$138]+[.R3]*[.B$139]+[.S3]*[.B$140]+[.T3]*[.B$141]+[.U3]*[.B$142]+[.W3]*[.B$144]+[.X3]*[.B$145]+[.AC3]*[.B$151])" office:value-type="float" office:value="1.9">
            <text:p>1.9</text:p>
          </table:table-cell>
          <table:table-cell table:style-name="ce19" table:formula="of:=[.AD3]+[.H3]-IF([.V3]&gt;0;0;[.F3]+[.G3])" office:value-type="float" office:value="-0.1">
            <text:p>-0.1</text:p>
          </table:table-cell>
          <table:table-cell table:style-name="ce22" table:formula="of:=[.AE3]" office:value-type="float" office:value="-0.1">
            <text:p>-0.1</text:p>
          </table:table-cell>
          <table:table-cell table:number-columns-repeated="992"/>
        </table:table-row>
        <table:table-row table:style-name="ro2">
          <table:table-cell office:value-type="string">
            <text:p>Droid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 office:value-type="string">
            <text:p>Gain 1 Strength</text:p>
          </table:table-cell>
          <table:table-cell table:style-name="ce10" office:value-type="float" office:value="4">
            <text:p>4</text:p>
          </table:table-cell>
          <table:table-cell table:number-columns-repeated="5" table:style-name="ce10"/>
          <table:table-cell table:style-name="ce10" office:value-type="float" office:value="1">
            <text:p>1</text:p>
          </table:table-cell>
          <table:table-cell table:number-columns-repeated="14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4]&gt;0;[.B$131]*[.V4];0)+IF([.V4]&gt;0;[.B$143];1)*IF([.Y4]&gt;0;[.B$146];1)*IF([.P4]&gt;0;[.P4];1)*IF([.AA4]=1;[.AA4]*[.B$150];1)*([.I4]*[.B$131]+[.J4]*[.B$132]+[.K4]*[.B$133]+[.L4]*[.B$134]+[.M4]*[.B$136]+[.N4]*[.B$136]+[.O4]*[.B$137]+[.Q4]*[.B$138]+[.R4]*[.B$139]+[.S4]*[.B$140]+[.T4]*[.B$141]+[.U4]*[.B$142]+[.W4]*[.B$144]+[.X4]*[.B$145]+[.AC4]*[.B$151])" office:value-type="float" office:value="1.4">
            <text:p>1.4</text:p>
          </table:table-cell>
          <table:table-cell table:style-name="ce19" table:formula="of:=[.AD4]+[.H4]-IF([.V4]&gt;0;0;[.F4]+[.G4])" office:value-type="float" office:value="1.4">
            <text:p>1.4</text:p>
          </table:table-cell>
          <table:table-cell table:style-name="ce22" table:formula="of:=[.AE4]" office:value-type="float" office:value="1.4">
            <text:p>1.4</text:p>
          </table:table-cell>
          <table:table-cell table:number-columns-repeated="992"/>
        </table:table-row>
        <table:table-row table:style-name="ro2">
          <table:table-cell office:value-type="string">
            <text:p>Laser Droid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 office:value-type="string">
            <text:p>Pay 1 Energy to gain 2 Strength</text:p>
          </table:table-cell>
          <table:table-cell table:style-name="ce10" table:formula="of:=4+5*4" office:value-type="float" office:value="24">
            <text:p>24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number-columns-repeated="2" table:style-name="ce10" office:value-type="float" office:value="1">
            <text:p>1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number-columns-repeated="14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5]&gt;0;[.B$131]*[.V5];0)+IF([.V5]&gt;0;[.B$143];1)*IF([.Y5]&gt;0;[.B$146];1)*IF([.P5]&gt;0;[.P5];1)*IF([.AA5]=1;[.AA5]*[.B$150];1)*([.I5]*[.B$131]+[.J5]*[.B$132]+[.K5]*[.B$133]+[.L5]*[.B$134]+[.M5]*[.B$136]+[.N5]*[.B$136]+[.O5]*[.B$137]+[.Q5]*[.B$138]+[.R5]*[.B$139]+[.S5]*[.B$140]+[.T5]*[.B$141]+[.U5]*[.B$142]+[.W5]*[.B$144]+[.X5]*[.B$145]+[.AC5]*[.B$151])" office:value-type="float" office:value="2.3">
            <text:p>2.3</text:p>
          </table:table-cell>
          <table:table-cell table:style-name="ce19" table:formula="of:=[.AD5]+[.H5]-IF([.V5]&gt;0;0;[.F5]+[.G5])" office:value-type="float" office:value="1.3">
            <text:p>1.3</text:p>
          </table:table-cell>
          <table:table-cell table:style-name="ce22" table:formula="of:=[.AE5]" office:value-type="float" office:value="1.3">
            <text:p>1.3</text:p>
          </table:table-cell>
          <table:table-cell table:number-columns-repeated="992"/>
        </table:table-row>
        <table:table-row table:style-name="ro2">
          <table:table-cell office:value-type="string">
            <text:p>Battery Ship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 office:value-type="string">
            <text:p>Retain. Gain 1 Energy</text:p>
          </table:table-cell>
          <table:table-cell table:style-name="ce10" table:formula="of:=4+5*4" office:value-type="float" office:value="24">
            <text:p>24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number-columns-repeated="3" table:style-name="ce10"/>
          <table:table-cell table:style-name="ce10" office:value-type="float" office:value="1">
            <text:p>1</text:p>
          </table:table-cell>
          <table:table-cell table:number-columns-repeated="4" table:style-name="ce10"/>
          <table:table-cell table:style-name="ce10" office:value-type="float" office:value="1">
            <text:p>1</text:p>
          </table:table-cell>
          <table:table-cell table:number-columns-repeated="8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6]&gt;0;[.B$131]*[.V6];0)+IF([.V6]&gt;0;[.B$143];1)*IF([.Y6]&gt;0;[.B$146];1)*IF([.P6]&gt;0;[.P6];1)*IF([.AA6]=1;[.AA6]*[.B$150];1)*([.I6]*[.B$131]+[.J6]*[.B$132]+[.K6]*[.B$133]+[.L6]*[.B$134]+[.M6]*[.B$136]+[.N6]*[.B$136]+[.O6]*[.B$137]+[.Q6]*[.B$138]+[.R6]*[.B$139]+[.S6]*[.B$140]+[.T6]*[.B$141]+[.U6]*[.B$142]+[.W6]*[.B$144]+[.X6]*[.B$145]+[.AC6]*[.B$151])" office:value-type="float" office:value="1">
            <text:p>1.0</text:p>
          </table:table-cell>
          <table:table-cell table:style-name="ce19" table:formula="of:=[.AD6]+[.H6]-IF([.V6]&gt;0;0;[.F6]+[.G6])" office:value-type="float" office:value="0">
            <text:p>0.0</text:p>
          </table:table-cell>
          <table:table-cell table:style-name="ce22" table:formula="of:=[.AE6]" office:value-type="float" office:value="0">
            <text:p>0.0</text:p>
          </table:table-cell>
          <table:table-cell table:number-columns-repeated="992"/>
        </table:table-row>
        <table:table-row table:style-name="ro2">
          <table:table-cell office:value-type="string">
            <text:p>Force Field</text:p>
          </table:table-cell>
          <table:table-cell office:value-type="string">
            <text:p>U</text:p>
          </table:table-cell>
          <table:table-cell office:value-type="string">
            <text:p>Shield</text:p>
          </table:table-cell>
          <table:table-cell office:value-type="string">
            <text:p>Draw 1 card. You may attach this to any Planet you control</text:p>
          </table:table-cell>
          <table:table-cell table:style-name="ce10" office:value-type="float" office:value="4">
            <text:p>4</text:p>
          </table:table-cell>
          <table:table-cell table:number-columns-repeated="9" table:style-name="ce10"/>
          <table:table-cell table:style-name="ce10" office:value-type="float" office:value="1">
            <text:p>1</text:p>
          </table:table-cell>
          <table:table-cell table:number-columns-repeated="4" table:style-name="ce10"/>
          <table:table-cell table:style-name="ce10" office:value-type="float" office:value="1">
            <text:p>1</text:p>
          </table:table-cell>
          <table:table-cell table:number-columns-repeated="5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7]&gt;0;[.B$131]*[.V7];0)+IF([.V7]&gt;0;[.B$143];1)*IF([.Y7]&gt;0;[.B$146];1)*IF([.P7]&gt;0;[.P7];1)*IF([.AA7]=1;[.AA7]*[.B$150];1)*([.I7]*[.B$131]+[.J7]*[.B$132]+[.K7]*[.B$133]+[.L7]*[.B$134]+[.M7]*[.B$136]+[.N7]*[.B$136]+[.O7]*[.B$137]+[.Q7]*[.B$138]+[.R7]*[.B$139]+[.S7]*[.B$140]+[.T7]*[.B$141]+[.U7]*[.B$142]+[.W7]*[.B$144]+[.X7]*[.B$145]+[.AC7]*[.B$151])" office:value-type="float" office:value="1.3">
            <text:p>1.3</text:p>
          </table:table-cell>
          <table:table-cell table:style-name="ce19" table:formula="of:=[.AD7]+[.H7]-IF([.V7]&gt;0;0;[.F7]+[.G7])" office:value-type="float" office:value="1.3">
            <text:p>1.3</text:p>
          </table:table-cell>
          <table:table-cell table:style-name="ce22" table:formula="of:=[.AE7]" office:value-type="float" office:value="1.3">
            <text:p>1.3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Jump Cruiser</text:p>
            </table:table-cell>
            <table:table-cell office:value-type="string">
              <text:p>I</text:p>
            </table:table-cell>
            <table:table-cell office:value-type="string">
              <text:p>Ship</text:p>
            </table:table-cell>
            <table:table-cell office:value-type="string">
              <text:p>Pay 1 Energy to gain 1 Strength. Upgrade: You may pay 1 Energy to upgrade this into Jump Fighter</text:p>
            </table:table-cell>
            <table:table-cell table:style-name="ce10" table:formula="of:=IF([.F8]&lt;5; 3; IF([.F8]&lt;7; 2; 1))" office:value-type="float" office:value="3">
              <text:p>3</text:p>
            </table:table-cell>
            <table:table-cell table:style-name="ce10" office:value-type="float" office:value="1">
              <text:p>1</text:p>
            </table:table-cell>
            <table:table-cell table:style-name="ce10"/>
            <table:table-cell table:style-name="ce10" table:formula="of:=CEILING([.F8]/2;1)" office:value-type="float" office:value="1">
              <text:p>1</text:p>
            </table:table-cell>
            <table:table-cell table:style-name="ce10" office:value-type="float" office:value="1">
              <text:p>1</text:p>
            </table:table-cell>
            <table:table-cell table:style-name="ce10"/>
            <table:table-cell table:style-name="ce10" office:value-type="float" office:value="1">
              <text:p>1</text:p>
            </table:table-cell>
            <table:table-cell table:number-columns-repeated="14" table:style-name="ce10"/>
            <table:table-cell table:style-name="ce10"/>
            <table:table-cell table:style-name="ce10"/>
            <table:table-cell table:style-name="ce10"/>
            <table:table-cell table:style-name="ce16"/>
            <table:table-cell table:style-name="ce16" table:formula="of:=IF([.V8]&gt;0;[.B$131]*[.V8];0)+IF([.V8]&gt;0;[.B$143];1)*IF([.Y8]&gt;0;[.B$146];1)*IF([.P8]&gt;0;[.P8];1)*IF([.AA8]=1;[.AA8]*[.B$150];1)*([.I8]*[.B$131]+[.J8]*[.B$132]+[.K8]*[.B$133]+[.L8]*[.B$134]+[.M8]*[.B$136]+[.N8]*[.B$136]+[.O8]*[.B$137]+[.Q8]*[.B$138]+[.R8]*[.B$139]+[.S8]*[.B$140]+[.T8]*[.B$141]+[.U8]*[.B$142]+[.W8]*[.B$144]+[.X8]*[.B$145]+[.AC8]*[.B$151])" office:value-type="float" office:value="0.9">
              <text:p>0.9</text:p>
            </table:table-cell>
            <table:table-cell table:style-name="ce19" table:formula="of:=[.AD8]+[.H8]-IF([.V8]&gt;0;0;[.F8]+[.G8])" office:value-type="float" office:value="0.9">
              <text:p>0.9</text:p>
            </table:table-cell>
            <table:table-cell table:style-name="ce22" table:formula="of:=[.AE8]+[.AE9]" office:value-type="float" office:value="3.25">
              <text:p>3.3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Upgrade: Jump Fighter</text:p>
            </table:table-cell>
            <table:table-cell office:value-type="string">
              <text:p>I</text:p>
            </table:table-cell>
            <table:table-cell office:value-type="string">
              <text:p>Ship</text:p>
            </table:table-cell>
            <table:table-cell office:value-type="string">
              <text:p>Pay 1 Energy to gain 3 Strength</text:p>
            </table:table-cell>
            <table:table-cell table:style-name="ce10"/>
            <table:table-cell table:number-columns-repeated="2" table:style-name="ce10"/>
            <table:table-cell table:number-columns-repeated="2" table:style-name="ce10" office:value-type="float" office:value="1">
              <text:p>1</text:p>
            </table:table-cell>
            <table:table-cell table:style-name="ce10"/>
            <table:table-cell table:style-name="ce10" office:value-type="float" office:value="3">
              <text:p>3</text:p>
            </table:table-cell>
            <table:table-cell table:number-columns-repeated="10" table:style-name="ce10"/>
            <table:table-cell table:style-name="ce10" office:value-type="float" office:value="1">
              <text:p>1</text:p>
            </table:table-cell>
            <table:table-cell table:number-columns-repeated="3" table:style-name="ce10"/>
            <table:table-cell table:style-name="ce10"/>
            <table:table-cell table:style-name="ce10"/>
            <table:table-cell table:style-name="ce10"/>
            <table:table-cell table:style-name="ce16"/>
            <table:table-cell table:style-name="ce16" table:formula="of:=IF([.V9]&gt;0;[.B$131]*[.V9];0)+IF([.V9]&gt;0;[.B$143];1)*IF([.Y9]&gt;0;[.B$146];1)*IF([.P9]&gt;0;[.P9];1)*IF([.AA9]=1;[.AA9]*[.B$150];1)*([.I9]*[.B$131]+[.J9]*[.B$132]+[.K9]*[.B$133]+[.L9]*[.B$134]+[.M9]*[.B$136]+[.N9]*[.B$136]+[.O9]*[.B$137]+[.Q9]*[.B$138]+[.R9]*[.B$139]+[.S9]*[.B$140]+[.T9]*[.B$141]+[.U9]*[.B$142]+[.W9]*[.B$144]+[.X9]*[.B$145]+[.AC9]*[.B$151])" office:value-type="float" office:value="1.35">
              <text:p>1.4</text:p>
            </table:table-cell>
            <table:table-cell table:style-name="ce19" table:formula="of:=[.AD9]+[.H9]-IF([.V9]&gt;0;0;[.F9]+[.G9])" office:value-type="float" office:value="2.35">
              <text:p>2.4</text:p>
            </table:table-cell>
            <table:table-cell table:style-name="ce22"/>
            <table:table-cell table:number-columns-repeated="992"/>
          </table:table-row>
        </table:table-row-group>
        <table:table-row-group>
          <table:table-row table:style-name="ro2">
            <table:table-cell office:value-type="string">
              <text:p>Lancer</text:p>
            </table:table-cell>
            <table:table-cell office:value-type="string">
              <text:p>I</text:p>
            </table:table-cell>
            <table:table-cell office:value-type="string">
              <text:p>Ship</text:p>
            </table:table-cell>
            <table:table-cell office:value-type="string">
              <text:p>Pay 1 Energy to gain 2 Strength</text:p>
            </table:table-cell>
            <table:table-cell table:style-name="ce10" table:formula="of:=IF([.F10]&lt;5; 3; IF([.F10]&lt;7; 2; 1))" office:value-type="float" office:value="3">
              <text:p>3</text:p>
            </table:table-cell>
            <table:table-cell table:style-name="ce10" office:value-type="float" office:value="2">
              <text:p>2</text:p>
            </table:table-cell>
            <table:table-cell table:style-name="ce10"/>
            <table:table-cell table:style-name="ce10" table:formula="of:=CEILING([.F10]/2;1)" office:value-type="float" office:value="1">
              <text:p>1</text:p>
            </table:table-cell>
            <table:table-cell table:style-name="ce10" office:value-type="float" office:value="1">
              <text:p>1</text:p>
            </table:table-cell>
            <table:table-cell table:style-name="ce10"/>
            <table:table-cell table:style-name="ce10" office:value-type="float" office:value="2">
              <text:p>2</text:p>
            </table:table-cell>
            <table:table-cell table:number-columns-repeated="11" table:style-name="ce10"/>
            <table:table-cell table:style-name="ce10" office:value-type="float" office:value="1">
              <text:p>1</text:p>
            </table:table-cell>
            <table:table-cell table:number-columns-repeated="2" table:style-name="ce10"/>
            <table:table-cell table:style-name="ce10"/>
            <table:table-cell table:style-name="ce10"/>
            <table:table-cell table:style-name="ce10"/>
            <table:table-cell table:style-name="ce16"/>
            <table:table-cell table:style-name="ce16" table:formula="of:=IF([.V10]&gt;0;[.B$131]*[.V10];0)+IF([.V10]&gt;0;[.B$143];1)*IF([.Y10]&gt;0;[.B$146];1)*IF([.P10]&gt;0;[.P10];1)*IF([.AA10]=1;[.AA10]*[.B$150];1)*([.I10]*[.B$131]+[.J10]*[.B$132]+[.K10]*[.B$133]+[.L10]*[.B$134]+[.M10]*[.B$136]+[.N10]*[.B$136]+[.O10]*[.B$137]+[.Q10]*[.B$138]+[.R10]*[.B$139]+[.S10]*[.B$140]+[.T10]*[.B$141]+[.U10]*[.B$142]+[.W10]*[.B$144]+[.X10]*[.B$145]+[.AC10]*[.B$151])" office:value-type="float" office:value="2.5">
              <text:p>2.5</text:p>
            </table:table-cell>
            <table:table-cell table:style-name="ce19" table:formula="of:=[.AD10]+[.H10]-IF([.V10]&gt;0;0;[.F10]+[.G10])" office:value-type="float" office:value="1.5">
              <text:p>1.5</text:p>
            </table:table-cell>
            <table:table-cell table:style-name="ce22" table:formula="of:=[.AE10]+[.AE11]+[.AE12]" office:value-type="float" office:value="5.53">
              <text:p>5.5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I</text:p>
            </table:table-cell>
            <table:table-cell office:value-type="string">
              <text:p>Ability</text:p>
            </table:table-cell>
            <table:table-cell office:value-type="string">
              <text:p>Gain 1 Credit</text:p>
            </table:table-cell>
            <table:table-cell table:style-name="ce10"/>
            <table:table-cell table:number-columns-repeated="4" table:style-name="ce10"/>
            <table:table-cell table:style-name="ce10" office:value-type="float" office:value="1">
              <text:p>1</text:p>
            </table:table-cell>
            <table:table-cell table:number-columns-repeated="15" table:style-name="ce10"/>
            <table:table-cell table:style-name="ce10"/>
            <table:table-cell table:style-name="ce10" office:value-type="float" office:value="1">
              <text:p>1</text:p>
            </table:table-cell>
            <table:table-cell table:style-name="ce10"/>
            <table:table-cell table:style-name="ce16"/>
            <table:table-cell table:style-name="ce16" table:formula="of:=IF([.V11]&gt;0;[.B$131]*[.V11];0)+IF([.V11]&gt;0;[.B$143];1)*IF([.Y11]&gt;0;[.B$146];1)*IF([.P11]&gt;0;[.P11];1)*IF([.AA11]=1;[.AA11]*[.B$150];1)*([.I11]*[.B$131]+[.J11]*[.B$132]+[.K11]*[.B$133]+[.L11]*[.B$134]+[.M11]*[.B$136]+[.N11]*[.B$136]+[.O11]*[.B$137]+[.Q11]*[.B$138]+[.R11]*[.B$139]+[.S11]*[.B$140]+[.T11]*[.B$141]+[.U11]*[.B$142]+[.W11]*[.B$144]+[.X11]*[.B$145]+[.AC11]*[.B$151])" office:value-type="float" office:value="0.48">
              <text:p>0.5</text:p>
            </table:table-cell>
            <table:table-cell table:style-name="ce19" table:formula="of:=[.AD11]+[.H11]-IF([.V11]&gt;0;0;[.F11]+[.G11])" office:value-type="float" office:value="0.48">
              <text:p>0.5</text:p>
            </table:table-cell>
            <table:table-cell table:style-name="ce22"/>
            <table:table-cell table:number-columns-repeated="992"/>
          </table:table-row>
          <table:table-row table:style-name="ro2">
            <table:table-cell table:style-name="ce1" office:value-type="string">
              <text:p>Trash</text:p>
            </table:table-cell>
            <table:table-cell office:value-type="string">
              <text:p>I</text:p>
            </table:table-cell>
            <table:table-cell office:value-type="string">
              <text:p>Ability</text:p>
            </table:table-cell>
            <table:table-cell office:value-type="string">
              <text:p>Gain 2 Strength and 1 Energy</text:p>
            </table:table-cell>
            <table:table-cell table:style-name="ce10"/>
            <table:table-cell table:number-columns-repeated="5" table:style-name="ce10"/>
            <table:table-cell table:style-name="ce10" office:value-type="float" office:value="2">
              <text:p>2</text:p>
            </table:table-cell>
            <table:table-cell table:style-name="ce10" office:value-type="float" office:value="1">
              <text:p>1</text:p>
            </table:table-cell>
            <table:table-cell table:number-columns-repeated="13" table:style-name="ce10"/>
            <table:table-cell table:style-name="ce10" office:value-type="float" office:value="1">
              <text:p>1</text:p>
            </table:table-cell>
            <table:table-cell table:style-name="ce10"/>
            <table:table-cell table:style-name="ce10"/>
            <table:table-cell table:style-name="ce16"/>
            <table:table-cell table:style-name="ce16" table:formula="of:=IF([.V12]&gt;0;[.B$131]*[.V12];0)+IF([.V12]&gt;0;[.B$143];1)*IF([.Y12]&gt;0;[.B$146];1)*IF([.P12]&gt;0;[.P12];1)*IF([.AA12]=1;[.AA12]*[.B$150];1)*([.I12]*[.B$131]+[.J12]*[.B$132]+[.K12]*[.B$133]+[.L12]*[.B$134]+[.M12]*[.B$136]+[.N12]*[.B$136]+[.O12]*[.B$137]+[.Q12]*[.B$138]+[.R12]*[.B$139]+[.S12]*[.B$140]+[.T12]*[.B$141]+[.U12]*[.B$142]+[.W12]*[.B$144]+[.X12]*[.B$145]+[.AC12]*[.B$151])" office:value-type="float" office:value="3.55">
              <text:p>3.6</text:p>
            </table:table-cell>
            <table:table-cell table:style-name="ce19" table:formula="of:=[.AD12]+[.H12]-IF([.V12]&gt;0;0;[.F12]+[.G12])" office:value-type="float" office:value="3.55">
              <text:p>3.6</text:p>
            </table:table-cell>
            <table:table-cell table:style-name="ce22"/>
            <table:table-cell table:number-columns-repeated="992"/>
          </table:table-row>
        </table:table-row-group>
        <table:table-row table:style-name="ro2">
          <table:table-cell office:value-type="string">
            <text:p>Radon Torpedo Cruiser</text:p>
          </table:table-cell>
          <table:table-cell office:value-type="string">
            <text:p>I</text:p>
          </table:table-cell>
          <table:table-cell office:value-type="string">
            <text:p>Ship</text:p>
          </table:table-cell>
          <table:table-cell/>
          <table:table-cell table:style-name="ce10" table:formula="of:=IF([.F13]&lt;5; 3; IF([.F13]&lt;7; 2; 1))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CEILING([.F13]/2;1)" office:value-type="float" office:value="2">
            <text:p>2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13]&gt;0;[.B$131]*[.V13];0)+IF([.V13]&gt;0;[.B$143];1)*IF([.Y13]&gt;0;[.B$146];1)*IF([.P13]&gt;0;[.P13];1)*IF([.AA13]=1;[.AA13]*[.B$150];1)*([.I13]*[.B$131]+[.J13]*[.B$132]+[.K13]*[.B$133]+[.L13]*[.B$134]+[.M13]*[.B$136]+[.N13]*[.B$136]+[.O13]*[.B$137]+[.Q13]*[.B$138]+[.R13]*[.B$139]+[.S13]*[.B$140]+[.T13]*[.B$141]+[.U13]*[.B$142]+[.W13]*[.B$144]+[.X13]*[.B$145]+[.AC13]*[.B$151])" office:value-type="float" office:value="0">
            <text:p>0.0</text:p>
          </table:table-cell>
          <table:table-cell table:style-name="ce19" table:formula="of:=[.AD13]+[.H13]-IF([.V13]&gt;0;0;[.F13]+[.G13])" office:value-type="float" office:value="-1">
            <text:p>-1.0</text:p>
          </table:table-cell>
          <table:table-cell table:style-name="ce22" table:formula="of:=[.AE13]" office:value-type="float" office:value="-1">
            <text:p>-1.0</text:p>
          </table:table-cell>
          <table:table-cell table:number-columns-repeated="992"/>
        </table:table-row>
        <table:table-row table:style-name="ro2">
          <table:table-cell office:value-type="string">
            <text:p>Refractive Shield</text:p>
          </table:table-cell>
          <table:table-cell office:value-type="string">
            <text:p>I</text:p>
          </table:table-cell>
          <table:table-cell office:value-type="string">
            <text:p>Shield</text:p>
          </table:table-cell>
          <table:table-cell office:value-type="string">
            <text:p>Draw 1 card. You may attach this to any Planet you control</text:p>
          </table:table-cell>
          <table:table-cell table:style-name="ce10" table:formula="of:=IF([.F14]&lt;5; 3; IF([.F14]&lt;7; 2; 1))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0" table:formula="of:=CEILING([.F14]/2;1)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number-columns-repeated="3" table:style-name="ce10"/>
          <table:table-cell table:style-name="ce10" office:value-type="float" office:value="2">
            <text:p>2</text:p>
          </table:table-cell>
          <table:table-cell table:number-columns-repeated="4" table:style-name="ce10"/>
          <table:table-cell table:style-name="ce10" office:value-type="float" office:value="1">
            <text:p>1</text:p>
          </table:table-cell>
          <table:table-cell table:number-columns-repeated="5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14]&gt;0;[.B$131]*[.V14];0)+IF([.V14]&gt;0;[.B$143];1)*IF([.Y14]&gt;0;[.B$146];1)*IF([.P14]&gt;0;[.P14];1)*IF([.AA14]=1;[.AA14]*[.B$150];1)*([.I14]*[.B$131]+[.J14]*[.B$132]+[.K14]*[.B$133]+[.L14]*[.B$134]+[.M14]*[.B$136]+[.N14]*[.B$136]+[.O14]*[.B$137]+[.Q14]*[.B$138]+[.R14]*[.B$139]+[.S14]*[.B$140]+[.T14]*[.B$141]+[.U14]*[.B$142]+[.W14]*[.B$144]+[.X14]*[.B$145]+[.AC14]*[.B$151])" office:value-type="float" office:value="2.7">
            <text:p>2.7</text:p>
          </table:table-cell>
          <table:table-cell table:style-name="ce19" table:formula="of:=[.AD14]+[.H14]-IF([.V14]&gt;0;0;[.F14]+[.G14])" office:value-type="float" office:value="0.7">
            <text:p>0.7</text:p>
          </table:table-cell>
          <table:table-cell table:style-name="ce22" table:formula="of:=[.AE14]" office:value-type="float" office:value="0.7">
            <text:p>0.7</text:p>
          </table:table-cell>
          <table:table-cell table:number-columns-repeated="992"/>
        </table:table-row>
        <table:table-row table:style-name="ro2">
          <table:table-cell office:value-type="string">
            <text:p>Varta Cruiser</text:p>
          </table:table-cell>
          <table:table-cell office:value-type="string">
            <text:p>I</text:p>
          </table:table-cell>
          <table:table-cell office:value-type="string">
            <text:p>Fleet</text:p>
          </table:table-cell>
          <table:table-cell/>
          <table:table-cell table:style-name="ce10" table:formula="of:=IF([.F15]&lt;5; 3; IF([.F15]&lt;7; 2; 1))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style-name="ce10" table:formula="of:=CEILING([.F15]/2;1)" office:value-type="float" office:value="3">
            <text:p>3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15]&gt;0;[.B$131]*[.V15];0)+IF([.V15]&gt;0;[.B$143];1)*IF([.Y15]&gt;0;[.B$146];1)*IF([.P15]&gt;0;[.P15];1)*IF([.AA15]=1;[.AA15]*[.B$150];1)*([.I15]*[.B$131]+[.J15]*[.B$132]+[.K15]*[.B$133]+[.L15]*[.B$134]+[.M15]*[.B$136]+[.N15]*[.B$136]+[.O15]*[.B$137]+[.Q15]*[.B$138]+[.R15]*[.B$139]+[.S15]*[.B$140]+[.T15]*[.B$141]+[.U15]*[.B$142]+[.W15]*[.B$144]+[.X15]*[.B$145]+[.AC15]*[.B$151])" office:value-type="float" office:value="0">
            <text:p>0.0</text:p>
          </table:table-cell>
          <table:table-cell table:style-name="ce19" table:formula="of:=[.AD15]+[.H15]-IF([.V15]&gt;0;0;[.F15]+[.G15])" office:value-type="float" office:value="-2">
            <text:p>-2.0</text:p>
          </table:table-cell>
          <table:table-cell table:style-name="ce22" table:formula="of:=[.AE15]" office:value-type="float" office:value="-2">
            <text:p>-2.0</text:p>
          </table:table-cell>
          <table:table-cell table:number-columns-repeated="992"/>
        </table:table-row>
        <table:table-row table:style-name="ro2">
          <table:table-cell office:value-type="string">
            <text:p>Kshatriya Destroyer</text:p>
          </table:table-cell>
          <table:table-cell office:value-type="string">
            <text:p>I</text:p>
          </table:table-cell>
          <table:table-cell office:value-type="string">
            <text:p>Fleet</text:p>
          </table:table-cell>
          <table:table-cell office:value-type="string">
            <text:p>Once per turn: gain 1 Strength for each Energy you have. You do not pay Energy for this effect</text:p>
          </table:table-cell>
          <table:table-cell table:style-name="ce10" table:formula="of:=IF([.F16]&lt;5; 3; IF([.F16]&lt;7; 2; 1))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0" table:formula="of:=CEILING([.F16]/2;1)" office:value-type="float" office:value="3">
            <text:p>3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16]&gt;0;[.B$131]*[.V16];0)+IF([.V16]&gt;0;[.B$143];1)*IF([.Y16]&gt;0;[.B$146];1)*IF([.P16]&gt;0;[.P16];1)*IF([.AA16]=1;[.AA16]*[.B$150];1)*([.I16]*[.B$131]+[.J16]*[.B$132]+[.K16]*[.B$133]+[.L16]*[.B$134]+[.M16]*[.B$136]+[.N16]*[.B$136]+[.O16]*[.B$137]+[.Q16]*[.B$138]+[.R16]*[.B$139]+[.S16]*[.B$140]+[.T16]*[.B$141]+[.U16]*[.B$142]+[.W16]*[.B$144]+[.X16]*[.B$145]+[.AC16]*[.B$151])" office:value-type="float" office:value="0">
            <text:p>0.0</text:p>
          </table:table-cell>
          <table:table-cell table:style-name="ce19" table:formula="of:=[.AD16]+[.H16]-IF([.V16]&gt;0;0;[.F16]+[.G16])" office:value-type="float" office:value="-3">
            <text:p>-3.0</text:p>
          </table:table-cell>
          <table:table-cell table:style-name="ce22" table:formula="of:=[.AE16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 office:value-type="string">
            <text:p>Shiva Cannon</text:p>
          </table:table-cell>
          <table:table-cell office:value-type="string">
            <text:p>I</text:p>
          </table:table-cell>
          <table:table-cell office:value-type="string">
            <text:p>Ship</text:p>
          </table:table-cell>
          <table:table-cell office:value-type="string">
            <text:p>Pay X Energy. Reduce the Strength cost of all Monsters, Planets, and Mercenaries by X this turn</text:p>
          </table:table-cell>
          <table:table-cell table:style-name="ce10" table:formula="of:=IF([.F17]&lt;5; 3; IF([.F17]&lt;7; 2; 1))" office:value-type="float" office:value="1">
            <text:p>1</text:p>
          </table:table-cell>
          <table:table-cell table:style-name="ce10" office:value-type="float" office:value="7">
            <text:p>7</text:p>
          </table:table-cell>
          <table:table-cell table:style-name="ce10"/>
          <table:table-cell table:style-name="ce10" table:formula="of:=CEILING([.F17]/2;1)" office:value-type="float" office:value="4">
            <text:p>4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17]&gt;0;[.B$131]*[.V17];0)+IF([.V17]&gt;0;[.B$143];1)*IF([.Y17]&gt;0;[.B$146];1)*IF([.P17]&gt;0;[.P17];1)*IF([.AA17]=1;[.AA17]*[.B$150];1)*([.I17]*[.B$131]+[.J17]*[.B$132]+[.K17]*[.B$133]+[.L17]*[.B$134]+[.M17]*[.B$136]+[.N17]*[.B$136]+[.O17]*[.B$137]+[.Q17]*[.B$138]+[.R17]*[.B$139]+[.S17]*[.B$140]+[.T17]*[.B$141]+[.U17]*[.B$142]+[.W17]*[.B$144]+[.X17]*[.B$145]+[.AC17]*[.B$151])" office:value-type="float" office:value="0">
            <text:p>0.0</text:p>
          </table:table-cell>
          <table:table-cell table:style-name="ce19" table:formula="of:=[.AD17]+[.H17]-IF([.V17]&gt;0;0;[.F17]+[.G17])" office:value-type="float" office:value="-3">
            <text:p>-3.0</text:p>
          </table:table-cell>
          <table:table-cell table:style-name="ce22" table:formula="of:=[.AE17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 office:value-type="string">
            <text:p>Heavy Bombardment</text:p>
          </table:table-cell>
          <table:table-cell office:value-type="string">
            <text:p>I</text:p>
          </table:table-cell>
          <table:table-cell office:value-type="string">
            <text:p>Fleet</text:p>
          </table:table-cell>
          <table:table-cell office:value-type="string">
            <text:p>Pay X Energy. Gain 2 Strength for each Energy paid</text:p>
          </table:table-cell>
          <table:table-cell table:style-name="ce10" table:formula="of:=IF([.F18]&lt;5; 3; IF([.F18]&lt;7; 2; 1))" office:value-type="float" office:value="1">
            <text:p>1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style-name="ce10" table:formula="of:=CEILING([.F18]/2;1)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number-columns-repeated="4" table:style-name="ce10"/>
          <table:table-cell table:style-name="ce10" office:value-type="float" office:value="3">
            <text:p>3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18]&gt;0;[.B$131]*[.V18];0)+IF([.V18]&gt;0;[.B$143];1)*IF([.Y18]&gt;0;[.B$146];1)*IF([.P18]&gt;0;[.P18];1)*IF([.AA18]=1;[.AA18]*[.B$150];1)*([.I18]*[.B$131]+[.J18]*[.B$132]+[.K18]*[.B$133]+[.L18]*[.B$134]+[.M18]*[.B$136]+[.N18]*[.B$136]+[.O18]*[.B$137]+[.Q18]*[.B$138]+[.R18]*[.B$139]+[.S18]*[.B$140]+[.T18]*[.B$141]+[.U18]*[.B$142]+[.W18]*[.B$144]+[.X18]*[.B$145]+[.AC18]*[.B$151])" office:value-type="float" office:value="6.9">
            <text:p>6.9</text:p>
          </table:table-cell>
          <table:table-cell table:style-name="ce19" table:formula="of:=[.AD18]+[.H18]-IF([.V18]&gt;0;0;[.F18]+[.G18])" office:value-type="float" office:value="2.9">
            <text:p>2.9</text:p>
          </table:table-cell>
          <table:table-cell table:style-name="ce22" table:formula="of:=[.AE18]" office:value-type="float" office:value="2.9">
            <text:p>2.9</text:p>
          </table:table-cell>
          <table:table-cell table:number-columns-repeated="992"/>
        </table:table-row>
        <table:table-row table:style-name="ro2">
          <table:table-cell office:value-type="string">
            <text:p>Quasar Death Laser</text:p>
          </table:table-cell>
          <table:table-cell office:value-type="string">
            <text:p>I</text:p>
          </table:table-cell>
          <table:table-cell office:value-type="string">
            <text:p>Ship</text:p>
          </table:table-cell>
          <table:table-cell office:value-type="string">
            <text:p>Remove a planet from play. Immediately gain Reward equal to its Reward</text:p>
          </table:table-cell>
          <table:table-cell table:style-name="ce10" table:formula="of:=IF([.F19]&lt;5; 3; IF([.F19]&lt;7; 2; 1))" office:value-type="float" office:value="1">
            <text:p>1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style-name="ce10" table:formula="of:=CEILING([.F19]/2;1)" office:value-type="float" office:value="5">
            <text:p>5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 table:formula="of:=[.H95]" office:value-type="float" office:value="5">
            <text:p>5.0</text:p>
          </table:table-cell>
          <table:table-cell table:style-name="ce16" table:formula="of:=IF([.V19]&gt;0;[.B$131]*[.V19];0)+IF([.V19]&gt;0;[.B$143];1)*IF([.Y19]&gt;0;[.B$146];1)*IF([.P19]&gt;0;[.P19];1)*IF([.AA19]=1;[.AA19]*[.B$150];1)*([.I19]*[.B$131]+[.J19]*[.B$132]+[.K19]*[.B$133]+[.L19]*[.B$134]+[.M19]*[.B$136]+[.N19]*[.B$136]+[.O19]*[.B$137]+[.Q19]*[.B$138]+[.R19]*[.B$139]+[.S19]*[.B$140]+[.T19]*[.B$141]+[.U19]*[.B$142]+[.W19]*[.B$144]+[.X19]*[.B$145]+[.AC19]*[.B$151])" office:value-type="float" office:value="5">
            <text:p>5.0</text:p>
          </table:table-cell>
          <table:table-cell table:style-name="ce19" table:formula="of:=[.AD19]+[.H19]-IF([.V19]&gt;0;0;[.F19]+[.G19])" office:value-type="float" office:value="1">
            <text:p>1.0</text:p>
          </table:table-cell>
          <table:table-cell table:style-name="ce22" table:formula="of:=[.AE19]" office:value-type="float" office:value="1">
            <text:p>1.0</text:p>
          </table:table-cell>
          <table:table-cell table:number-columns-repeated="992"/>
        </table:table-row>
        <table:table-row table:style-name="ro2">
          <table:table-cell table:style-name="ce2" office:value-type="string">
            <text:p>Imperium Total</text:p>
          </table:table-cell>
          <table:table-cell table:style-name="ce7" table:number-columns-repeated="3"/>
          <table:table-cell table:style-name="ce11" table:formula="of:=SUM([.E8:.E19])" office:value-type="float" office:value="19">
            <text:p>19</text:p>
          </table:table-cell>
          <table:table-cell table:number-columns-repeated="3" table:style-name="ce11"/>
          <table:table-cell table:style-name="ce11" table:formula="of:=SUM([.I8:.I19])" office:value-type="float" office:value="5">
            <text:p>5</text:p>
          </table:table-cell>
          <table:table-cell table:style-name="ce11" table:formula="of:=SUM([.J8:.J19])" office:value-type="float" office:value="1">
            <text:p>1</text:p>
          </table:table-cell>
          <table:table-cell table:style-name="ce11" table:formula="of:=SUM([.K8:.K19])" office:value-type="float" office:value="11">
            <text:p>11</text:p>
          </table:table-cell>
          <table:table-cell table:style-name="ce11" table:formula="of:=SUM([.L8:.L19])" office:value-type="float" office:value="1">
            <text:p>1</text:p>
          </table:table-cell>
          <table:table-cell table:style-name="ce11" table:formula="of:=SUM([.M8:.M19])" office:value-type="float" office:value="0">
            <text:p>0</text:p>
          </table:table-cell>
          <table:table-cell table:style-name="ce11" table:formula="of:=SUM([.N8:.N19])" office:value-type="float" office:value="0">
            <text:p>0</text:p>
          </table:table-cell>
          <table:table-cell table:style-name="ce11" table:formula="of:=SUM([.O8:.O19])" office:value-type="float" office:value="2">
            <text:p>2</text:p>
          </table:table-cell>
          <table:table-cell table:style-name="ce11" table:formula="of:=SUM([.P8:.P19])" office:value-type="float" office:value="3">
            <text:p>3</text:p>
          </table:table-cell>
          <table:table-cell table:style-name="ce11" table:formula="of:=SUM([.Q8:.Q19])" office:value-type="float" office:value="0">
            <text:p>0</text:p>
          </table:table-cell>
          <table:table-cell table:style-name="ce11" table:formula="of:=SUM([.R8:.R19])" office:value-type="float" office:value="0">
            <text:p>0</text:p>
          </table:table-cell>
          <table:table-cell table:style-name="ce11" table:formula="of:=SUM([.S8:.S19])" office:value-type="float" office:value="0">
            <text:p>0</text:p>
          </table:table-cell>
          <table:table-cell table:style-name="ce11" table:formula="of:=SUM([.T8:.T19])" office:value-type="float" office:value="1">
            <text:p>1</text:p>
          </table:table-cell>
          <table:table-cell table:style-name="ce11" table:formula="of:=SUM([.U8:.U19])" office:value-type="float" office:value="0">
            <text:p>0</text:p>
          </table:table-cell>
          <table:table-cell table:style-name="ce11" table:formula="of:=SUM([.V8:.V19])" office:value-type="float" office:value="1">
            <text:p>1</text:p>
          </table:table-cell>
          <table:table-cell table:style-name="ce11" table:formula="of:=SUM([.W8:.W19])" office:value-type="float" office:value="1">
            <text:p>1</text:p>
          </table:table-cell>
          <table:table-cell table:style-name="ce11" table:formula="of:=SUM([.X8:.X19])" office:value-type="float" office:value="0">
            <text:p>0</text:p>
          </table:table-cell>
          <table:table-cell table:style-name="ce11" table:formula="of:=SUM([.Y8:.Y19])" office:value-type="float" office:value="0">
            <text:p>0</text:p>
          </table:table-cell>
          <table:table-cell table:style-name="ce11" table:formula="of:=SUM([.Z8:.Z19])" office:value-type="float" office:value="1">
            <text:p>1</text:p>
          </table:table-cell>
          <table:table-cell table:style-name="ce11" table:formula="of:=SUM([.AA8:.AA19])" office:value-type="float" office:value="1">
            <text:p>1</text:p>
          </table:table-cell>
          <table:table-cell table:style-name="ce11"/>
          <table:table-cell table:style-name="ce17" table:formula="of:=SUM([.AC8:.AC19])" office:value-type="float" office:value="5">
            <text:p>5.0</text:p>
          </table:table-cell>
          <table:table-cell table:style-name="ce16" table:formula="of:=IF([.V20]&gt;0;[.B$131]*[.V20];0)+IF([.V20]&gt;0;[.B$143];1)*IF([.Y20]&gt;0;[.B$146];1)*IF([.P20]&gt;0;[.P20];1)*IF([.AA20]=1;[.AA20]*[.B$150];1)*([.I20]*[.B$131]+[.J20]*[.B$132]+[.K20]*[.B$133]+[.L20]*[.B$134]+[.M20]*[.B$136]+[.N20]*[.B$136]+[.O20]*[.B$137]+[.Q20]*[.B$138]+[.R20]*[.B$139]+[.S20]*[.B$140]+[.T20]*[.B$141]+[.U20]*[.B$142]+[.W20]*[.B$144]+[.X20]*[.B$145]+[.AC20]*[.B$151])" office:value-type="float" office:value="12.61">
            <text:p>12.6</text:p>
          </table:table-cell>
          <table:table-cell table:style-name="ce19" table:formula="of:=[.AD20]+[.H20]-IF([.V20]&gt;0;0;[.F20]+[.G20])" office:value-type="float" office:value="12.61">
            <text:p>12.6</text:p>
          </table:table-cell>
          <table:table-cell table:style-name="ce22" table:formula="of:=[.AE20]" office:value-type="float" office:value="12.61">
            <text:p>12.6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Sparky</text:p>
            </table:table-cell>
            <table:table-cell office:value-type="string">
              <text:p>BB</text:p>
            </table:table-cell>
            <table:table-cell office:value-type="string">
              <text:p>Ship</text:p>
            </table:table-cell>
            <table:table-cell table:style-name="ce9" office:value-type="string">
              <text:p>Draw 1</text:p>
            </table:table-cell>
            <table:table-cell table:style-name="ce12" table:formula="of:=IF([.F21]&lt;5; 3; IF([.F21]&lt;7; 2; 1))" office:value-type="float" office:value="3">
              <text:p>3</text:p>
            </table:table-cell>
            <table:table-cell table:style-name="ce10" office:value-type="float" office:value="1">
              <text:p>1</text:p>
            </table:table-cell>
            <table:table-cell table:style-name="ce10"/>
            <table:table-cell table:style-name="ce10" table:formula="of:=CEILING([.F21]/2;1)" office:value-type="float" office:value="1">
              <text:p>1</text:p>
            </table:table-cell>
            <table:table-cell table:number-columns-repeated="11" table:style-name="ce10"/>
            <table:table-cell table:style-name="ce10" office:value-type="float" office:value="1">
              <text:p>1</text:p>
            </table:table-cell>
            <table:table-cell table:number-columns-repeated="5" table:style-name="ce10"/>
            <table:table-cell table:style-name="ce10"/>
            <table:table-cell table:style-name="ce10"/>
            <table:table-cell table:style-name="ce10"/>
            <table:table-cell table:style-name="ce16"/>
            <table:table-cell table:style-name="ce16" table:formula="of:=IF([.V21]&gt;0;[.B$131]*[.V21];0)+IF([.V21]&gt;0;[.B$143];1)*IF([.Y21]&gt;0;[.B$146];1)*IF([.P21]&gt;0;[.P21];1)*IF([.AA21]=1;[.AA21]*[.B$150];1)*([.I21]*[.B$131]+[.J21]*[.B$132]+[.K21]*[.B$133]+[.L21]*[.B$134]+[.M21]*[.B$136]+[.N21]*[.B$136]+[.O21]*[.B$137]+[.Q21]*[.B$138]+[.R21]*[.B$139]+[.S21]*[.B$140]+[.T21]*[.B$141]+[.U21]*[.B$142]+[.W21]*[.B$144]+[.X21]*[.B$145]+[.AC21]*[.B$151])" office:value-type="float" office:value="0.8">
              <text:p>0.8</text:p>
            </table:table-cell>
            <table:table-cell table:style-name="ce19" table:formula="of:=[.AD21]+[.H21]-IF([.V21]&gt;0;0;[.F21]+[.G21])" office:value-type="float" office:value="0.8">
              <text:p>0.8</text:p>
            </table:table-cell>
            <table:table-cell table:style-name="ce22" table:formula="of:=[.AE21]+[.AE22]" office:value-type="float" office:value="0.88">
              <text:p>0.9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BB</text:p>
            </table:table-cell>
            <table:table-cell office:value-type="string">
              <text:p>Ability</text:p>
            </table:table-cell>
            <table:table-cell office:value-type="string">
              <text:p>Draw 1</text:p>
            </table:table-cell>
            <table:table-cell table:style-name="ce12"/>
            <table:table-cell table:number-columns-repeated="14" table:style-name="ce10"/>
            <table:table-cell table:number-columns-repeated="2" table:style-name="ce10" office:value-type="float" office:value="1">
              <text:p>1</text:p>
            </table:table-cell>
            <table:table-cell table:number-columns-repeated="4" table:style-name="ce10"/>
            <table:table-cell table:style-name="ce10"/>
            <table:table-cell table:style-name="ce10" office:value-type="float" office:value="1">
              <text:p>1</text:p>
            </table:table-cell>
            <table:table-cell table:style-name="ce10"/>
            <table:table-cell table:style-name="ce16"/>
            <table:table-cell table:style-name="ce16" table:formula="of:=IF([.V22]&gt;0;[.B$131]*[.V22];0)+IF([.V22]&gt;0;[.B$143];1)*IF([.Y22]&gt;0;[.B$146];1)*IF([.P22]&gt;0;[.P22];1)*IF([.AA22]=1;[.AA22]*[.B$150];1)*([.I22]*[.B$131]+[.J22]*[.B$132]+[.K22]*[.B$133]+[.L22]*[.B$134]+[.M22]*[.B$136]+[.N22]*[.B$136]+[.O22]*[.B$137]+[.Q22]*[.B$138]+[.R22]*[.B$139]+[.S22]*[.B$140]+[.T22]*[.B$141]+[.U22]*[.B$142]+[.W22]*[.B$144]+[.X22]*[.B$145]+[.AC22]*[.B$151])" office:value-type="float" office:value="0.08">
              <text:p>0.1</text:p>
            </table:table-cell>
            <table:table-cell table:style-name="ce19" table:formula="of:=[.AD22]+[.H22]-IF([.V22]&gt;0;0;[.F22]+[.G22])" office:value-type="float" office:value="0.08">
              <text:p>0.1</text:p>
            </table:table-cell>
            <table:table-cell table:style-name="ce22"/>
            <table:table-cell table:number-columns-repeated="992"/>
          </table:table-row>
        </table:table-row-group>
        <table:table-row table:style-name="ro2">
          <table:table-cell office:value-type="string">
            <text:p>Recon Bot</text:p>
          </table:table-cell>
          <table:table-cell office:value-type="string">
            <text:p>BB</text:p>
          </table:table-cell>
          <table:table-cell office:value-type="string">
            <text:p>Ship</text:p>
          </table:table-cell>
          <table:table-cell office:value-type="string">
            <text:p>Gain 1 Energy and draw a card</text:p>
          </table:table-cell>
          <table:table-cell table:style-name="ce12" table:formula="of:=IF([.F23]&lt;5; 3; IF([.F23]&lt;7; 2; 1))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table:formula="of:=CEILING([.F23]/2;1)" office:value-type="float" office:value="1">
            <text:p>1</text:p>
          </table:table-cell>
          <table:table-cell table:number-columns-repeated="3" table:style-name="ce10"/>
          <table:table-cell table:style-name="ce10" office:value-type="float" office:value="1">
            <text:p>1</text:p>
          </table:table-cell>
          <table:table-cell table:number-columns-repeated="7" table:style-name="ce10"/>
          <table:table-cell table:style-name="ce10" office:value-type="float" office:value="1">
            <text:p>1</text:p>
          </table:table-cell>
          <table:table-cell table:number-columns-repeated="5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23]&gt;0;[.B$131]*[.V23];0)+IF([.V23]&gt;0;[.B$143];1)*IF([.Y23]&gt;0;[.B$146];1)*IF([.P23]&gt;0;[.P23];1)*IF([.AA23]=1;[.AA23]*[.B$150];1)*([.I23]*[.B$131]+[.J23]*[.B$132]+[.K23]*[.B$133]+[.L23]*[.B$134]+[.M23]*[.B$136]+[.N23]*[.B$136]+[.O23]*[.B$137]+[.Q23]*[.B$138]+[.R23]*[.B$139]+[.S23]*[.B$140]+[.T23]*[.B$141]+[.U23]*[.B$142]+[.W23]*[.B$144]+[.X23]*[.B$145]+[.AC23]*[.B$151])" office:value-type="float" office:value="1.55">
            <text:p>1.6</text:p>
          </table:table-cell>
          <table:table-cell table:style-name="ce19" table:formula="of:=[.AD23]+[.H23]-IF([.V23]&gt;0;0;[.F23]+[.G23])" office:value-type="float" office:value="0.55">
            <text:p>0.5</text:p>
          </table:table-cell>
          <table:table-cell table:style-name="ce22" table:formula="of:=[.AE23]" office:value-type="float" office:value="0.55">
            <text:p>0.5</text:p>
          </table:table-cell>
          <table:table-cell table:number-columns-repeated="992"/>
        </table:table-row>
        <table:table-row table:style-name="ro4">
          <table:table-cell table:style-name="ce1" office:value-type="string">
            <text:p>Ally</text:p>
          </table:table-cell>
          <table:table-cell office:value-type="string">
            <text:p>BB</text:p>
          </table:table-cell>
          <table:table-cell office:value-type="string">
            <text:p>Ability</text:p>
          </table:table-cell>
          <table:table-cell office:value-type="string">
            <text:p>Gain 1 Energy</text:p>
          </table:table-cell>
          <table:table-cell table:style-name="ce12"/>
          <table:table-cell table:style-name="ce10" table:number-columns-repeated="6"/>
          <table:table-cell table:style-name="ce10" office:value-type="float" office:value="1">
            <text:p>1</text:p>
          </table:table-cell>
          <table:table-cell table:style-name="ce10" table:number-columns-repeated="16"/>
          <table:table-cell table:style-name="ce16" table:number-columns-repeated="2"/>
          <table:table-cell table:style-name="ce19"/>
          <table:table-cell table:style-name="ce22"/>
          <table:table-cell table:number-columns-repeated="992"/>
        </table:table-row>
        <table:table-row table:style-name="ro2">
          <table:table-cell office:value-type="string">
            <text:p>343<text:span text:style-name="T1">rd</text:span> Battalion</text:p>
          </table:table-cell>
          <table:table-cell office:value-type="string">
            <text:p>BB</text:p>
          </table:table-cell>
          <table:table-cell office:value-type="string">
            <text:p>Fleet</text:p>
          </table:table-cell>
          <table:table-cell/>
          <table:table-cell table:style-name="ce12" table:formula="of:=IF([.F25]&lt;5; 3; IF([.F25]&lt;7; 2; 1))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CEILING([.F25]/2;1)" office:value-type="float" office:value="2">
            <text:p>2</text:p>
          </table:table-cell>
          <table:table-cell table:number-columns-repeated="2" table:style-name="ce10"/>
          <table:table-cell table:style-name="ce10" office:value-type="float" office:value="1">
            <text:p>1</text:p>
          </table:table-cell>
          <table:table-cell table:number-columns-repeated="14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25]&gt;0;[.B$131]*[.V25];0)+IF([.V25]&gt;0;[.B$143];1)*IF([.Y25]&gt;0;[.B$146];1)*IF([.P25]&gt;0;[.P25];1)*IF([.AA25]=1;[.AA25]*[.B$150];1)*([.I25]*[.B$131]+[.J25]*[.B$132]+[.K25]*[.B$133]+[.L25]*[.B$134]+[.M25]*[.B$136]+[.N25]*[.B$136]+[.O25]*[.B$137]+[.Q25]*[.B$138]+[.R25]*[.B$139]+[.S25]*[.B$140]+[.T25]*[.B$141]+[.U25]*[.B$142]+[.W25]*[.B$144]+[.X25]*[.B$145]+[.AC25]*[.B$151])" office:value-type="float" office:value="1.4">
            <text:p>1.4</text:p>
          </table:table-cell>
          <table:table-cell table:style-name="ce19" table:formula="of:=[.AD25]+[.H25]-IF([.V25]&gt;0;0;[.F25]+[.G25])" office:value-type="float" office:value="0.4">
            <text:p>0.4</text:p>
          </table:table-cell>
          <table:table-cell table:style-name="ce22" table:formula="of:=[.AE25]" office:value-type="float" office:value="0.4">
            <text:p>0.4</text:p>
          </table:table-cell>
          <table:table-cell table:number-columns-repeated="992"/>
        </table:table-row>
        <table:table-row table:style-name="ro2">
          <table:table-cell office:value-type="string">
            <text:p>Sol Cruiser</text:p>
          </table:table-cell>
          <table:table-cell office:value-type="string">
            <text:p>BB</text:p>
          </table:table-cell>
          <table:table-cell office:value-type="string">
            <text:p>Ship</text:p>
          </table:table-cell>
          <table:table-cell/>
          <table:table-cell table:style-name="ce12" table:formula="of:=IF([.F26]&lt;5; 3; IF([.F26]&lt;7; 2; 1))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0" table:formula="of:=CEILING([.F26]/2;1)" office:value-type="float" office:value="2">
            <text:p>2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26]&gt;0;[.B$131]*[.V26];0)+IF([.V26]&gt;0;[.B$143];1)*IF([.Y26]&gt;0;[.B$146];1)*IF([.P26]&gt;0;[.P26];1)*IF([.AA26]=1;[.AA26]*[.B$150];1)*([.I26]*[.B$131]+[.J26]*[.B$132]+[.K26]*[.B$133]+[.L26]*[.B$134]+[.M26]*[.B$136]+[.N26]*[.B$136]+[.O26]*[.B$137]+[.Q26]*[.B$138]+[.R26]*[.B$139]+[.S26]*[.B$140]+[.T26]*[.B$141]+[.U26]*[.B$142]+[.W26]*[.B$144]+[.X26]*[.B$145]+[.AC26]*[.B$151])" office:value-type="float" office:value="0">
            <text:p>0.0</text:p>
          </table:table-cell>
          <table:table-cell table:style-name="ce19" table:formula="of:=[.AD26]+[.H26]-IF([.V26]&gt;0;0;[.F26]+[.G26])" office:value-type="float" office:value="-2">
            <text:p>-2.0</text:p>
          </table:table-cell>
          <table:table-cell table:style-name="ce22" table:formula="of:=[.AE26]" office:value-type="float" office:value="-2">
            <text:p>-2.0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BB</text:p>
          </table:table-cell>
          <table:table-cell table:number-columns-repeated="2"/>
          <table:table-cell table:style-name="ce12"/>
          <table:table-cell table:number-columns-repeated="20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27]&gt;0;[.B$131]*[.V27];0)+IF([.V27]&gt;0;[.B$143];1)*IF([.Y27]&gt;0;[.B$146];1)*IF([.P27]&gt;0;[.P27];1)*IF([.AA27]=1;[.AA27]*[.B$150];1)*([.I27]*[.B$131]+[.J27]*[.B$132]+[.K27]*[.B$133]+[.L27]*[.B$134]+[.M27]*[.B$136]+[.N27]*[.B$136]+[.O27]*[.B$137]+[.Q27]*[.B$138]+[.R27]*[.B$139]+[.S27]*[.B$140]+[.T27]*[.B$141]+[.U27]*[.B$142]+[.W27]*[.B$144]+[.X27]*[.B$145]+[.AC27]*[.B$151])" office:value-type="float" office:value="0">
            <text:p>0.0</text:p>
          </table:table-cell>
          <table:table-cell table:style-name="ce19" table:formula="of:=[.AD27]+[.H27]-IF([.V27]&gt;0;0;[.F27]+[.G27])" office:value-type="float" office:value="0">
            <text:p>0.0</text:p>
          </table:table-cell>
          <table:table-cell table:style-name="ce22"/>
          <table:table-cell table:number-columns-repeated="992"/>
        </table:table-row>
        <table:table-row-group>
          <table:table-row table:style-name="ro2">
            <table:table-cell table:style-name="ce3" office:value-type="string">
              <text:p>Hades Battlebot</text:p>
            </table:table-cell>
            <table:table-cell office:value-type="string">
              <text:p>BB</text:p>
            </table:table-cell>
            <table:table-cell office:value-type="string">
              <text:p>Ship</text:p>
            </table:table-cell>
            <table:table-cell office:value-type="string">
              <text:p>Pay 2 Energy to gain 4 Strength</text:p>
            </table:table-cell>
            <table:table-cell table:style-name="ce12" table:formula="of:=IF([.F28]&lt;5; 3; IF([.F28]&lt;7; 2; 1))" office:value-type="float" office:value="2">
              <text:p>2</text:p>
            </table:table-cell>
            <table:table-cell table:style-name="ce10" office:value-type="float" office:value="5">
              <text:p>5</text:p>
            </table:table-cell>
            <table:table-cell table:style-name="ce10"/>
            <table:table-cell table:style-name="ce10" table:formula="of:=CEILING([.F28]/2;1)" office:value-type="float" office:value="3">
              <text:p>3</text:p>
            </table:table-cell>
            <table:table-cell table:style-name="ce10" office:value-type="float" office:value="2">
              <text:p>2</text:p>
            </table:table-cell>
            <table:table-cell table:style-name="ce10"/>
            <table:table-cell table:style-name="ce10" office:value-type="float" office:value="4">
              <text:p>4</text:p>
            </table:table-cell>
            <table:table-cell table:number-columns-repeated="14" table:style-name="ce10"/>
            <table:table-cell table:style-name="ce10"/>
            <table:table-cell table:style-name="ce10"/>
            <table:table-cell table:style-name="ce10"/>
            <table:table-cell table:style-name="ce16"/>
            <table:table-cell table:style-name="ce16" table:formula="of:=IF([.V28]&gt;0;[.B$131]*[.V28];0)+IF([.V28]&gt;0;[.B$143];1)*IF([.Y28]&gt;0;[.B$146];1)*IF([.P28]&gt;0;[.P28];1)*IF([.AA28]=1;[.AA28]*[.B$150];1)*([.I28]*[.B$131]+[.J28]*[.B$132]+[.K28]*[.B$133]+[.L28]*[.B$134]+[.M28]*[.B$136]+[.N28]*[.B$136]+[.O28]*[.B$137]+[.Q28]*[.B$138]+[.R28]*[.B$139]+[.S28]*[.B$140]+[.T28]*[.B$141]+[.U28]*[.B$142]+[.W28]*[.B$144]+[.X28]*[.B$145]+[.AC28]*[.B$151])" office:value-type="float" office:value="4.6">
              <text:p>4.6</text:p>
            </table:table-cell>
            <table:table-cell table:style-name="ce19" table:formula="of:=[.AD28]+[.H28]-IF([.V28]&gt;0;0;[.F28]+[.G28])" office:value-type="float" office:value="2.6">
              <text:p>2.6</text:p>
            </table:table-cell>
            <table:table-cell table:style-name="ce22" table:formula="of:=[.AE28]+[.AE29]" office:value-type="float" office:value="3.24">
              <text:p>3.2</text:p>
            </table:table-cell>
            <table:table-cell table:number-columns-repeated="992"/>
          </table:table-row>
          <table:table-row table:style-name="ro2">
            <table:table-cell table:style-name="ce4" office:value-type="string">
              <text:p>Ally</text:p>
            </table:table-cell>
            <table:table-cell office:value-type="string">
              <text:p>BB</text:p>
            </table:table-cell>
            <table:table-cell office:value-type="string">
              <text:p>Ally</text:p>
            </table:table-cell>
            <table:table-cell office:value-type="string">
              <text:p>Draw 2 Cards</text:p>
            </table:table-cell>
            <table:table-cell table:style-name="ce12" table:formula="of:=IF([.F29]&lt;5; 3; IF([.F29]&lt;7; 2; 1))" office:value-type="float" office:value="3">
              <text:p>3</text:p>
            </table:table-cell>
            <table:table-cell table:number-columns-repeated="14" table:style-name="ce10"/>
            <table:table-cell table:style-name="ce10" office:value-type="float" office:value="2">
              <text:p>2</text:p>
            </table:table-cell>
            <table:table-cell table:number-columns-repeated="5" table:style-name="ce10"/>
            <table:table-cell table:style-name="ce10"/>
            <table:table-cell table:style-name="ce10" office:value-type="float" office:value="1">
              <text:p>1</text:p>
            </table:table-cell>
            <table:table-cell table:style-name="ce10"/>
            <table:table-cell table:style-name="ce16"/>
            <table:table-cell table:style-name="ce16" table:formula="of:=IF([.V29]&gt;0;[.B$131]*[.V29];0)+IF([.V29]&gt;0;[.B$143];1)*IF([.Y29]&gt;0;[.B$146];1)*IF([.P29]&gt;0;[.P29];1)*IF([.AA29]=1;[.AA29]*[.B$150];1)*([.I29]*[.B$131]+[.J29]*[.B$132]+[.K29]*[.B$133]+[.L29]*[.B$134]+[.M29]*[.B$136]+[.N29]*[.B$136]+[.O29]*[.B$137]+[.Q29]*[.B$138]+[.R29]*[.B$139]+[.S29]*[.B$140]+[.T29]*[.B$141]+[.U29]*[.B$142]+[.W29]*[.B$144]+[.X29]*[.B$145]+[.AC29]*[.B$151])" office:value-type="float" office:value="0.64">
              <text:p>0.6</text:p>
            </table:table-cell>
            <table:table-cell table:style-name="ce19" table:formula="of:=[.AD29]+[.H29]-IF([.V29]&gt;0;0;[.F29]+[.G29])" office:value-type="float" office:value="0.64">
              <text:p>0.6</text:p>
            </table:table-cell>
            <table:table-cell table:style-name="ce22"/>
            <table:table-cell table:number-columns-repeated="992"/>
          </table:table-row>
        </table:table-row-group>
        <table:table-row-group>
          <table:table-row table:style-name="ro2">
            <table:table-cell office:value-type="string">
              <text:p>Titanic Mega-Crusher</text:p>
            </table:table-cell>
            <table:table-cell office:value-type="string">
              <text:p>BB</text:p>
            </table:table-cell>
            <table:table-cell office:value-type="string">
              <text:p>Ship</text:p>
            </table:table-cell>
            <table:table-cell office:value-type="string">
              <text:p>Pay 3 Energy to gain 5 Strength. Upgrade: You may pay 3 Energy to upgrade this into Olympic Crusher</text:p>
            </table:table-cell>
            <table:table-cell table:style-name="ce12" table:formula="of:=IF([.F30]&lt;5; 3; IF([.F30]&lt;7; 2; 1))" office:value-type="float" office:value="2">
              <text:p>2</text:p>
            </table:table-cell>
            <table:table-cell table:style-name="ce10" office:value-type="float" office:value="6">
              <text:p>6</text:p>
            </table:table-cell>
            <table:table-cell table:style-name="ce10"/>
            <table:table-cell table:style-name="ce10" table:formula="of:=CEILING([.F30]/2;1)" office:value-type="float" office:value="3">
              <text:p>3</text:p>
            </table:table-cell>
            <table:table-cell table:style-name="ce10" office:value-type="float" office:value="3">
              <text:p>3</text:p>
            </table:table-cell>
            <table:table-cell table:style-name="ce10"/>
            <table:table-cell table:style-name="ce10" office:value-type="float" office:value="5">
              <text:p>5</text:p>
            </table:table-cell>
            <table:table-cell table:number-columns-repeated="14" table:style-name="ce10"/>
            <table:table-cell table:style-name="ce10"/>
            <table:table-cell table:style-name="ce10"/>
            <table:table-cell table:style-name="ce10"/>
            <table:table-cell table:style-name="ce16"/>
            <table:table-cell table:style-name="ce16" table:formula="of:=IF([.V30]&gt;0;[.B$131]*[.V30];0)+IF([.V30]&gt;0;[.B$143];1)*IF([.Y30]&gt;0;[.B$146];1)*IF([.P30]&gt;0;[.P30];1)*IF([.AA30]=1;[.AA30]*[.B$150];1)*([.I30]*[.B$131]+[.J30]*[.B$132]+[.K30]*[.B$133]+[.L30]*[.B$134]+[.M30]*[.B$136]+[.N30]*[.B$136]+[.O30]*[.B$137]+[.Q30]*[.B$138]+[.R30]*[.B$139]+[.S30]*[.B$140]+[.T30]*[.B$141]+[.U30]*[.B$142]+[.W30]*[.B$144]+[.X30]*[.B$145]+[.AC30]*[.B$151])" office:value-type="float" office:value="5.5">
              <text:p>5.5</text:p>
            </table:table-cell>
            <table:table-cell table:style-name="ce19" table:formula="of:=[.AD30]+[.H30]-IF([.V30]&gt;0;0;[.F30]+[.G30])" office:value-type="float" office:value="2.5">
              <text:p>2.5</text:p>
            </table:table-cell>
            <table:table-cell table:style-name="ce22" table:formula="of:=[.AE30]+[.AE31]+[.AE32]+[.AE33]" office:value-type="float" office:value="5.765">
              <text:p>5.8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BB</text:p>
            </table:table-cell>
            <table:table-cell office:value-type="string">
              <text:p>Ability</text:p>
            </table:table-cell>
            <table:table-cell office:value-type="string">
              <text:p>Draw 1</text:p>
            </table:table-cell>
            <table:table-cell table:style-name="ce12"/>
            <table:table-cell table:number-columns-repeated="14" table:style-name="ce10"/>
            <table:table-cell table:style-name="ce10" office:value-type="float" office:value="1">
              <text:p>1</text:p>
            </table:table-cell>
            <table:table-cell table:number-columns-repeated="5" table:style-name="ce10"/>
            <table:table-cell table:style-name="ce10"/>
            <table:table-cell table:style-name="ce10" office:value-type="float" office:value="1">
              <text:p>1</text:p>
            </table:table-cell>
            <table:table-cell table:style-name="ce10"/>
            <table:table-cell table:style-name="ce16"/>
            <table:table-cell table:style-name="ce16" table:formula="of:=IF([.V31]&gt;0;[.B$131]*[.V31];0)+IF([.V31]&gt;0;[.B$143];1)*IF([.Y31]&gt;0;[.B$146];1)*IF([.P31]&gt;0;[.P31];1)*IF([.AA31]=1;[.AA31]*[.B$150];1)*([.I31]*[.B$131]+[.J31]*[.B$132]+[.K31]*[.B$133]+[.L31]*[.B$134]+[.M31]*[.B$136]+[.N31]*[.B$136]+[.O31]*[.B$137]+[.Q31]*[.B$138]+[.R31]*[.B$139]+[.S31]*[.B$140]+[.T31]*[.B$141]+[.U31]*[.B$142]+[.W31]*[.B$144]+[.X31]*[.B$145]+[.AC31]*[.B$151])" office:value-type="float" office:value="0.32">
              <text:p>0.3</text:p>
            </table:table-cell>
            <table:table-cell table:style-name="ce19" table:formula="of:=[.AD31]+[.H31]-IF([.V31]&gt;0;0;[.F31]+[.G31])" office:value-type="float" office:value="0.32">
              <text:p>0.3</text:p>
            </table:table-cell>
            <table:table-cell table:style-name="ce22"/>
            <table:table-cell table:number-columns-repeated="992"/>
          </table:table-row>
          <table:table-row table:style-name="ro2">
            <table:table-cell table:style-name="ce1" office:value-type="string">
              <text:p>Upgrade: Olympic Giga-Crusher</text:p>
            </table:table-cell>
            <table:table-cell office:value-type="string">
              <text:p>BB</text:p>
            </table:table-cell>
            <table:table-cell office:value-type="string">
              <text:p>Ship</text:p>
            </table:table-cell>
            <table:table-cell office:value-type="string">
              <text:p>Retain. Pay 2 Energy to gain 5 Strength</text:p>
            </table:table-cell>
            <table:table-cell table:style-name="ce12"/>
            <table:table-cell table:number-columns-repeated="2" table:style-name="ce10"/>
            <table:table-cell table:style-name="ce10" office:value-type="float" office:value="1">
              <text:p>1</text:p>
            </table:table-cell>
            <table:table-cell table:style-name="ce10" office:value-type="float" office:value="2">
              <text:p>2</text:p>
            </table:table-cell>
            <table:table-cell table:style-name="ce10"/>
            <table:table-cell table:style-name="ce10" office:value-type="float" office:value="5">
              <text:p>5</text:p>
            </table:table-cell>
            <table:table-cell table:number-columns-repeated="5" table:style-name="ce10"/>
            <table:table-cell table:style-name="ce10" office:value-type="float" office:value="1">
              <text:p>1</text:p>
            </table:table-cell>
            <table:table-cell table:number-columns-repeated="4" table:style-name="ce10"/>
            <table:table-cell table:style-name="ce10" office:value-type="float" office:value="3">
              <text:p>3</text:p>
            </table:table-cell>
            <table:table-cell table:number-columns-repeated="3" table:style-name="ce10"/>
            <table:table-cell table:style-name="ce10"/>
            <table:table-cell table:style-name="ce10"/>
            <table:table-cell table:style-name="ce10"/>
            <table:table-cell table:style-name="ce16"/>
            <table:table-cell table:style-name="ce16" table:formula="of:=IF([.V32]&gt;0;[.B$131]*[.V32];0)+IF([.V32]&gt;0;[.B$143];1)*IF([.Y32]&gt;0;[.B$146];1)*IF([.P32]&gt;0;[.P32];1)*IF([.AA32]=1;[.AA32]*[.B$150];1)*([.I32]*[.B$131]+[.J32]*[.B$132]+[.K32]*[.B$133]+[.L32]*[.B$134]+[.M32]*[.B$136]+[.N32]*[.B$136]+[.O32]*[.B$137]+[.Q32]*[.B$138]+[.R32]*[.B$139]+[.S32]*[.B$140]+[.T32]*[.B$141]+[.U32]*[.B$142]+[.W32]*[.B$144]+[.X32]*[.B$145]+[.AC32]*[.B$151])" office:value-type="float" office:value="1.625">
              <text:p>1.6</text:p>
            </table:table-cell>
            <table:table-cell table:style-name="ce19" table:formula="of:=[.AD32]+[.H32]-IF([.V32]&gt;0;0;[.F32]+[.G32])" office:value-type="float" office:value="2.625">
              <text:p>2.6</text:p>
            </table:table-cell>
            <table:table-cell table:style-name="ce22" table:formula="of:=[.AE32]+[.AE33]" office:value-type="float" office:value="2.945">
              <text:p>2.9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BB</text:p>
            </table:table-cell>
            <table:table-cell office:value-type="string">
              <text:p>Ability</text:p>
            </table:table-cell>
            <table:table-cell office:value-type="string">
              <text:p>Draw 1</text:p>
            </table:table-cell>
            <table:table-cell table:style-name="ce12"/>
            <table:table-cell table:number-columns-repeated="14" table:style-name="ce10"/>
            <table:table-cell table:style-name="ce10" office:value-type="float" office:value="1">
              <text:p>1</text:p>
            </table:table-cell>
            <table:table-cell table:number-columns-repeated="5" table:style-name="ce10"/>
            <table:table-cell table:style-name="ce10"/>
            <table:table-cell table:style-name="ce10" office:value-type="float" office:value="1">
              <text:p>1</text:p>
            </table:table-cell>
            <table:table-cell table:style-name="ce10"/>
            <table:table-cell table:style-name="ce16"/>
            <table:table-cell table:style-name="ce16" table:formula="of:=IF([.V33]&gt;0;[.B$131]*[.V33];0)+IF([.V33]&gt;0;[.B$143];1)*IF([.Y33]&gt;0;[.B$146];1)*IF([.P33]&gt;0;[.P33];1)*IF([.AA33]=1;[.AA33]*[.B$150];1)*([.I33]*[.B$131]+[.J33]*[.B$132]+[.K33]*[.B$133]+[.L33]*[.B$134]+[.M33]*[.B$136]+[.N33]*[.B$136]+[.O33]*[.B$137]+[.Q33]*[.B$138]+[.R33]*[.B$139]+[.S33]*[.B$140]+[.T33]*[.B$141]+[.U33]*[.B$142]+[.W33]*[.B$144]+[.X33]*[.B$145]+[.AC33]*[.B$151])" office:value-type="float" office:value="0.32">
              <text:p>0.3</text:p>
            </table:table-cell>
            <table:table-cell table:style-name="ce19" table:formula="of:=[.AD33]+[.H33]-IF([.V33]&gt;0;0;[.F33]+[.G33])" office:value-type="float" office:value="0.32">
              <text:p>0.3</text:p>
            </table:table-cell>
            <table:table-cell table:style-name="ce22"/>
            <table:table-cell table:number-columns-repeated="992"/>
          </table:table-row>
        </table:table-row-group>
        <table:table-row table:style-name="ro2">
          <table:table-cell/>
          <table:table-cell office:value-type="string">
            <text:p>BB</text:p>
          </table:table-cell>
          <table:table-cell office:value-type="string">
            <text:p>Ship</text:p>
          </table:table-cell>
          <table:table-cell/>
          <table:table-cell table:style-name="ce12" table:formula="of:=IF([.F34]&lt;5; 3; IF([.F34]&lt;7; 2; 1))" office:value-type="float" office:value="1">
            <text:p>1</text:p>
          </table:table-cell>
          <table:table-cell table:style-name="ce10" office:value-type="float" office:value="7">
            <text:p>7</text:p>
          </table:table-cell>
          <table:table-cell table:style-name="ce10"/>
          <table:table-cell table:style-name="ce10" table:formula="of:=CEILING([.F34]/2;1)" office:value-type="float" office:value="4">
            <text:p>4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34]&gt;0;[.B$131]*[.V34];0)+IF([.V34]&gt;0;[.B$143];1)*IF([.Y34]&gt;0;[.B$146];1)*IF([.P34]&gt;0;[.P34];1)*IF([.AA34]=1;[.AA34]*[.B$150];1)*([.I34]*[.B$131]+[.J34]*[.B$132]+[.K34]*[.B$133]+[.L34]*[.B$134]+[.M34]*[.B$136]+[.N34]*[.B$136]+[.O34]*[.B$137]+[.Q34]*[.B$138]+[.R34]*[.B$139]+[.S34]*[.B$140]+[.T34]*[.B$141]+[.U34]*[.B$142]+[.W34]*[.B$144]+[.X34]*[.B$145]+[.AC34]*[.B$151])" office:value-type="float" office:value="0">
            <text:p>0.0</text:p>
          </table:table-cell>
          <table:table-cell table:style-name="ce19" table:formula="of:=[.AD34]+[.H34]-IF([.V34]&gt;0;0;[.F34]+[.G34])" office:value-type="float" office:value="-3">
            <text:p>-3.0</text:p>
          </table:table-cell>
          <table:table-cell table:style-name="ce22" table:formula="of:=[.AE34]" office:value-type="float" office:value="-3">
            <text:p>-3.0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Heracles Killbot</text:p>
            </table:table-cell>
            <table:table-cell office:value-type="string">
              <text:p>BB</text:p>
            </table:table-cell>
            <table:table-cell office:value-type="string">
              <text:p>Ship</text:p>
            </table:table-cell>
            <table:table-cell office:value-type="string">
              <text:p>Gain 5 Energy</text:p>
            </table:table-cell>
            <table:table-cell table:style-name="ce12" table:formula="of:=IF([.F35]&lt;5; 3; IF([.F35]&lt;7; 2; 1))" office:value-type="float" office:value="1">
              <text:p>1</text:p>
            </table:table-cell>
            <table:table-cell table:style-name="ce10" office:value-type="float" office:value="8">
              <text:p>8</text:p>
            </table:table-cell>
            <table:table-cell table:style-name="ce10"/>
            <table:table-cell table:style-name="ce10" table:formula="of:=CEILING([.F35]/2;1)" office:value-type="float" office:value="4">
              <text:p>4</text:p>
            </table:table-cell>
            <table:table-cell table:number-columns-repeated="3" table:style-name="ce10"/>
            <table:table-cell table:style-name="ce10" office:value-type="float" office:value="5">
              <text:p>5</text:p>
            </table:table-cell>
            <table:table-cell table:number-columns-repeated="13" table:style-name="ce10"/>
            <table:table-cell table:style-name="ce10"/>
            <table:table-cell table:style-name="ce10"/>
            <table:table-cell table:style-name="ce10"/>
            <table:table-cell table:style-name="ce16"/>
            <table:table-cell table:style-name="ce16" table:formula="of:=IF([.V35]&gt;0;[.B$131]*[.V35];0)+IF([.V35]&gt;0;[.B$143];1)*IF([.Y35]&gt;0;[.B$146];1)*IF([.P35]&gt;0;[.P35];1)*IF([.AA35]=1;[.AA35]*[.B$150];1)*([.I35]*[.B$131]+[.J35]*[.B$132]+[.K35]*[.B$133]+[.L35]*[.B$134]+[.M35]*[.B$136]+[.N35]*[.B$136]+[.O35]*[.B$137]+[.Q35]*[.B$138]+[.R35]*[.B$139]+[.S35]*[.B$140]+[.T35]*[.B$141]+[.U35]*[.B$142]+[.W35]*[.B$144]+[.X35]*[.B$145]+[.AC35]*[.B$151])" office:value-type="float" office:value="3.75">
              <text:p>3.8</text:p>
            </table:table-cell>
            <table:table-cell table:style-name="ce19" table:formula="of:=[.AD35]+[.H35]-IF([.V35]&gt;0;0;[.F35]+[.G35])" office:value-type="float" office:value="-0.25">
              <text:p>-0.3</text:p>
            </table:table-cell>
            <table:table-cell table:style-name="ce22" table:formula="of:=[.AE35]+[.AE36]" office:value-type="float" office:value="0.71">
              <text:p>0.7</text:p>
            </table:table-cell>
            <table:table-cell office:value-type="string">
              <text:p>Enjoys stabbing</text:p>
            </table:table-cell>
            <table:table-cell table:number-columns-repeated="991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BB</text:p>
            </table:table-cell>
            <table:table-cell office:value-type="string">
              <text:p>Ability</text:p>
            </table:table-cell>
            <table:table-cell office:value-type="string">
              <text:p>Pay X Energy. Draw 1 card for each Energy paid</text:p>
            </table:table-cell>
            <table:table-cell table:style-name="ce12"/>
            <table:table-cell table:number-columns-repeated="3" table:style-name="ce10"/>
            <table:table-cell table:style-name="ce10" office:value-type="float" office:value="1">
              <text:p>1</text:p>
            </table:table-cell>
            <table:table-cell table:number-columns-repeated="6" table:style-name="ce10"/>
            <table:table-cell table:style-name="ce10" office:value-type="float" office:value="8">
              <text:p>8</text:p>
            </table:table-cell>
            <table:table-cell table:number-columns-repeated="3" table:style-name="ce10"/>
            <table:table-cell table:style-name="ce10" office:value-type="float" office:value="1">
              <text:p>1</text:p>
            </table:table-cell>
            <table:table-cell table:number-columns-repeated="5" table:style-name="ce10"/>
            <table:table-cell table:style-name="ce10"/>
            <table:table-cell table:style-name="ce10" office:value-type="float" office:value="1">
              <text:p>1</text:p>
            </table:table-cell>
            <table:table-cell table:style-name="ce10"/>
            <table:table-cell table:style-name="ce16"/>
            <table:table-cell table:style-name="ce16" table:formula="of:=IF([.V36]&gt;0;[.B$131]*[.V36];0)+IF([.V36]&gt;0;[.B$143];1)*IF([.Y36]&gt;0;[.B$146];1)*IF([.P36]&gt;0;[.P36];1)*IF([.AA36]=1;[.AA36]*[.B$150];1)*([.I36]*[.B$131]+[.J36]*[.B$132]+[.K36]*[.B$133]+[.L36]*[.B$134]+[.M36]*[.B$136]+[.N36]*[.B$136]+[.O36]*[.B$137]+[.Q36]*[.B$138]+[.R36]*[.B$139]+[.S36]*[.B$140]+[.T36]*[.B$141]+[.U36]*[.B$142]+[.W36]*[.B$144]+[.X36]*[.B$145]+[.AC36]*[.B$151])" office:value-type="float" office:value="0.96">
              <text:p>1.0</text:p>
            </table:table-cell>
            <table:table-cell table:style-name="ce19" table:formula="of:=[.AD36]+[.H36]-IF([.V36]&gt;0;0;[.F36]+[.G36])" office:value-type="float" office:value="0.96">
              <text:p>1.0</text:p>
            </table:table-cell>
            <table:table-cell table:style-name="ce22"/>
            <table:table-cell table:number-columns-repeated="992"/>
          </table:table-row>
        </table:table-row-group>
        <table:table-row table:style-name="ro2">
          <table:table-cell office:value-type="string">
            <text:p>Primordia the Planet-Creator</text:p>
          </table:table-cell>
          <table:table-cell office:value-type="string">
            <text:p>BB</text:p>
          </table:table-cell>
          <table:table-cell office:value-type="string">
            <text:p>Ship</text:p>
          </table:table-cell>
          <table:table-cell office:value-type="string">
            <text:p>Reveal the top card of the Planet deck. Colonize it for free</text:p>
          </table:table-cell>
          <table:table-cell table:style-name="ce12" table:formula="of:=IF([.F37]&lt;5; 3; IF([.F37]&lt;7; 2; 1))" office:value-type="float" office:value="1">
            <text:p>1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style-name="ce10" table:formula="of:=CEILING([.F37]/2;1)" office:value-type="float" office:value="5">
            <text:p>5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 table:formula="of:=[.H95]" office:value-type="float" office:value="5">
            <text:p>5.0</text:p>
          </table:table-cell>
          <table:table-cell table:style-name="ce16" table:formula="of:=IF([.V37]&gt;0;[.B$131]*[.V37];0)+IF([.V37]&gt;0;[.B$143];1)*IF([.Y37]&gt;0;[.B$146];1)*IF([.P37]&gt;0;[.P37];1)*IF([.AA37]=1;[.AA37]*[.B$150];1)*([.I37]*[.B$131]+[.J37]*[.B$132]+[.K37]*[.B$133]+[.L37]*[.B$134]+[.M37]*[.B$136]+[.N37]*[.B$136]+[.O37]*[.B$137]+[.Q37]*[.B$138]+[.R37]*[.B$139]+[.S37]*[.B$140]+[.T37]*[.B$141]+[.U37]*[.B$142]+[.W37]*[.B$144]+[.X37]*[.B$145]+[.AC37]*[.B$151])" office:value-type="float" office:value="5">
            <text:p>5.0</text:p>
          </table:table-cell>
          <table:table-cell table:style-name="ce19" table:formula="of:=[.AD37]+[.H37]-IF([.V37]&gt;0;0;[.F37]+[.G37])" office:value-type="float" office:value="1">
            <text:p>1.0</text:p>
          </table:table-cell>
          <table:table-cell table:style-name="ce22" table:formula="of:=[.AE37]" office:value-type="float" office:value="1">
            <text:p>1.0</text:p>
          </table:table-cell>
          <table:table-cell table:number-columns-repeated="992"/>
        </table:table-row>
        <table:table-row table:style-name="ro2">
          <table:table-cell table:style-name="ce2" office:value-type="string">
            <text:p>Bot Brigade Total</text:p>
          </table:table-cell>
          <table:table-cell table:style-name="ce7" table:number-columns-repeated="3"/>
          <table:table-cell table:style-name="ce11" table:formula="of:=SUM([.E21:.E37])" office:value-type="float" office:value="22">
            <text:p>22</text:p>
          </table:table-cell>
          <table:table-cell table:number-columns-repeated="3" table:style-name="ce11"/>
          <table:table-cell table:style-name="ce11" table:formula="of:=SUM([.I21:.I37])" office:value-type="float" office:value="8">
            <text:p>8</text:p>
          </table:table-cell>
          <table:table-cell table:style-name="ce11" table:formula="of:=SUM([.J21:.J37])" office:value-type="float" office:value="0">
            <text:p>0</text:p>
          </table:table-cell>
          <table:table-cell table:style-name="ce11" table:formula="of:=SUM([.K21:.K37])" office:value-type="float" office:value="15">
            <text:p>15</text:p>
          </table:table-cell>
          <table:table-cell table:style-name="ce11" table:formula="of:=SUM([.L21:.L37])" office:value-type="float" office:value="7">
            <text:p>7</text:p>
          </table:table-cell>
          <table:table-cell table:style-name="ce11" table:formula="of:=SUM([.M21:.M37])" office:value-type="float" office:value="0">
            <text:p>0</text:p>
          </table:table-cell>
          <table:table-cell table:style-name="ce11" table:formula="of:=SUM([.N21:.N37])" office:value-type="float" office:value="0">
            <text:p>0</text:p>
          </table:table-cell>
          <table:table-cell table:style-name="ce11" table:formula="of:=SUM([.O21:.O37])" office:value-type="float" office:value="0">
            <text:p>0</text:p>
          </table:table-cell>
          <table:table-cell table:style-name="ce11" table:formula="of:=SUM([.P21:.P37])" office:value-type="float" office:value="8">
            <text:p>8</text:p>
          </table:table-cell>
          <table:table-cell table:style-name="ce11" table:formula="of:=SUM([.Q21:.Q37])" office:value-type="float" office:value="1">
            <text:p>1</text:p>
          </table:table-cell>
          <table:table-cell table:style-name="ce11" table:formula="of:=SUM([.R21:.R37])" office:value-type="float" office:value="0">
            <text:p>0</text:p>
          </table:table-cell>
          <table:table-cell table:style-name="ce11" table:formula="of:=SUM([.S21:.S37])" office:value-type="float" office:value="0">
            <text:p>0</text:p>
          </table:table-cell>
          <table:table-cell table:style-name="ce11" table:formula="of:=SUM([.T21:.T37])" office:value-type="float" office:value="8">
            <text:p>8</text:p>
          </table:table-cell>
          <table:table-cell table:style-name="ce11" table:formula="of:=SUM([.U21:.U37])" office:value-type="float" office:value="1">
            <text:p>1</text:p>
          </table:table-cell>
          <table:table-cell table:style-name="ce11" table:formula="of:=SUM([.V21:.V37])" office:value-type="float" office:value="3">
            <text:p>3</text:p>
          </table:table-cell>
          <table:table-cell table:style-name="ce11" table:formula="of:=SUM([.W21:.W37])" office:value-type="float" office:value="0">
            <text:p>0</text:p>
          </table:table-cell>
          <table:table-cell table:style-name="ce11" table:formula="of:=SUM([.X21:.X37])" office:value-type="float" office:value="0">
            <text:p>0</text:p>
          </table:table-cell>
          <table:table-cell table:style-name="ce11" table:formula="of:=SUM([.Y21:.Y37])" office:value-type="float" office:value="0">
            <text:p>0</text:p>
          </table:table-cell>
          <table:table-cell table:style-name="ce11" table:formula="of:=SUM([.Z21:.Z37])" office:value-type="float" office:value="0">
            <text:p>0</text:p>
          </table:table-cell>
          <table:table-cell table:style-name="ce11" table:formula="of:=SUM([.AA21:.AA37])" office:value-type="float" office:value="5">
            <text:p>5</text:p>
          </table:table-cell>
          <table:table-cell table:style-name="ce11"/>
          <table:table-cell table:style-name="ce17" table:formula="of:=SUM([.AC21:.AC37])" office:value-type="float" office:value="5">
            <text:p>5.0</text:p>
          </table:table-cell>
          <table:table-cell table:style-name="ce16" table:formula="of:=IF([.V38]&gt;0;[.B$131]*[.V38];0)+IF([.V38]&gt;0;[.B$143];1)*IF([.Y38]&gt;0;[.B$146];1)*IF([.P38]&gt;0;[.P38];1)*IF([.AA38]=1;[.AA38]*[.B$150];1)*([.I38]*[.B$131]+[.J38]*[.B$132]+[.K38]*[.B$133]+[.L38]*[.B$134]+[.M38]*[.B$136]+[.N38]*[.B$136]+[.O38]*[.B$137]+[.Q38]*[.B$138]+[.R38]*[.B$139]+[.S38]*[.B$140]+[.T38]*[.B$141]+[.U38]*[.B$142]+[.W38]*[.B$144]+[.X38]*[.B$145]+[.AC38]*[.B$151])" office:value-type="float" office:value="131.7">
            <text:p>131.7</text:p>
          </table:table-cell>
          <table:table-cell table:style-name="ce19" table:formula="of:=[.AD38]+[.H38]-IF([.V38]&gt;0;0;[.F38]+[.G38])" office:value-type="float" office:value="131.7">
            <text:p>131.7</text:p>
          </table:table-cell>
          <table:table-cell table:style-name="ce22"/>
          <table:table-cell table:number-columns-repeated="992"/>
        </table:table-row>
        <table:table-row table:style-name="ro4">
          <table:table-cell table:number-columns-repeated="4"/>
          <table:table-cell table:style-name="ce10" table:number-columns-repeated="24"/>
          <table:table-cell table:style-name="ce16" table:number-columns-repeated="2"/>
          <table:table-cell table:style-name="ce19"/>
          <table:table-cell table:style-name="ce22"/>
          <table:table-cell table:number-columns-repeated="992"/>
        </table:table-row>
        <table:table-row table:style-name="ro2">
          <table:table-cell office:value-type="string">
            <text:p>Asteroid Miner</text:p>
          </table:table-cell>
          <table:table-cell office:value-type="string">
            <text:p>S</text:p>
          </table:table-cell>
          <table:table-cell office:value-type="string">
            <text:p>Ship</text:p>
          </table:table-cell>
          <table:table-cell office:value-type="string">
            <text:p>Pay 1 Energy to gain 2 Credits</text:p>
          </table:table-cell>
          <table:table-cell table:style-name="ce10" table:formula="of:=IF([.F40]&lt;5; 3; IF([.F40]&lt;7; 2; 1))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table:formula="of:=CEILING([.F40]/2;1)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15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40]&gt;0;[.B$131]*[.V40];0)+IF([.V40]&gt;0;[.B$143];1)*IF([.Y40]&gt;0;[.B$146];1)*IF([.P40]&gt;0;[.P40];1)*IF([.AA40]=1;[.AA40]*[.B$150];1)*([.I40]*[.B$131]+[.J40]*[.B$132]+[.K40]*[.B$133]+[.L40]*[.B$134]+[.M40]*[.B$136]+[.N40]*[.B$136]+[.O40]*[.B$137]+[.Q40]*[.B$138]+[.R40]*[.B$139]+[.S40]*[.B$140]+[.T40]*[.B$141]+[.U40]*[.B$142]+[.W40]*[.B$144]+[.X40]*[.B$145]+[.AC40]*[.B$151])" office:value-type="float" office:value="1.9">
            <text:p>1.9</text:p>
          </table:table-cell>
          <table:table-cell table:style-name="ce19" table:formula="of:=[.AD40]+[.H40]-IF([.V40]&gt;0;0;[.F40]+[.G40])" office:value-type="float" office:value="1.9">
            <text:p>1.9</text:p>
          </table:table-cell>
          <table:table-cell table:style-name="ce22" table:formula="of:=[.AE40]" office:value-type="float" office:value="1.9">
            <text:p>1.9</text:p>
          </table:table-cell>
          <table:table-cell table:number-columns-repeated="992"/>
        </table:table-row>
        <table:table-row table:style-name="ro2">
          <table:table-cell office:value-type="string">
            <text:p>Aeraria Shield</text:p>
          </table:table-cell>
          <table:table-cell office:value-type="string">
            <text:p>S</text:p>
          </table:table-cell>
          <table:table-cell office:value-type="string">
            <text:p>Shield</text:p>
          </table:table-cell>
          <table:table-cell/>
          <table:table-cell table:style-name="ce10" table:formula="of:=IF([.F41]&lt;5; 3; IF([.F41]&lt;7; 2; 1))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table:formula="of:=CEILING([.F41]/2;1)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5" table:style-name="ce10"/>
          <table:table-cell table:style-name="ce10" office:value-type="float" office:value="2">
            <text:p>2</text:p>
          </table:table-cell>
          <table:table-cell table:number-columns-repeated="4" table:style-name="ce10"/>
          <table:table-cell table:style-name="ce10" office:value-type="float" office:value="1">
            <text:p>1</text:p>
          </table:table-cell>
          <table:table-cell table:number-columns-repeated="5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41]&gt;0;[.B$131]*[.V41];0)+IF([.V41]&gt;0;[.B$143];1)*IF([.Y41]&gt;0;[.B$146];1)*IF([.P41]&gt;0;[.P41];1)*IF([.AA41]=1;[.AA41]*[.B$150];1)*([.I41]*[.B$131]+[.J41]*[.B$132]+[.K41]*[.B$133]+[.L41]*[.B$134]+[.M41]*[.B$136]+[.N41]*[.B$136]+[.O41]*[.B$137]+[.Q41]*[.B$138]+[.R41]*[.B$139]+[.S41]*[.B$140]+[.T41]*[.B$141]+[.U41]*[.B$142]+[.W41]*[.B$144]+[.X41]*[.B$145]+[.AC41]*[.B$151])" office:value-type="float" office:value="1.3">
            <text:p>1.3</text:p>
          </table:table-cell>
          <table:table-cell table:style-name="ce19" table:formula="of:=[.AD41]+[.H41]-IF([.V41]&gt;0;0;[.F41]+[.G41])" office:value-type="float" office:value="0.3">
            <text:p>0.3</text:p>
          </table:table-cell>
          <table:table-cell table:style-name="ce22" table:formula="of:=[.AE41]" office:value-type="float" office:value="0.3">
            <text:p>0.3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New Horizon</text:p>
            </table:table-cell>
            <table:table-cell office:value-type="string">
              <text:p>S</text:p>
            </table:table-cell>
            <table:table-cell office:value-type="string">
              <text:p>Ship</text:p>
            </table:table-cell>
            <table:table-cell office:value-type="string">
              <text:p>Gain 2 Energy</text:p>
            </table:table-cell>
            <table:table-cell table:style-name="ce10" table:formula="of:=IF([.F42]&lt;5; 3; IF([.F42]&lt;7; 2; 1))" office:value-type="float" office:value="3">
              <text:p>3</text:p>
            </table:table-cell>
            <table:table-cell table:style-name="ce10" office:value-type="float" office:value="3">
              <text:p>3</text:p>
            </table:table-cell>
            <table:table-cell table:style-name="ce10"/>
            <table:table-cell table:style-name="ce10" table:formula="of:=CEILING([.F42]/2;1)" office:value-type="float" office:value="2">
              <text:p>2</text:p>
            </table:table-cell>
            <table:table-cell table:number-columns-repeated="3" table:style-name="ce10"/>
            <table:table-cell table:style-name="ce10" office:value-type="float" office:value="2">
              <text:p>2</text:p>
            </table:table-cell>
            <table:table-cell table:number-columns-repeated="13" table:style-name="ce10"/>
            <table:table-cell table:style-name="ce10"/>
            <table:table-cell table:style-name="ce10"/>
            <table:table-cell table:style-name="ce10"/>
            <table:table-cell table:style-name="ce16"/>
            <table:table-cell table:style-name="ce16" table:formula="of:=IF([.V42]&gt;0;[.B$131]*[.V42];0)+IF([.V42]&gt;0;[.B$143];1)*IF([.Y42]&gt;0;[.B$146];1)*IF([.P42]&gt;0;[.P42];1)*IF([.AA42]=1;[.AA42]*[.B$150];1)*([.I42]*[.B$131]+[.J42]*[.B$132]+[.K42]*[.B$133]+[.L42]*[.B$134]+[.M42]*[.B$136]+[.N42]*[.B$136]+[.O42]*[.B$137]+[.Q42]*[.B$138]+[.R42]*[.B$139]+[.S42]*[.B$140]+[.T42]*[.B$141]+[.U42]*[.B$142]+[.W42]*[.B$144]+[.X42]*[.B$145]+[.AC42]*[.B$151])" office:value-type="float" office:value="1.5">
              <text:p>1.5</text:p>
            </table:table-cell>
            <table:table-cell table:style-name="ce19" table:formula="of:=[.AD42]+[.H42]-IF([.V42]&gt;0;0;[.F42]+[.G42])" office:value-type="float" office:value="0.5">
              <text:p>0.5</text:p>
            </table:table-cell>
            <table:table-cell table:style-name="ce22" table:formula="of:=[.AE42]+[.AE43]" office:value-type="float" office:value="1.46">
              <text:p>1.5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</text:p>
            </table:table-cell>
            <table:table-cell office:value-type="string">
              <text:p>Ability</text:p>
            </table:table-cell>
            <table:table-cell office:value-type="string">
              <text:p>Gain 2 Credits</text:p>
            </table:table-cell>
            <table:table-cell table:style-name="ce10"/>
            <table:table-cell table:number-columns-repeated="4" table:style-name="ce10"/>
            <table:table-cell table:style-name="ce10" office:value-type="float" office:value="2">
              <text:p>2</text:p>
            </table:table-cell>
            <table:table-cell table:number-columns-repeated="15" table:style-name="ce10"/>
            <table:table-cell table:style-name="ce10"/>
            <table:table-cell table:style-name="ce10" office:value-type="float" office:value="1">
              <text:p>1</text:p>
            </table:table-cell>
            <table:table-cell table:style-name="ce10"/>
            <table:table-cell table:style-name="ce16"/>
            <table:table-cell table:style-name="ce16" table:formula="of:=IF([.V43]&gt;0;[.B$131]*[.V43];0)+IF([.V43]&gt;0;[.B$143];1)*IF([.Y43]&gt;0;[.B$146];1)*IF([.P43]&gt;0;[.P43];1)*IF([.AA43]=1;[.AA43]*[.B$150];1)*([.I43]*[.B$131]+[.J43]*[.B$132]+[.K43]*[.B$133]+[.L43]*[.B$134]+[.M43]*[.B$136]+[.N43]*[.B$136]+[.O43]*[.B$137]+[.Q43]*[.B$138]+[.R43]*[.B$139]+[.S43]*[.B$140]+[.T43]*[.B$141]+[.U43]*[.B$142]+[.W43]*[.B$144]+[.X43]*[.B$145]+[.AC43]*[.B$151])" office:value-type="float" office:value="0.96">
              <text:p>1.0</text:p>
            </table:table-cell>
            <table:table-cell table:style-name="ce19" table:formula="of:=[.AD43]+[.H43]-IF([.V43]&gt;0;0;[.F43]+[.G43])" office:value-type="float" office:value="0.96">
              <text:p>1.0</text:p>
            </table:table-cell>
            <table:table-cell table:style-name="ce22"/>
            <table:table-cell table:number-columns-repeated="992"/>
          </table:table-row>
        </table:table-row-group>
        <table:table-row table:style-name="ro2">
          <table:table-cell office:value-type="string">
            <text:p>Proton Reflector</text:p>
          </table:table-cell>
          <table:table-cell office:value-type="string">
            <text:p>S</text:p>
          </table:table-cell>
          <table:table-cell office:value-type="string">
            <text:p>Shield</text:p>
          </table:table-cell>
          <table:table-cell/>
          <table:table-cell table:style-name="ce10" table:formula="of:=IF([.F44]&lt;5; 3; IF([.F44]&lt;7; 2; 1))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0" table:formula="of:=CEILING([.F44]/2;1)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number-columns-repeated="3" table:style-name="ce10"/>
          <table:table-cell table:style-name="ce10" office:value-type="float" office:value="3">
            <text:p>3</text:p>
          </table:table-cell>
          <table:table-cell table:number-columns-repeated="4" table:style-name="ce10"/>
          <table:table-cell table:style-name="ce10" office:value-type="float" office:value="1">
            <text:p>1</text:p>
          </table:table-cell>
          <table:table-cell table:number-columns-repeated="5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44]&gt;0;[.B$131]*[.V44];0)+IF([.V44]&gt;0;[.B$143];1)*IF([.Y44]&gt;0;[.B$146];1)*IF([.P44]&gt;0;[.P44];1)*IF([.AA44]=1;[.AA44]*[.B$150];1)*([.I44]*[.B$131]+[.J44]*[.B$132]+[.K44]*[.B$133]+[.L44]*[.B$134]+[.M44]*[.B$136]+[.N44]*[.B$136]+[.O44]*[.B$137]+[.Q44]*[.B$138]+[.R44]*[.B$139]+[.S44]*[.B$140]+[.T44]*[.B$141]+[.U44]*[.B$142]+[.W44]*[.B$144]+[.X44]*[.B$145]+[.AC44]*[.B$151])" office:value-type="float" office:value="3.2">
            <text:p>3.2</text:p>
          </table:table-cell>
          <table:table-cell table:style-name="ce19" table:formula="of:=[.AD44]+[.H44]-IF([.V44]&gt;0;0;[.F44]+[.G44])" office:value-type="float" office:value="1.2">
            <text:p>1.2</text:p>
          </table:table-cell>
          <table:table-cell table:style-name="ce22" table:formula="of:=[.AE44]" office:value-type="float" office:value="1.2">
            <text:p>1.2</text:p>
          </table:table-cell>
          <table:table-cell table:number-columns-repeated="992"/>
        </table:table-row>
        <table:table-row table:style-name="ro2">
          <table:table-cell office:value-type="string">
            <text:p>Shieldmender</text:p>
          </table:table-cell>
          <table:table-cell office:value-type="string">
            <text:p>S</text:p>
          </table:table-cell>
          <table:table-cell office:value-type="string">
            <text:p>Fleet</text:p>
          </table:table-cell>
          <table:table-cell office:value-type="string">
            <text:p>Gain 1 Energy. You may place a Shield from your discard on top of your deck</text:p>
          </table:table-cell>
          <table:table-cell table:style-name="ce10" table:formula="of:=IF([.F45]&lt;5; 3; IF([.F45]&lt;7; 2; 1))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style-name="ce10" table:formula="of:=CEILING([.F45]/2;1)" office:value-type="float" office:value="3">
            <text:p>3</text:p>
          </table:table-cell>
          <table:table-cell table:number-columns-repeated="3" table:style-name="ce10"/>
          <table:table-cell table:style-name="ce10" office:value-type="float" office:value="1">
            <text:p>1</text:p>
          </table:table-cell>
          <table:table-cell table:number-columns-repeated="13" table:style-name="ce10"/>
          <table:table-cell table:style-name="ce10"/>
          <table:table-cell table:style-name="ce10"/>
          <table:table-cell table:style-name="ce10"/>
          <table:table-cell table:style-name="ce16" office:value-type="float" office:value="1.5">
            <text:p>1.5</text:p>
          </table:table-cell>
          <table:table-cell table:style-name="ce16" table:formula="of:=IF([.V45]&gt;0;[.B$131]*[.V45];0)+IF([.V45]&gt;0;[.B$143];1)*IF([.Y45]&gt;0;[.B$146];1)*IF([.P45]&gt;0;[.P45];1)*IF([.AA45]=1;[.AA45]*[.B$150];1)*([.I45]*[.B$131]+[.J45]*[.B$132]+[.K45]*[.B$133]+[.L45]*[.B$134]+[.M45]*[.B$136]+[.N45]*[.B$136]+[.O45]*[.B$137]+[.Q45]*[.B$138]+[.R45]*[.B$139]+[.S45]*[.B$140]+[.T45]*[.B$141]+[.U45]*[.B$142]+[.W45]*[.B$144]+[.X45]*[.B$145]+[.AC45]*[.B$151])" office:value-type="float" office:value="2.25">
            <text:p>2.3</text:p>
          </table:table-cell>
          <table:table-cell table:style-name="ce19" table:formula="of:=[.AD45]+[.H45]-IF([.V45]&gt;0;0;[.F45]+[.G45])" office:value-type="float" office:value="0.25">
            <text:p>0.3</text:p>
          </table:table-cell>
          <table:table-cell table:style-name="ce22" table:formula="of:=[.AE45]+[.AE46]" office:value-type="float" office:value="1.05">
            <text:p>1.1</text:p>
          </table:table-cell>
          <table:table-cell table:number-columns-repeated="992"/>
        </table:table-row>
        <table:table-row table:style-name="ro2">
          <table:table-cell table:style-name="ce1" office:value-type="string">
            <text:p>Ally</text:p>
          </table:table-cell>
          <table:table-cell office:value-type="string">
            <text:p>S</text:p>
          </table:table-cell>
          <table:table-cell office:value-type="string">
            <text:p>Ability</text:p>
          </table:table-cell>
          <table:table-cell office:value-type="string">
            <text:p>Draw 1 card</text:p>
          </table:table-cell>
          <table:table-cell table:style-name="ce10"/>
          <table:table-cell table:number-columns-repeated="14" table:style-name="ce10"/>
          <table:table-cell table:style-name="ce10" office:value-type="float" office:value="1">
            <text:p>1</text:p>
          </table:table-cell>
          <table:table-cell table:number-columns-repeated="5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46]&gt;0;[.B$131]*[.V46];0)+IF([.V46]&gt;0;[.B$143];1)*IF([.Y46]&gt;0;[.B$146];1)*IF([.P46]&gt;0;[.P46];1)*IF([.AA46]=1;[.AA46]*[.B$150];1)*([.I46]*[.B$131]+[.J46]*[.B$132]+[.K46]*[.B$133]+[.L46]*[.B$134]+[.M46]*[.B$136]+[.N46]*[.B$136]+[.O46]*[.B$137]+[.Q46]*[.B$138]+[.R46]*[.B$139]+[.S46]*[.B$140]+[.T46]*[.B$141]+[.U46]*[.B$142]+[.W46]*[.B$144]+[.X46]*[.B$145]+[.AC46]*[.B$151])" office:value-type="float" office:value="0.8">
            <text:p>0.8</text:p>
          </table:table-cell>
          <table:table-cell table:style-name="ce19" table:formula="of:=[.AD46]+[.H46]-IF([.V46]&gt;0;0;[.F46]+[.G46])" office:value-type="float" office:value="0.8">
            <text:p>0.8</text:p>
          </table:table-cell>
          <table:table-cell table:style-name="ce22"/>
          <table:table-cell table:number-columns-repeated="992"/>
        </table:table-row>
        <table:table-row table:style-name="ro2">
          <table:table-cell office:value-type="string">
            <text:p>Hyades Destroyer</text:p>
          </table:table-cell>
          <table:table-cell office:value-type="string">
            <text:p>S</text:p>
          </table:table-cell>
          <table:table-cell office:value-type="string">
            <text:p>Fleet</text:p>
          </table:table-cell>
          <table:table-cell office:value-type="string">
            <text:p>Pay 4 Energy to gain 5 Strength and 2 Energy</text:p>
          </table:table-cell>
          <table:table-cell table:style-name="ce10" table:formula="of:=IF([.F47]&lt;5; 3; IF([.F47]&lt;7; 2; 1))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style-name="ce10" table:formula="of:=CEILING([.F47]/2;1)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number-columns-repeated="13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47]&gt;0;[.B$131]*[.V47];0)+IF([.V47]&gt;0;[.B$143];1)*IF([.Y47]&gt;0;[.B$146];1)*IF([.P47]&gt;0;[.P47];1)*IF([.AA47]=1;[.AA47]*[.B$150];1)*([.I47]*[.B$131]+[.J47]*[.B$132]+[.K47]*[.B$133]+[.L47]*[.B$134]+[.M47]*[.B$136]+[.N47]*[.B$136]+[.O47]*[.B$137]+[.Q47]*[.B$138]+[.R47]*[.B$139]+[.S47]*[.B$140]+[.T47]*[.B$141]+[.U47]*[.B$142]+[.W47]*[.B$144]+[.X47]*[.B$145]+[.AC47]*[.B$151])" office:value-type="float" office:value="6.5">
            <text:p>6.5</text:p>
          </table:table-cell>
          <table:table-cell table:style-name="ce19" table:formula="of:=[.AD47]+[.H47]-IF([.V47]&gt;0;0;[.F47]+[.G47])" office:value-type="float" office:value="4.5">
            <text:p>4.5</text:p>
          </table:table-cell>
          <table:table-cell table:style-name="ce22" table:formula="of:=[.AE47]" office:value-type="float" office:value="4.5">
            <text:p>4.5</text:p>
          </table:table-cell>
          <table:table-cell table:number-columns-repeated="992"/>
        </table:table-row>
        <table:table-row table:style-name="ro2">
          <table:table-cell table:style-name="ce5" office:value-type="string">
            <text:p>Ida Shield</text:p>
          </table:table-cell>
          <table:table-cell office:value-type="string">
            <text:p>S</text:p>
          </table:table-cell>
          <table:table-cell office:value-type="string">
            <text:p>Shield</text:p>
          </table:table-cell>
          <table:table-cell/>
          <table:table-cell table:style-name="ce10" table:formula="of:=IF([.F48]&lt;5; 3; IF([.F48]&lt;7; 2; 1))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0" table:formula="of:=CEILING([.F48]/2;1)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0" office:value-type="float" office:value="4">
            <text:p>4</text:p>
          </table:table-cell>
          <table:table-cell table:number-columns-repeated="4" table:style-name="ce10"/>
          <table:table-cell table:style-name="ce10" office:value-type="float" office:value="1">
            <text:p>1</text:p>
          </table:table-cell>
          <table:table-cell table:number-columns-repeated="5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48]&gt;0;[.B$131]*[.V48];0)+IF([.V48]&gt;0;[.B$143];1)*IF([.Y48]&gt;0;[.B$146];1)*IF([.P48]&gt;0;[.P48];1)*IF([.AA48]=1;[.AA48]*[.B$150];1)*([.I48]*[.B$131]+[.J48]*[.B$132]+[.K48]*[.B$133]+[.L48]*[.B$134]+[.M48]*[.B$136]+[.N48]*[.B$136]+[.O48]*[.B$137]+[.Q48]*[.B$138]+[.R48]*[.B$139]+[.S48]*[.B$140]+[.T48]*[.B$141]+[.U48]*[.B$142]+[.W48]*[.B$144]+[.X48]*[.B$145]+[.AC48]*[.B$151])" office:value-type="float" office:value="3.3">
            <text:p>3.3</text:p>
          </table:table-cell>
          <table:table-cell table:style-name="ce19" table:formula="of:=[.AD48]+[.H48]-IF([.V48]&gt;0;0;[.F48]+[.G48])" office:value-type="float" office:value="0.3">
            <text:p>0.3</text:p>
          </table:table-cell>
          <table:table-cell table:style-name="ce22" table:formula="of:=[.AE48]" office:value-type="float" office:value="0.3">
            <text:p>0.3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Star Gatherer</text:p>
            </table:table-cell>
            <table:table-cell office:value-type="string">
              <text:p>S</text:p>
            </table:table-cell>
            <table:table-cell office:value-type="string">
              <text:p>Ship</text:p>
            </table:table-cell>
            <table:table-cell office:value-type="string">
              <text:p>Pay 2 Energy to gain 5 Credits</text:p>
            </table:table-cell>
            <table:table-cell table:style-name="ce10" table:formula="of:=IF([.F49]&lt;5; 3; IF([.F49]&lt;7; 2; 1))" office:value-type="float" office:value="2">
              <text:p>2</text:p>
            </table:table-cell>
            <table:table-cell table:style-name="ce10" office:value-type="float" office:value="6">
              <text:p>6</text:p>
            </table:table-cell>
            <table:table-cell table:style-name="ce10"/>
            <table:table-cell table:style-name="ce10" table:formula="of:=CEILING([.F49]/2;1)" office:value-type="float" office:value="3">
              <text:p>3</text:p>
            </table:table-cell>
            <table:table-cell table:style-name="ce10" office:value-type="float" office:value="2">
              <text:p>2</text:p>
            </table:table-cell>
            <table:table-cell table:style-name="ce10" office:value-type="float" office:value="5">
              <text:p>5</text:p>
            </table:table-cell>
            <table:table-cell table:number-columns-repeated="15" table:style-name="ce10"/>
            <table:table-cell table:style-name="ce10"/>
            <table:table-cell table:style-name="ce10"/>
            <table:table-cell table:style-name="ce10"/>
            <table:table-cell table:style-name="ce16"/>
            <table:table-cell table:style-name="ce16" table:formula="of:=IF([.V49]&gt;0;[.B$131]*[.V49];0)+IF([.V49]&gt;0;[.B$143];1)*IF([.Y49]&gt;0;[.B$146];1)*IF([.P49]&gt;0;[.P49];1)*IF([.AA49]=1;[.AA49]*[.B$150];1)*([.I49]*[.B$131]+[.J49]*[.B$132]+[.K49]*[.B$133]+[.L49]*[.B$134]+[.M49]*[.B$136]+[.N49]*[.B$136]+[.O49]*[.B$137]+[.Q49]*[.B$138]+[.R49]*[.B$139]+[.S49]*[.B$140]+[.T49]*[.B$141]+[.U49]*[.B$142]+[.W49]*[.B$144]+[.X49]*[.B$145]+[.AC49]*[.B$151])" office:value-type="float" office:value="5">
              <text:p>5.0</text:p>
            </table:table-cell>
            <table:table-cell table:style-name="ce19" table:formula="of:=[.AD49]+[.H49]-IF([.V49]&gt;0;0;[.F49]+[.G49])" office:value-type="float" office:value="2">
              <text:p>2.0</text:p>
            </table:table-cell>
            <table:table-cell table:style-name="ce22" table:formula="of:=[.AE49]+[.AE50]" office:value-type="float" office:value="3.24">
              <text:p>3.2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table:style-name="ce8" office:value-type="string">
              <text:p>S</text:p>
            </table:table-cell>
            <table:table-cell table:style-name="ce8" office:value-type="string">
              <text:p>Ability</text:p>
            </table:table-cell>
            <table:table-cell table:style-name="ce8" office:value-type="string">
              <text:p>Pay 1 Energy to gain 3 Credits</text:p>
            </table:table-cell>
            <table:table-cell table:style-name="ce10"/>
            <table:table-cell table:number-columns-repeated="2" table:style-name="ce13"/>
            <table:table-cell table:style-name="ce10"/>
            <table:table-cell table:style-name="ce13" office:value-type="float" office:value="1">
              <text:p>1</text:p>
            </table:table-cell>
            <table:table-cell table:style-name="ce13" office:value-type="float" office:value="3">
              <text:p>3</text:p>
            </table:table-cell>
            <table:table-cell table:number-columns-repeated="15" table:style-name="ce13"/>
            <table:table-cell table:style-name="ce13"/>
            <table:table-cell table:style-name="ce13" office:value-type="float" office:value="1">
              <text:p>1</text:p>
            </table:table-cell>
            <table:table-cell table:style-name="ce13"/>
            <table:table-cell table:style-name="ce18"/>
            <table:table-cell table:style-name="ce16" table:formula="of:=IF([.V50]&gt;0;[.B$131]*[.V50];0)+IF([.V50]&gt;0;[.B$143];1)*IF([.Y50]&gt;0;[.B$146];1)*IF([.P50]&gt;0;[.P50];1)*IF([.AA50]=1;[.AA50]*[.B$150];1)*([.I50]*[.B$131]+[.J50]*[.B$132]+[.K50]*[.B$133]+[.L50]*[.B$134]+[.M50]*[.B$136]+[.N50]*[.B$136]+[.O50]*[.B$137]+[.Q50]*[.B$138]+[.R50]*[.B$139]+[.S50]*[.B$140]+[.T50]*[.B$141]+[.U50]*[.B$142]+[.W50]*[.B$144]+[.X50]*[.B$145]+[.AC50]*[.B$151])" office:value-type="float" office:value="1.24">
              <text:p>1.2</text:p>
            </table:table-cell>
            <table:table-cell table:style-name="ce19" table:formula="of:=[.AD50]+[.H50]-IF([.V50]&gt;0;0;[.F50]+[.G50])" office:value-type="float" office:value="1.24">
              <text:p>1.2</text:p>
            </table:table-cell>
            <table:table-cell table:style-name="ce23"/>
            <table:table-cell table:style-name="ce8" table:number-columns-repeated="992"/>
          </table:table-row>
        </table:table-row-group>
        <table:table-row table:style-name="ro2">
          <table:table-cell office:value-type="string">
            <text:p>Planetmender</text:p>
          </table:table-cell>
          <table:table-cell office:value-type="string">
            <text:p>S</text:p>
          </table:table-cell>
          <table:table-cell office:value-type="string">
            <text:p>Ship</text:p>
          </table:table-cell>
          <table:table-cell office:value-type="string">
            <text:p>Pay 3 Energy to Heal 3 on any Planet </text:p>
          </table:table-cell>
          <table:table-cell table:style-name="ce10" table:formula="of:=IF([.F51]&lt;5; 3; IF([.F51]&lt;7; 2; 1))" office:value-type="float" office:value="1">
            <text:p>1</text:p>
          </table:table-cell>
          <table:table-cell table:style-name="ce10" office:value-type="float" office:value="7">
            <text:p>7</text:p>
          </table:table-cell>
          <table:table-cell table:style-name="ce10"/>
          <table:table-cell table:style-name="ce10" table:formula="of:=CEILING([.F51]/2;1)" office:value-type="float" office:value="4">
            <text:p>4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51]&gt;0;[.B$131]*[.V51];0)+IF([.V51]&gt;0;[.B$143];1)*IF([.Y51]&gt;0;[.B$146];1)*IF([.P51]&gt;0;[.P51];1)*IF([.AA51]=1;[.AA51]*[.B$150];1)*([.I51]*[.B$131]+[.J51]*[.B$132]+[.K51]*[.B$133]+[.L51]*[.B$134]+[.M51]*[.B$136]+[.N51]*[.B$136]+[.O51]*[.B$137]+[.Q51]*[.B$138]+[.R51]*[.B$139]+[.S51]*[.B$140]+[.T51]*[.B$141]+[.U51]*[.B$142]+[.W51]*[.B$144]+[.X51]*[.B$145]+[.AC51]*[.B$151])" office:value-type="float" office:value="0">
            <text:p>0.0</text:p>
          </table:table-cell>
          <table:table-cell table:style-name="ce19" table:formula="of:=[.AD51]+[.H51]-IF([.V51]&gt;0;0;[.F51]+[.G51])" office:value-type="float" office:value="-3">
            <text:p>-3.0</text:p>
          </table:table-cell>
          <table:table-cell table:style-name="ce22" table:formula="of:=[.AE51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 office:value-type="string">
            <text:p>Black Hole Collector</text:p>
          </table:table-cell>
          <table:table-cell office:value-type="string">
            <text:p>S</text:p>
          </table:table-cell>
          <table:table-cell office:value-type="string">
            <text:p>Fleet</text:p>
          </table:table-cell>
          <table:table-cell office:value-type="string">
            <text:p>Pay X Energy. Gain 2 credits for each energy paid</text:p>
          </table:table-cell>
          <table:table-cell table:style-name="ce10" table:formula="of:=IF([.F52]&lt;5; 3; IF([.F52]&lt;7; 2; 1))" office:value-type="float" office:value="1">
            <text:p>1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style-name="ce10" table:formula="of:=CEILING([.F52]/2;1)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/>
          <table:table-cell table:style-name="ce10" office:value-type="float" office:value="3">
            <text:p>3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52]&gt;0;[.B$131]*[.V52];0)+IF([.V52]&gt;0;[.B$143];1)*IF([.Y52]&gt;0;[.B$146];1)*IF([.P52]&gt;0;[.P52];1)*IF([.AA52]=1;[.AA52]*[.B$150];1)*([.I52]*[.B$131]+[.J52]*[.B$132]+[.K52]*[.B$133]+[.L52]*[.B$134]+[.M52]*[.B$136]+[.N52]*[.B$136]+[.O52]*[.B$137]+[.Q52]*[.B$138]+[.R52]*[.B$139]+[.S52]*[.B$140]+[.T52]*[.B$141]+[.U52]*[.B$142]+[.W52]*[.B$144]+[.X52]*[.B$145]+[.AC52]*[.B$151])" office:value-type="float" office:value="5.7">
            <text:p>5.7</text:p>
          </table:table-cell>
          <table:table-cell table:style-name="ce19" table:formula="of:=[.AD52]+[.H52]-IF([.V52]&gt;0;0;[.F52]+[.G52])" office:value-type="float" office:value="1.7">
            <text:p>1.7</text:p>
          </table:table-cell>
          <table:table-cell table:style-name="ce22" table:formula="of:=[.AE52]" office:value-type="float" office:value="1.7">
            <text:p>1.7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Vega High Command</text:p>
            </table:table-cell>
            <table:table-cell office:value-type="string">
              <text:p>S</text:p>
            </table:table-cell>
            <table:table-cell office:value-type="string">
              <text:p>Fleet</text:p>
            </table:table-cell>
            <table:table-cell office:value-type="string">
              <text:p>You may pay 3 less Credits and 3 less Strength for each planet colonized this turn</text:p>
            </table:table-cell>
            <table:table-cell table:style-name="ce10" table:formula="of:=IF([.F53]&lt;5; 3; IF([.F53]&lt;7; 2; 1))" office:value-type="float" office:value="1">
              <text:p>1</text:p>
            </table:table-cell>
            <table:table-cell table:style-name="ce10" office:value-type="float" office:value="9">
              <text:p>9</text:p>
            </table:table-cell>
            <table:table-cell table:style-name="ce10"/>
            <table:table-cell table:style-name="ce10" table:formula="of:=CEILING([.F53]/2;1)" office:value-type="float" office:value="5">
              <text:p>5</text:p>
            </table:table-cell>
            <table:table-cell table:style-name="ce10"/>
            <table:table-cell table:number-columns-repeated="2" table:style-name="ce10" office:value-type="float" office:value="3">
              <text:p>3</text:p>
            </table:table-cell>
            <table:table-cell table:number-columns-repeated="14" table:style-name="ce10"/>
            <table:table-cell table:style-name="ce10"/>
            <table:table-cell table:style-name="ce10"/>
            <table:table-cell table:style-name="ce10"/>
            <table:table-cell table:style-name="ce16" office:value-type="float" office:value="1">
              <text:p>1.0</text:p>
            </table:table-cell>
            <table:table-cell table:style-name="ce16" table:formula="of:=IF([.V53]&gt;0;[.B$131]*[.V53];0)+IF([.V53]&gt;0;[.B$143];1)*IF([.Y53]&gt;0;[.B$146];1)*IF([.P53]&gt;0;[.P53];1)*IF([.AA53]=1;[.AA53]*[.B$150];1)*([.I53]*[.B$131]+[.J53]*[.B$132]+[.K53]*[.B$133]+[.L53]*[.B$134]+[.M53]*[.B$136]+[.N53]*[.B$136]+[.O53]*[.B$137]+[.Q53]*[.B$138]+[.R53]*[.B$139]+[.S53]*[.B$140]+[.T53]*[.B$141]+[.U53]*[.B$142]+[.W53]*[.B$144]+[.X53]*[.B$145]+[.AC53]*[.B$151])" office:value-type="float" office:value="8.8">
              <text:p>8.8</text:p>
            </table:table-cell>
            <table:table-cell table:style-name="ce19" table:formula="of:=[.AD53]+[.H53]-IF([.V53]&gt;0;0;[.F53]+[.G53])" office:value-type="float" office:value="4.8">
              <text:p>4.8</text:p>
            </table:table-cell>
            <table:table-cell table:style-name="ce22" table:formula="of:=[.AE53]+[.AE54]" office:value-type="float" office:value="5.7">
              <text:p>5.7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</text:p>
            </table:table-cell>
            <table:table-cell office:value-type="string">
              <text:p>Ability</text:p>
            </table:table-cell>
            <table:table-cell office:value-type="string">
              <text:p>Gain 3 Energy</text:p>
            </table:table-cell>
            <table:table-cell table:style-name="ce10"/>
            <table:table-cell table:number-columns-repeated="6" table:style-name="ce10"/>
            <table:table-cell table:style-name="ce10" office:value-type="float" office:value="3">
              <text:p>3</text:p>
            </table:table-cell>
            <table:table-cell table:number-columns-repeated="13" table:style-name="ce10"/>
            <table:table-cell table:style-name="ce10"/>
            <table:table-cell table:style-name="ce10" office:value-type="float" office:value="1">
              <text:p>1</text:p>
            </table:table-cell>
            <table:table-cell table:style-name="ce10"/>
            <table:table-cell table:style-name="ce16"/>
            <table:table-cell table:style-name="ce16" table:formula="of:=IF([.V54]&gt;0;[.B$131]*[.V54];0)+IF([.V54]&gt;0;[.B$143];1)*IF([.Y54]&gt;0;[.B$146];1)*IF([.P54]&gt;0;[.P54];1)*IF([.AA54]=1;[.AA54]*[.B$150];1)*([.I54]*[.B$131]+[.J54]*[.B$132]+[.K54]*[.B$133]+[.L54]*[.B$134]+[.M54]*[.B$136]+[.N54]*[.B$136]+[.O54]*[.B$137]+[.Q54]*[.B$138]+[.R54]*[.B$139]+[.S54]*[.B$140]+[.T54]*[.B$141]+[.U54]*[.B$142]+[.W54]*[.B$144]+[.X54]*[.B$145]+[.AC54]*[.B$151])" office:value-type="float" office:value="0.9">
              <text:p>0.9</text:p>
            </table:table-cell>
            <table:table-cell table:style-name="ce19" table:formula="of:=[.AD54]+[.H54]-IF([.V54]&gt;0;0;[.F54]+[.G54])" office:value-type="float" office:value="0.9">
              <text:p>0.9</text:p>
            </table:table-cell>
            <table:table-cell table:style-name="ce22"/>
            <table:table-cell table:number-columns-repeated="992"/>
          </table:table-row>
        </table:table-row-group>
        <table:table-row table:style-name="ro2">
          <table:table-cell table:style-name="ce2" office:value-type="string">
            <text:p>Stellaria Total</text:p>
          </table:table-cell>
          <table:table-cell table:style-name="ce7" table:number-columns-repeated="3"/>
          <table:table-cell table:style-name="ce11" table:formula="of:=SUM([.E40:.E54])" office:value-type="float" office:value="23">
            <text:p>23</text:p>
          </table:table-cell>
          <table:table-cell table:number-columns-repeated="3" table:style-name="ce11"/>
          <table:table-cell table:style-name="ce11" table:formula="of:=SUM([.I40:.I53])" office:value-type="float" office:value="13">
            <text:p>13</text:p>
          </table:table-cell>
          <table:table-cell table:style-name="ce11" table:formula="of:=SUM([.J40:.J53])" office:value-type="float" office:value="17">
            <text:p>17</text:p>
          </table:table-cell>
          <table:table-cell table:style-name="ce11" table:formula="of:=SUM([.K40:.K53])" office:value-type="float" office:value="9">
            <text:p>9</text:p>
          </table:table-cell>
          <table:table-cell table:style-name="ce11" table:formula="of:=SUM([.L40:.L53])" office:value-type="float" office:value="7">
            <text:p>7</text:p>
          </table:table-cell>
          <table:table-cell table:style-name="ce11" table:formula="of:=SUM([.M40:.M53])" office:value-type="float" office:value="0">
            <text:p>0</text:p>
          </table:table-cell>
          <table:table-cell table:style-name="ce11" table:formula="of:=SUM([.N40:.N53])" office:value-type="float" office:value="0">
            <text:p>0</text:p>
          </table:table-cell>
          <table:table-cell table:style-name="ce11" table:formula="of:=SUM([.O40:.O53])" office:value-type="float" office:value="9">
            <text:p>9</text:p>
          </table:table-cell>
          <table:table-cell table:style-name="ce11" table:formula="of:=SUM([.P40:.P53])" office:value-type="float" office:value="3">
            <text:p>3</text:p>
          </table:table-cell>
          <table:table-cell table:style-name="ce11" table:formula="of:=SUM([.Q40:.Q53])" office:value-type="float" office:value="0">
            <text:p>0</text:p>
          </table:table-cell>
          <table:table-cell table:style-name="ce11" table:formula="of:=SUM([.R40:.R53])" office:value-type="float" office:value="0">
            <text:p>0</text:p>
          </table:table-cell>
          <table:table-cell table:style-name="ce11" table:formula="of:=SUM([.S40:.S53])" office:value-type="float" office:value="0">
            <text:p>0</text:p>
          </table:table-cell>
          <table:table-cell table:style-name="ce11" table:formula="of:=SUM([.T40:.T53])" office:value-type="float" office:value="4">
            <text:p>4</text:p>
          </table:table-cell>
          <table:table-cell table:style-name="ce11" table:formula="of:=SUM([.U40:.U53])" office:value-type="float" office:value="0">
            <text:p>0</text:p>
          </table:table-cell>
          <table:table-cell table:style-name="ce11" table:formula="of:=SUM([.V40:.V53])" office:value-type="float" office:value="0">
            <text:p>0</text:p>
          </table:table-cell>
          <table:table-cell table:style-name="ce11" table:formula="of:=SUM([.W40:.W53])" office:value-type="float" office:value="0">
            <text:p>0</text:p>
          </table:table-cell>
          <table:table-cell table:style-name="ce11" table:formula="of:=SUM([.X40:.X53])" office:value-type="float" office:value="0">
            <text:p>0</text:p>
          </table:table-cell>
          <table:table-cell table:style-name="ce11" table:formula="of:=SUM([.Y40:.Y53])" office:value-type="float" office:value="0">
            <text:p>0</text:p>
          </table:table-cell>
          <table:table-cell table:style-name="ce11" table:formula="of:=SUM([.Z40:.Z53])" office:value-type="float" office:value="0">
            <text:p>0</text:p>
          </table:table-cell>
          <table:table-cell table:style-name="ce11" table:formula="of:=SUM([.AA40:.AA53])" office:value-type="float" office:value="2">
            <text:p>2</text:p>
          </table:table-cell>
          <table:table-cell table:style-name="ce11"/>
          <table:table-cell table:style-name="ce17" table:formula="of:=SUM([.AC40:.AC53])" office:value-type="float" office:value="2.5">
            <text:p>2.5</text:p>
          </table:table-cell>
          <table:table-cell table:style-name="ce16" table:formula="of:=IF([.V55]&gt;0;[.B$131]*[.V55];0)+IF([.V55]&gt;0;[.B$143];1)*IF([.Y55]&gt;0;[.B$146];1)*IF([.P55]&gt;0;[.P55];1)*IF([.AA55]=1;[.AA55]*[.B$150];1)*([.I55]*[.B$131]+[.J55]*[.B$132]+[.K55]*[.B$133]+[.L55]*[.B$134]+[.M55]*[.B$136]+[.N55]*[.B$136]+[.O55]*[.B$137]+[.Q55]*[.B$138]+[.R55]*[.B$139]+[.S55]*[.B$140]+[.T55]*[.B$141]+[.U55]*[.B$142]+[.W55]*[.B$144]+[.X55]*[.B$145]+[.AC55]*[.B$151])" office:value-type="float" office:value="125.85">
            <text:p>125.9</text:p>
          </table:table-cell>
          <table:table-cell table:style-name="ce19" table:formula="of:=[.AD55]+[.H55]-IF([.V55]&gt;0;0;[.F55]+[.G55])" office:value-type="float" office:value="125.85">
            <text:p>125.9</text:p>
          </table:table-cell>
          <table:table-cell table:style-name="ce22" table:formula="of:=[.AE55]" office:value-type="float" office:value="125.85">
            <text:p>125.9</text:p>
          </table:table-cell>
          <table:table-cell table:number-columns-repeated="992"/>
        </table:table-row>
        <table:table-row table:style-name="ro2">
          <table:table-cell office:value-type="string">
            <text:p>“Micky” Micro Cruiser</text:p>
          </table:table-cell>
          <table:table-cell office:value-type="string">
            <text:p>RA</text:p>
          </table:table-cell>
          <table:table-cell office:value-type="string">
            <text:p>Ship</text:p>
          </table:table-cell>
          <table:table-cell office:value-type="string">
            <text:p>Retain. Pay 1 Energy to gain 2 Credits OR 2 Strength</text:p>
          </table:table-cell>
          <table:table-cell table:style-name="ce10" table:formula="of:=IF([.F56]&lt;5; 3; IF([.F56]&lt;7; 2; 1))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table:formula="of:=CEILING([.F56]/2;1)" office:value-type="float" office:value="1">
            <text:p>1</text:p>
          </table:table-cell>
          <table:table-cell table:number-columns-repeated="3" table:style-name="ce10" office:value-type="float" office:value="1">
            <text:p>1</text:p>
          </table:table-cell>
          <table:table-cell table:number-columns-repeated="5" table:style-name="ce10"/>
          <table:table-cell table:style-name="ce10" office:value-type="float" office:value="1">
            <text:p>1</text:p>
          </table:table-cell>
          <table:table-cell table:number-columns-repeated="7"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56]&gt;0;[.B$131]*[.V56];0)+IF([.V56]&gt;0;[.B$143];1)*IF([.Y56]&gt;0;[.B$146];1)*IF([.P56]&gt;0;[.P56];1)*IF([.AA56]=1;[.AA56]*[.B$150];1)*([.I56]*[.B$131]+[.J56]*[.B$132]+[.K56]*[.B$133]+[.L56]*[.B$134]+[.M56]*[.B$136]+[.N56]*[.B$136]+[.O56]*[.B$137]+[.Q56]*[.B$138]+[.R56]*[.B$139]+[.S56]*[.B$140]+[.T56]*[.B$141]+[.U56]*[.B$142]+[.W56]*[.B$144]+[.X56]*[.B$145]+[.AC56]*[.B$151])" office:value-type="float" office:value="1.41">
            <text:p>1.4</text:p>
          </table:table-cell>
          <table:table-cell table:style-name="ce19" table:formula="of:=[.AD56]+[.H56]-IF([.V56]&gt;0;0;[.F56]+[.G56])" office:value-type="float" office:value="1.41">
            <text:p>1.4</text:p>
          </table:table-cell>
          <table:table-cell table:style-name="ce22" table:formula="of:=[.AE56]" office:value-type="float" office:value="1.41">
            <text:p>1.4</text:p>
          </table:table-cell>
          <table:table-cell office:value-type="string">
            <text:p>The copyright force is strong with this one</text:p>
          </table:table-cell>
          <table:table-cell table:number-columns-repeated="991"/>
        </table:table-row>
        <table:table-row table:style-name="ro2">
          <table:table-cell office:value-type="string">
            <text:p>Nebulon Hopper</text:p>
          </table:table-cell>
          <table:table-cell office:value-type="string">
            <text:p>RA</text:p>
          </table:table-cell>
          <table:table-cell office:value-type="string">
            <text:p>Ship</text:p>
          </table:table-cell>
          <table:table-cell office:value-type="string">
            <text:p>Gain 2 Energy. Retain</text:p>
          </table:table-cell>
          <table:table-cell table:style-name="ce10" table:formula="of:=IF([.F57]&lt;5; 3; IF([.F57]&lt;7; 2; 1))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table:formula="of:=CEILING([.F57]/2;1)" office:value-type="float" office:value="1">
            <text:p>1</text:p>
          </table:table-cell>
          <table:table-cell table:number-columns-repeated="3" table:style-name="ce10"/>
          <table:table-cell table:style-name="ce10" office:value-type="float" office:value="2">
            <text:p>2</text:p>
          </table:table-cell>
          <table:table-cell table:number-columns-repeated="4" table:style-name="ce10"/>
          <table:table-cell table:style-name="ce10" office:value-type="float" office:value="1">
            <text:p>1</text:p>
          </table:table-cell>
          <table:table-cell table:number-columns-repeated="6"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57]&gt;0;[.B$131]*[.V57];0)+IF([.V57]&gt;0;[.B$143];1)*IF([.Y57]&gt;0;[.B$146];1)*IF([.P57]&gt;0;[.P57];1)*IF([.AA57]=1;[.AA57]*[.B$150];1)*([.I57]*[.B$131]+[.J57]*[.B$132]+[.K57]*[.B$133]+[.L57]*[.B$134]+[.M57]*[.B$136]+[.N57]*[.B$136]+[.O57]*[.B$137]+[.Q57]*[.B$138]+[.R57]*[.B$139]+[.S57]*[.B$140]+[.T57]*[.B$141]+[.U57]*[.B$142]+[.W57]*[.B$144]+[.X57]*[.B$145]+[.AC57]*[.B$151])" office:value-type="float" office:value="2.6">
            <text:p>2.6</text:p>
          </table:table-cell>
          <table:table-cell table:style-name="ce19" table:formula="of:=[.AD57]+[.H57]-IF([.V57]&gt;0;0;[.F57]+[.G57])" office:value-type="float" office:value="1.6">
            <text:p>1.6</text:p>
          </table:table-cell>
          <table:table-cell table:style-name="ce22" table:formula="of:=[.AE57]" office:value-type="float" office:value="1.6">
            <text:p>1.6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Metallic Hydrogen Supplier</text:p>
            </table:table-cell>
            <table:table-cell office:value-type="string">
              <text:p>RA</text:p>
            </table:table-cell>
            <table:table-cell office:value-type="string">
              <text:p>Ship</text:p>
            </table:table-cell>
            <table:table-cell office:value-type="string">
              <text:p>Pay 1 Energy to gain 2 Credit and you may scrap a card in your hand or discard pile</text:p>
            </table:table-cell>
            <table:table-cell table:style-name="ce10" table:formula="of:=IF([.F58]&lt;5; 3; IF([.F58]&lt;7; 2; 1))" office:value-type="float" office:value="3">
              <text:p>3</text:p>
            </table:table-cell>
            <table:table-cell table:style-name="ce10" office:value-type="float" office:value="3">
              <text:p>3</text:p>
            </table:table-cell>
            <table:table-cell table:style-name="ce10"/>
            <table:table-cell table:style-name="ce10" table:formula="of:=CEILING([.F58]/2;1)" office:value-type="float" office:value="2">
              <text:p>2</text:p>
            </table:table-cell>
            <table:table-cell table:style-name="ce10" office:value-type="float" office:value="1">
              <text:p>1</text:p>
            </table:table-cell>
            <table:table-cell table:style-name="ce10" office:value-type="float" office:value="2">
              <text:p>2</text:p>
            </table:table-cell>
            <table:table-cell table:number-columns-repeated="8" table:style-name="ce10"/>
            <table:table-cell table:style-name="ce10" office:value-type="float" office:value="1">
              <text:p>1</text:p>
            </table:table-cell>
            <table:table-cell table:number-columns-repeated="6" table:style-name="ce10"/>
            <table:table-cell table:style-name="ce10"/>
            <table:table-cell table:style-name="ce10"/>
            <table:table-cell table:style-name="ce10"/>
            <table:table-cell table:style-name="ce16"/>
            <table:table-cell table:style-name="ce16" table:formula="of:=IF([.V58]&gt;0;[.B$131]*[.V58];0)+IF([.V58]&gt;0;[.B$143];1)*IF([.Y58]&gt;0;[.B$146];1)*IF([.P58]&gt;0;[.P58];1)*IF([.AA58]=1;[.AA58]*[.B$150];1)*([.I58]*[.B$131]+[.J58]*[.B$132]+[.K58]*[.B$133]+[.L58]*[.B$134]+[.M58]*[.B$136]+[.N58]*[.B$136]+[.O58]*[.B$137]+[.Q58]*[.B$138]+[.R58]*[.B$139]+[.S58]*[.B$140]+[.T58]*[.B$141]+[.U58]*[.B$142]+[.W58]*[.B$144]+[.X58]*[.B$145]+[.AC58]*[.B$151])" office:value-type="float" office:value="3">
              <text:p>3.0</text:p>
            </table:table-cell>
            <table:table-cell table:style-name="ce19" table:formula="of:=[.AD58]+[.H58]-IF([.V58]&gt;0;0;[.F58]+[.G58])" office:value-type="float" office:value="2">
              <text:p>2.0</text:p>
            </table:table-cell>
            <table:table-cell table:style-name="ce22" table:formula="of:=[.AE58]+[.AE59]" office:value-type="float" office:value="2.24">
              <text:p>2.2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RA</text:p>
            </table:table-cell>
            <table:table-cell office:value-type="string">
              <text:p>Ability</text:p>
            </table:table-cell>
            <table:table-cell office:value-type="string">
              <text:p>Pay 1 Energy to scrap a card in your hand or discard pile</text:p>
            </table:table-cell>
            <table:table-cell table:style-name="ce10"/>
            <table:table-cell table:number-columns-repeated="3" table:style-name="ce10"/>
            <table:table-cell table:style-name="ce10" office:value-type="float" office:value="1">
              <text:p>1</text:p>
            </table:table-cell>
            <table:table-cell table:number-columns-repeated="9" table:style-name="ce10"/>
            <table:table-cell table:style-name="ce10" office:value-type="float" office:value="1">
              <text:p>1</text:p>
            </table:table-cell>
            <table:table-cell table:number-columns-repeated="6" table:style-name="ce10"/>
            <table:table-cell table:style-name="ce10"/>
            <table:table-cell table:style-name="ce10" office:value-type="float" office:value="1">
              <text:p>1</text:p>
            </table:table-cell>
            <table:table-cell table:style-name="ce10"/>
            <table:table-cell table:style-name="ce16"/>
            <table:table-cell table:style-name="ce16" table:formula="of:=IF([.V59]&gt;0;[.B$131]*[.V59];0)+IF([.V59]&gt;0;[.B$143];1)*IF([.Y59]&gt;0;[.B$146];1)*IF([.P59]&gt;0;[.P59];1)*IF([.AA59]=1;[.AA59]*[.B$150];1)*([.I59]*[.B$131]+[.J59]*[.B$132]+[.K59]*[.B$133]+[.L59]*[.B$134]+[.M59]*[.B$136]+[.N59]*[.B$136]+[.O59]*[.B$137]+[.Q59]*[.B$138]+[.R59]*[.B$139]+[.S59]*[.B$140]+[.T59]*[.B$141]+[.U59]*[.B$142]+[.W59]*[.B$144]+[.X59]*[.B$145]+[.AC59]*[.B$151])" office:value-type="float" office:value="0.24">
              <text:p>0.2</text:p>
            </table:table-cell>
            <table:table-cell table:style-name="ce19" table:formula="of:=[.AD59]+[.H59]-IF([.V59]&gt;0;0;[.F59]+[.G59])" office:value-type="float" office:value="0.24">
              <text:p>0.2</text:p>
            </table:table-cell>
            <table:table-cell table:style-name="ce22"/>
            <table:table-cell table:number-columns-repeated="992"/>
          </table:table-row>
        </table:table-row-group>
        <table:table-row table:style-name="ro2">
          <table:table-cell table:style-name="ce6" office:value-type="string">
            <text:p>Magellan Satellite</text:p>
          </table:table-cell>
          <table:table-cell office:value-type="string">
            <text:p>RA</text:p>
          </table:table-cell>
          <table:table-cell office:value-type="string">
            <text:p>Fleet</text:p>
          </table:table-cell>
          <table:table-cell office:value-type="string">
            <text:p>Gain 1 Energy or 2 Credits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0" table:formula="of:=CEILING([.F60]/2;1)" office:value-type="float" office:value="2">
            <text:p>2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60]&gt;0;[.B$131]*[.V60];0)+IF([.V60]&gt;0;[.B$143];1)*IF([.Y60]&gt;0;[.B$146];1)*IF([.P60]&gt;0;[.P60];1)*IF([.AA60]=1;[.AA60]*[.B$150];1)*([.I60]*[.B$131]+[.J60]*[.B$132]+[.K60]*[.B$133]+[.L60]*[.B$134]+[.M60]*[.B$136]+[.N60]*[.B$136]+[.O60]*[.B$137]+[.Q60]*[.B$138]+[.R60]*[.B$139]+[.S60]*[.B$140]+[.T60]*[.B$141]+[.U60]*[.B$142]+[.W60]*[.B$144]+[.X60]*[.B$145]+[.AC60]*[.B$151])" office:value-type="float" office:value="0">
            <text:p>0.0</text:p>
          </table:table-cell>
          <table:table-cell table:style-name="ce19" table:formula="of:=[.AD60]+[.H60]-IF([.V60]&gt;0;0;[.F60]+[.G60])" office:value-type="float" office:value="-2">
            <text:p>-2.0</text:p>
          </table:table-cell>
          <table:table-cell table:style-name="ce22" table:formula="of:=[.AE60]" office:value-type="float" office:value="-2">
            <text:p>-2.0</text:p>
          </table:table-cell>
          <table:table-cell table:number-columns-repeated="992"/>
        </table:table-row>
        <table:table-row-group>
          <table:table-row table:style-name="ro2">
            <table:table-cell/>
            <table:table-cell office:value-type="string">
              <text:p>RA</text:p>
            </table:table-cell>
            <table:table-cell office:value-type="string">
              <text:p>Ship</text:p>
            </table:table-cell>
            <table:table-cell office:value-type="string">
              <text:p>Empower. Gain 3 Credits or 2 Energy</text:p>
            </table:table-cell>
            <table:table-cell table:style-name="ce10" table:formula="of:=IF([.F61]&lt;5; 3; IF([.F61]&lt;7; 2; 1))" office:value-type="float" office:value="3">
              <text:p>3</text:p>
            </table:table-cell>
            <table:table-cell table:style-name="ce10" office:value-type="float" office:value="4">
              <text:p>4</text:p>
            </table:table-cell>
            <table:table-cell table:style-name="ce10"/>
            <table:table-cell table:style-name="ce10" table:formula="of:=CEILING([.F61]/2;1)" office:value-type="float" office:value="2">
              <text:p>2</text:p>
            </table:table-cell>
            <table:table-cell table:style-name="ce10"/>
            <table:table-cell table:style-name="ce10" office:value-type="float" office:value="3">
              <text:p>3</text:p>
            </table:table-cell>
            <table:table-cell table:style-name="ce10"/>
            <table:table-cell table:style-name="ce10" office:value-type="float" office:value="2">
              <text:p>2</text:p>
            </table:table-cell>
            <table:table-cell table:number-columns-repeated="11" table:style-name="ce10"/>
            <table:table-cell table:number-columns-repeated="2" table:style-name="ce10" office:value-type="float" office:value="1">
              <text:p>1</text:p>
            </table:table-cell>
            <table:table-cell table:style-name="ce10"/>
            <table:table-cell table:style-name="ce10"/>
            <table:table-cell table:style-name="ce10"/>
            <table:table-cell table:style-name="ce16"/>
            <table:table-cell table:style-name="ce16" table:formula="of:=IF([.V61]&gt;0;[.B$131]*[.V61];0)+IF([.V61]&gt;0;[.B$143];1)*IF([.Y61]&gt;0;[.B$146];1)*IF([.P61]&gt;0;[.P61];1)*IF([.AA61]=1;[.AA61]*[.B$150];1)*([.I61]*[.B$131]+[.J61]*[.B$132]+[.K61]*[.B$133]+[.L61]*[.B$134]+[.M61]*[.B$136]+[.N61]*[.B$136]+[.O61]*[.B$137]+[.Q61]*[.B$138]+[.R61]*[.B$139]+[.S61]*[.B$140]+[.T61]*[.B$141]+[.U61]*[.B$142]+[.W61]*[.B$144]+[.X61]*[.B$145]+[.AC61]*[.B$151])" office:value-type="float" office:value="3.57">
              <text:p>3.6</text:p>
            </table:table-cell>
            <table:table-cell table:style-name="ce19" table:formula="of:=[.AD61]+[.H61]-IF([.V61]&gt;0;0;[.F61]+[.G61])" office:value-type="float" office:value="1.57">
              <text:p>1.6</text:p>
            </table:table-cell>
            <table:table-cell table:style-name="ce22" table:formula="of:=[.AE61]+[.AE62]" office:value-type="float" office:value="1.87">
              <text:p>1.9</text:p>
            </table:table-cell>
            <table:table-cell table:number-columns-repeated="992"/>
          </table:table-row>
          <table:table-row table:style-name="ro2">
            <table:table-cell/>
            <table:table-cell office:value-type="string">
              <text:p>RA</text:p>
            </table:table-cell>
            <table:table-cell office:value-type="string">
              <text:p>Ability</text:p>
            </table:table-cell>
            <table:table-cell office:value-type="string">
              <text:p>Gain 1 Energy</text:p>
            </table:table-cell>
            <table:table-cell table:style-name="ce10"/>
            <table:table-cell table:number-columns-repeated="6" table:style-name="ce10"/>
            <table:table-cell table:style-name="ce10" office:value-type="float" office:value="1">
              <text:p>1</text:p>
            </table:table-cell>
            <table:table-cell table:number-columns-repeated="13" table:style-name="ce10"/>
            <table:table-cell table:style-name="ce10"/>
            <table:table-cell table:style-name="ce10" office:value-type="float" office:value="1">
              <text:p>1</text:p>
            </table:table-cell>
            <table:table-cell table:style-name="ce10"/>
            <table:table-cell table:style-name="ce16"/>
            <table:table-cell table:style-name="ce16" table:formula="of:=IF([.V62]&gt;0;[.B$131]*[.V62];0)+IF([.V62]&gt;0;[.B$143];1)*IF([.Y62]&gt;0;[.B$146];1)*IF([.P62]&gt;0;[.P62];1)*IF([.AA62]=1;[.AA62]*[.B$150];1)*([.I62]*[.B$131]+[.J62]*[.B$132]+[.K62]*[.B$133]+[.L62]*[.B$134]+[.M62]*[.B$136]+[.N62]*[.B$136]+[.O62]*[.B$137]+[.Q62]*[.B$138]+[.R62]*[.B$139]+[.S62]*[.B$140]+[.T62]*[.B$141]+[.U62]*[.B$142]+[.W62]*[.B$144]+[.X62]*[.B$145]+[.AC62]*[.B$151])" office:value-type="float" office:value="0.3">
              <text:p>0.3</text:p>
            </table:table-cell>
            <table:table-cell table:style-name="ce19" table:formula="of:=[.AD62]+[.H62]-IF([.V62]&gt;0;0;[.F62]+[.G62])" office:value-type="float" office:value="0.3">
              <text:p>0.3</text:p>
            </table:table-cell>
            <table:table-cell table:style-name="ce22"/>
            <table:table-cell table:number-columns-repeated="992"/>
          </table:table-row>
        </table:table-row-group>
        <table:table-row table:style-name="ro2">
          <table:table-cell/>
          <table:table-cell office:value-type="string">
            <text:p>RA</text:p>
          </table:table-cell>
          <table:table-cell/>
          <table:table-cell office:value-type="string">
            <text:p>Retain. Pay 2 Energy to gain 3 Credits or 4 Strength</text:p>
          </table:table-cell>
          <table:table-cell table:style-name="ce10" table:formula="of:=IF([.F63]&lt;5; 3; IF([.F63]&lt;7; 2; 1))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style-name="ce10" table:formula="of:=CEILING([.F63]/2;1)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number-columns-repeated="5" table:style-name="ce10"/>
          <table:table-cell table:style-name="ce10" office:value-type="float" office:value="1">
            <text:p>1</text:p>
          </table:table-cell>
          <table:table-cell table:number-columns-repeated="7"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63]&gt;0;[.B$131]*[.V63];0)+IF([.V63]&gt;0;[.B$143];1)*IF([.Y63]&gt;0;[.B$146];1)*IF([.P63]&gt;0;[.P63];1)*IF([.AA63]=1;[.AA63]*[.B$150];1)*([.I63]*[.B$131]+[.J63]*[.B$132]+[.K63]*[.B$133]+[.L63]*[.B$134]+[.M63]*[.B$136]+[.N63]*[.B$136]+[.O63]*[.B$137]+[.Q63]*[.B$138]+[.R63]*[.B$139]+[.S63]*[.B$140]+[.T63]*[.B$141]+[.U63]*[.B$142]+[.W63]*[.B$144]+[.X63]*[.B$145]+[.AC63]*[.B$151])" office:value-type="float" office:value="5.07">
            <text:p>5.1</text:p>
          </table:table-cell>
          <table:table-cell table:style-name="ce19" table:formula="of:=[.AD63]+[.H63]-IF([.V63]&gt;0;0;[.F63]+[.G63])" office:value-type="float" office:value="3.07">
            <text:p>3.1</text:p>
          </table:table-cell>
          <table:table-cell table:style-name="ce22" table:formula="of:=[.AE63]" office:value-type="float" office:value="3.07">
            <text:p>3.1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RA</text:p>
          </table:table-cell>
          <table:table-cell table:number-columns-repeated="2"/>
          <table:table-cell table:style-name="ce10" table:formula="of:=IF([.F64]&lt;5; 3; IF([.F64]&lt;7; 2; 1))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0" table:formula="of:=CEILING([.F64]/2;1)" office:value-type="float" office:value="3">
            <text:p>3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64]&gt;0;[.B$131]*[.V64];0)+IF([.V64]&gt;0;[.B$143];1)*IF([.Y64]&gt;0;[.B$146];1)*IF([.P64]&gt;0;[.P64];1)*IF([.AA64]=1;[.AA64]*[.B$150];1)*([.I64]*[.B$131]+[.J64]*[.B$132]+[.K64]*[.B$133]+[.L64]*[.B$134]+[.M64]*[.B$136]+[.N64]*[.B$136]+[.O64]*[.B$137]+[.Q64]*[.B$138]+[.R64]*[.B$139]+[.S64]*[.B$140]+[.T64]*[.B$141]+[.U64]*[.B$142]+[.W64]*[.B$144]+[.X64]*[.B$145]+[.AC64]*[.B$151])" office:value-type="float" office:value="0">
            <text:p>0.0</text:p>
          </table:table-cell>
          <table:table-cell table:style-name="ce19" table:formula="of:=[.AD64]+[.H64]-IF([.V64]&gt;0;0;[.F64]+[.G64])" office:value-type="float" office:value="-3">
            <text:p>-3.0</text:p>
          </table:table-cell>
          <table:table-cell table:style-name="ce22" table:formula="of:=[.AE64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RA</text:p>
          </table:table-cell>
          <table:table-cell table:number-columns-repeated="2"/>
          <table:table-cell table:style-name="ce10" table:formula="of:=IF([.F65]&lt;5; 3; IF([.F65]&lt;7; 2; 1))" office:value-type="float" office:value="1">
            <text:p>1</text:p>
          </table:table-cell>
          <table:table-cell table:style-name="ce10" office:value-type="float" office:value="7">
            <text:p>7</text:p>
          </table:table-cell>
          <table:table-cell table:style-name="ce10"/>
          <table:table-cell table:style-name="ce10" table:formula="of:=CEILING([.F65]/2;1)" office:value-type="float" office:value="4">
            <text:p>4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65]&gt;0;[.B$131]*[.V65];0)+IF([.V65]&gt;0;[.B$143];1)*IF([.Y65]&gt;0;[.B$146];1)*IF([.P65]&gt;0;[.P65];1)*IF([.AA65]=1;[.AA65]*[.B$150];1)*([.I65]*[.B$131]+[.J65]*[.B$132]+[.K65]*[.B$133]+[.L65]*[.B$134]+[.M65]*[.B$136]+[.N65]*[.B$136]+[.O65]*[.B$137]+[.Q65]*[.B$138]+[.R65]*[.B$139]+[.S65]*[.B$140]+[.T65]*[.B$141]+[.U65]*[.B$142]+[.W65]*[.B$144]+[.X65]*[.B$145]+[.AC65]*[.B$151])" office:value-type="float" office:value="0">
            <text:p>0.0</text:p>
          </table:table-cell>
          <table:table-cell table:style-name="ce19" table:formula="of:=[.AD65]+[.H65]-IF([.V65]&gt;0;0;[.F65]+[.G65])" office:value-type="float" office:value="-3">
            <text:p>-3.0</text:p>
          </table:table-cell>
          <table:table-cell table:style-name="ce22" table:formula="of:=[.AE65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RA</text:p>
          </table:table-cell>
          <table:table-cell table:number-columns-repeated="2"/>
          <table:table-cell table:style-name="ce10" table:formula="of:=IF([.F66]&lt;5; 3; IF([.F66]&lt;7; 2; 1))" office:value-type="float" office:value="1">
            <text:p>1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style-name="ce10" table:formula="of:=CEILING([.F66]/2;1)" office:value-type="float" office:value="4">
            <text:p>4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66]&gt;0;[.B$131]*[.V66];0)+IF([.V66]&gt;0;[.B$143];1)*IF([.Y66]&gt;0;[.B$146];1)*IF([.P66]&gt;0;[.P66];1)*IF([.AA66]=1;[.AA66]*[.B$150];1)*([.I66]*[.B$131]+[.J66]*[.B$132]+[.K66]*[.B$133]+[.L66]*[.B$134]+[.M66]*[.B$136]+[.N66]*[.B$136]+[.O66]*[.B$137]+[.Q66]*[.B$138]+[.R66]*[.B$139]+[.S66]*[.B$140]+[.T66]*[.B$141]+[.U66]*[.B$142]+[.W66]*[.B$144]+[.X66]*[.B$145]+[.AC66]*[.B$151])" office:value-type="float" office:value="0">
            <text:p>0.0</text:p>
          </table:table-cell>
          <table:table-cell table:style-name="ce19" table:formula="of:=[.AD66]+[.H66]-IF([.V66]&gt;0;0;[.F66]+[.G66])" office:value-type="float" office:value="-4">
            <text:p>-4.0</text:p>
          </table:table-cell>
          <table:table-cell table:style-name="ce22" table:formula="of:=[.AE66]" office:value-type="float" office:value="-4">
            <text:p>-4.0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RA</text:p>
          </table:table-cell>
          <table:table-cell office:value-type="string">
            <text:p>Ship</text:p>
          </table:table-cell>
          <table:table-cell office:value-type="string">
            <text:p>Colonize any planet for free</text:p>
          </table:table-cell>
          <table:table-cell table:style-name="ce10" table:formula="of:=IF([.F67]&lt;5; 3; IF([.F67]&lt;7; 2; 1))" office:value-type="float" office:value="1">
            <text:p>1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style-name="ce10" table:formula="of:=CEILING([.F67]/2;1)" office:value-type="float" office:value="5">
            <text:p>5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 table:formula="of:=[.H95]*1.25" office:value-type="float" office:value="6.25">
            <text:p>6.3</text:p>
          </table:table-cell>
          <table:table-cell table:style-name="ce16" table:formula="of:=IF([.V67]&gt;0;[.B$131]*[.V67];0)+IF([.V67]&gt;0;[.B$143];1)*IF([.Y67]&gt;0;[.B$146];1)*IF([.P67]&gt;0;[.P67];1)*IF([.AA67]=1;[.AA67]*[.B$150];1)*([.I67]*[.B$131]+[.J67]*[.B$132]+[.K67]*[.B$133]+[.L67]*[.B$134]+[.M67]*[.B$136]+[.N67]*[.B$136]+[.O67]*[.B$137]+[.Q67]*[.B$138]+[.R67]*[.B$139]+[.S67]*[.B$140]+[.T67]*[.B$141]+[.U67]*[.B$142]+[.W67]*[.B$144]+[.X67]*[.B$145]+[.AC67]*[.B$151])" office:value-type="float" office:value="6.25">
            <text:p>6.3</text:p>
          </table:table-cell>
          <table:table-cell table:style-name="ce19" table:formula="of:=[.AD67]+[.H67]-IF([.V67]&gt;0;0;[.F67]+[.G67])" office:value-type="float" office:value="2.25">
            <text:p>2.3</text:p>
          </table:table-cell>
          <table:table-cell table:style-name="ce22" table:formula="of:=[.AE67]" office:value-type="float" office:value="2.25">
            <text:p>2.3</text:p>
          </table:table-cell>
          <table:table-cell table:number-columns-repeated="992"/>
        </table:table-row>
        <table:table-row table:style-name="ro2">
          <table:table-cell table:style-name="ce2" office:value-type="string">
            <text:p>Rogue Alliance Total</text:p>
          </table:table-cell>
          <table:table-cell table:style-name="ce7" table:number-columns-repeated="3"/>
          <table:table-cell table:style-name="ce11" table:formula="of:=SUM([.E56:.E67])" office:value-type="float" office:value="21">
            <text:p>21</text:p>
          </table:table-cell>
          <table:table-cell table:number-columns-repeated="3" table:style-name="ce11"/>
          <table:table-cell table:style-name="ce11" table:formula="of:=SUM([.I56:.I67])" office:value-type="float" office:value="5">
            <text:p>5</text:p>
          </table:table-cell>
          <table:table-cell table:style-name="ce11" table:formula="of:=SUM([.J56:.J67])" office:value-type="float" office:value="9">
            <text:p>9</text:p>
          </table:table-cell>
          <table:table-cell table:style-name="ce11" table:formula="of:=SUM([.K56:.K67])" office:value-type="float" office:value="5">
            <text:p>5</text:p>
          </table:table-cell>
          <table:table-cell table:style-name="ce11" table:formula="of:=SUM([.L56:.L67])" office:value-type="float" office:value="5">
            <text:p>5</text:p>
          </table:table-cell>
          <table:table-cell table:style-name="ce11" table:formula="of:=SUM([.M56:.M67])" office:value-type="float" office:value="0">
            <text:p>0</text:p>
          </table:table-cell>
          <table:table-cell table:style-name="ce11" table:formula="of:=SUM([.N56:.N67])" office:value-type="float" office:value="0">
            <text:p>0</text:p>
          </table:table-cell>
          <table:table-cell table:style-name="ce11" table:formula="of:=SUM([.O56:.O67])" office:value-type="float" office:value="0">
            <text:p>0</text:p>
          </table:table-cell>
          <table:table-cell table:style-name="ce11" table:formula="of:=SUM([.P56:.P67])" office:value-type="float" office:value="0">
            <text:p>0</text:p>
          </table:table-cell>
          <table:table-cell table:style-name="ce11" table:formula="of:=SUM([.Q56:.Q67])" office:value-type="float" office:value="3">
            <text:p>3</text:p>
          </table:table-cell>
          <table:table-cell table:style-name="ce11" table:formula="of:=SUM([.R56:.R67])" office:value-type="float" office:value="0">
            <text:p>0</text:p>
          </table:table-cell>
          <table:table-cell table:style-name="ce11" table:formula="of:=SUM([.S56:.S67])" office:value-type="float" office:value="2">
            <text:p>2</text:p>
          </table:table-cell>
          <table:table-cell table:style-name="ce11" table:formula="of:=SUM([.T56:.T67])" office:value-type="float" office:value="0">
            <text:p>0</text:p>
          </table:table-cell>
          <table:table-cell table:style-name="ce11" table:formula="of:=SUM([.U56:.U67])" office:value-type="float" office:value="0">
            <text:p>0</text:p>
          </table:table-cell>
          <table:table-cell table:style-name="ce11" table:formula="of:=SUM([.V56:.V67])" office:value-type="float" office:value="0">
            <text:p>0</text:p>
          </table:table-cell>
          <table:table-cell table:style-name="ce11" table:formula="of:=SUM([.W56:.W67])" office:value-type="float" office:value="0">
            <text:p>0</text:p>
          </table:table-cell>
          <table:table-cell table:style-name="ce11" table:formula="of:=SUM([.X56:.X67])" office:value-type="float" office:value="2">
            <text:p>2</text:p>
          </table:table-cell>
          <table:table-cell table:style-name="ce11" table:formula="of:=SUM([.Y56:.Y67])" office:value-type="float" office:value="3">
            <text:p>3</text:p>
          </table:table-cell>
          <table:table-cell table:style-name="ce11" table:formula="of:=SUM([.Z56:.Z67])" office:value-type="float" office:value="0">
            <text:p>0</text:p>
          </table:table-cell>
          <table:table-cell table:style-name="ce11" table:formula="of:=SUM([.AA56:.AA67])" office:value-type="float" office:value="2">
            <text:p>2</text:p>
          </table:table-cell>
          <table:table-cell table:style-name="ce11"/>
          <table:table-cell table:style-name="ce17" table:formula="of:=SUM([.AC56:.AC67])" office:value-type="float" office:value="6.25">
            <text:p>6.3</text:p>
          </table:table-cell>
          <table:table-cell table:style-name="ce16" table:formula="of:=IF([.V68]&gt;0;[.B$131]*[.V68];0)+IF([.V68]&gt;0;[.B$143];1)*IF([.Y68]&gt;0;[.B$146];1)*IF([.P68]&gt;0;[.P68];1)*IF([.AA68]=1;[.AA68]*[.B$150];1)*([.I68]*[.B$131]+[.J68]*[.B$132]+[.K68]*[.B$133]+[.L68]*[.B$134]+[.M68]*[.B$136]+[.N68]*[.B$136]+[.O68]*[.B$137]+[.Q68]*[.B$138]+[.R68]*[.B$139]+[.S68]*[.B$140]+[.T68]*[.B$141]+[.U68]*[.B$142]+[.W68]*[.B$144]+[.X68]*[.B$145]+[.AC68]*[.B$151])" office:value-type="float" office:value="17.97">
            <text:p>18.0</text:p>
          </table:table-cell>
          <table:table-cell table:style-name="ce19" table:formula="of:=[.AD68]+[.H68]-IF([.V68]&gt;0;0;[.F68]+[.G68])" office:value-type="float" office:value="17.97">
            <text:p>18.0</text:p>
          </table:table-cell>
          <table:table-cell table:style-name="ce22" table:formula="of:=[.AE68]" office:value-type="float" office:value="17.97">
            <text:p>18.0</text:p>
          </table:table-cell>
          <table:table-cell table:number-columns-repeated="992"/>
        </table:table-row>
        <table:table-row table:style-name="ro2">
          <table:table-cell office:value-type="string">
            <text:p>Planets</text:p>
          </table:table-cell>
          <table:table-cell table:number-columns-repeated="3"/>
          <table:table-cell table:style-name="ce10"/>
          <table:table-cell table:number-columns-repeated="20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69]&gt;0;[.B$131]*[.V69];0)+IF([.V69]&gt;0;[.B$143];1)*IF([.Y69]&gt;0;[.B$146];1)*IF([.P69]&gt;0;[.P69];1)*IF([.AA69]=1;[.AA69]*[.B$150];1)*([.I69]*[.B$131]+[.J69]*[.B$132]+[.K69]*[.B$133]+[.L69]*[.B$134]+[.M69]*[.B$136]+[.N69]*[.B$136]+[.O69]*[.B$137]+[.Q69]*[.B$138]+[.R69]*[.B$139]+[.S69]*[.B$140]+[.T69]*[.B$141]+[.U69]*[.B$142]+[.W69]*[.B$144]+[.X69]*[.B$145]+[.AC69]*[.B$151])" office:value-type="float" office:value="0">
            <text:p>0.0</text:p>
          </table:table-cell>
          <table:table-cell table:style-name="ce19" table:formula="of:=[.AD69]+[.H69]-IF([.V69]&gt;0;0;[.F69]+[.G69])" office:value-type="float" office:value="0">
            <text:p>0.0</text:p>
          </table:table-cell>
          <table:table-cell table:style-name="ce22" table:formula="of:=[.AE69]" office:value-type="float" office:value="0">
            <text:p>0.0</text:p>
          </table:table-cell>
          <table:table-cell table:number-columns-repeated="992"/>
        </table:table-row>
        <table:table-row table:style-name="ro2">
          <table:table-cell office:value-type="string">
            <text:p>Umbrian Asteroid Belt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4">
            <text:p>4</text:p>
          </table:table-cell>
          <table:table-cell table:style-name="ce10" table:formula="of:=CEILING(([.F70]+[.G70])*0.5;1)" office:value-type="float" office:value="2">
            <text:p>2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number-columns-repeated="4" table:style-name="ce10"/>
          <table:table-cell table:style-name="ce10" table:formula="of:=CEILING(([.F70]+[.G70] - 1)/3;1)" office:value-type="float" office:value="1">
            <text:p>1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70]&gt;0;[.B$131]*[.V70];0)+IF([.V70]&gt;0;[.B$143];1)*IF([.Y70]&gt;0;[.B$146];1)*IF([.P70]&gt;0;[.P70];1)*IF([.AA70]=1;[.AA70]*[.B$150];1)*([.I70]*[.B$131]+[.J70]*[.B$132]+[.K70]*[.B$133]+[.L70]*[.B$134]+[.M70]*[.B$136]+[.N70]*[.B$136]+[.O70]*[.B$137]+[.Q70]*[.B$138]+[.R70]*[.B$139]+[.S70]*[.B$140]+[.T70]*[.B$141]+[.U70]*[.B$142]+[.W70]*[.B$144]+[.X70]*[.B$145]+[.AC70]*[.B$151])" office:value-type="float" office:value="1.7">
            <text:p>1.7</text:p>
          </table:table-cell>
          <table:table-cell table:style-name="ce19" table:formula="of:=[.AD70]+[.H70]-IF([.V70]&gt;0;0;[.F70]+[.G70])" office:value-type="float" office:value="-0.3">
            <text:p>-0.3</text:p>
          </table:table-cell>
          <table:table-cell table:style-name="ce22" table:formula="of:=[.AE70]" office:value-type="float" office:value="-0.3">
            <text:p>-0.3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Pluton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4">
            <text:p>4</text:p>
          </table:table-cell>
          <table:table-cell table:style-name="ce10" table:formula="of:=CEILING(([.F71]+[.G71])*0.5;1)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4" table:style-name="ce10"/>
          <table:table-cell table:style-name="ce10" table:formula="of:=CEILING(([.F71]+[.G71] - 1)/3;1)" office:value-type="float" office:value="1">
            <text:p>1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71]&gt;0;[.B$131]*[.V71];0)+IF([.V71]&gt;0;[.B$143];1)*IF([.Y71]&gt;0;[.B$146];1)*IF([.P71]&gt;0;[.P71];1)*IF([.AA71]=1;[.AA71]*[.B$150];1)*([.I71]*[.B$131]+[.J71]*[.B$132]+[.K71]*[.B$133]+[.L71]*[.B$134]+[.M71]*[.B$136]+[.N71]*[.B$136]+[.O71]*[.B$137]+[.Q71]*[.B$138]+[.R71]*[.B$139]+[.S71]*[.B$140]+[.T71]*[.B$141]+[.U71]*[.B$142]+[.W71]*[.B$144]+[.X71]*[.B$145]+[.AC71]*[.B$151])" office:value-type="float" office:value="2.4">
            <text:p>2.4</text:p>
          </table:table-cell>
          <table:table-cell table:style-name="ce19" table:formula="of:=[.AD71]+[.H71]-IF([.V71]&gt;0;0;[.F71]+[.G71])" office:value-type="float" office:value="0.4">
            <text:p>0.4</text:p>
          </table:table-cell>
          <table:table-cell table:style-name="ce22" table:formula="of:=[.AE71]" office:value-type="float" office:value="0.4">
            <text:p>0.4</text:p>
          </table:table-cell>
          <table:table-cell/>
          <table:table-cell office:value-type="string">
            <text:p>Pluto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Ringworld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 table:formula="of:=CEILING(([.F72]+[.G72])*0.5;1)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number-columns-repeated="3" table:style-name="ce10"/>
          <table:table-cell table:style-name="ce10" table:formula="of:=CEILING(([.F72]+[.G72] - 1)/3;1)" office:value-type="float" office:value="2">
            <text:p>2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72]&gt;0;[.B$131]*[.V72];0)+IF([.V72]&gt;0;[.B$143];1)*IF([.Y72]&gt;0;[.B$146];1)*IF([.P72]&gt;0;[.P72];1)*IF([.AA72]=1;[.AA72]*[.B$150];1)*([.I72]*[.B$131]+[.J72]*[.B$132]+[.K72]*[.B$133]+[.L72]*[.B$134]+[.M72]*[.B$136]+[.N72]*[.B$136]+[.O72]*[.B$137]+[.Q72]*[.B$138]+[.R72]*[.B$139]+[.S72]*[.B$140]+[.T72]*[.B$141]+[.U72]*[.B$142]+[.W72]*[.B$144]+[.X72]*[.B$145]+[.AC72]*[.B$151])" office:value-type="float" office:value="3.3">
            <text:p>3.3</text:p>
          </table:table-cell>
          <table:table-cell table:style-name="ce19" table:formula="of:=[.AD72]+[.H72]-IF([.V72]&gt;0;0;[.F72]+[.G72])" office:value-type="float" office:value="1.3">
            <text:p>1.3</text:p>
          </table:table-cell>
          <table:table-cell table:style-name="ce22" table:formula="of:=[.AE72]" office:value-type="float" office:value="1.3">
            <text:p>1.3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Proxima Centauri 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6">
            <text:p>6</text:p>
          </table:table-cell>
          <table:table-cell table:style-name="ce10" table:formula="of:=CEILING(([.F73]+[.G73])*0.5;1)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table:formula="of:=CEILING(([.F73]+[.G73] - 1)/3;1)" office:value-type="float" office:value="2">
            <text:p>2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73]&gt;0;[.B$131]*[.V73];0)+IF([.V73]&gt;0;[.B$143];1)*IF([.Y73]&gt;0;[.B$146];1)*IF([.P73]&gt;0;[.P73];1)*IF([.AA73]=1;[.AA73]*[.B$150];1)*([.I73]*[.B$131]+[.J73]*[.B$132]+[.K73]*[.B$133]+[.L73]*[.B$134]+[.M73]*[.B$136]+[.N73]*[.B$136]+[.O73]*[.B$137]+[.Q73]*[.B$138]+[.R73]*[.B$139]+[.S73]*[.B$140]+[.T73]*[.B$141]+[.U73]*[.B$142]+[.W73]*[.B$144]+[.X73]*[.B$145]+[.AC73]*[.B$151])" office:value-type="float" office:value="2">
            <text:p>2.0</text:p>
          </table:table-cell>
          <table:table-cell table:style-name="ce19" table:formula="of:=[.AD73]+[.H73]-IF([.V73]&gt;0;0;[.F73]+[.G73])" office:value-type="float" office:value="-1">
            <text:p>-1.0</text:p>
          </table:table-cell>
          <table:table-cell table:style-name="ce22" table:formula="of:=[.AE73]" office:value-type="float" office:value="-1">
            <text:p>-1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Proxima Centauri B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6">
            <text:p>6</text:p>
          </table:table-cell>
          <table:table-cell table:style-name="ce10" table:formula="of:=CEILING(([.F74]+[.G74])*0.5;1)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table:formula="of:=CEILING(([.F74]+[.G74] - 1)/3;1)" office:value-type="float" office:value="2">
            <text:p>2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74]&gt;0;[.B$131]*[.V74];0)+IF([.V74]&gt;0;[.B$143];1)*IF([.Y74]&gt;0;[.B$146];1)*IF([.P74]&gt;0;[.P74];1)*IF([.AA74]=1;[.AA74]*[.B$150];1)*([.I74]*[.B$131]+[.J74]*[.B$132]+[.K74]*[.B$133]+[.L74]*[.B$134]+[.M74]*[.B$136]+[.N74]*[.B$136]+[.O74]*[.B$137]+[.Q74]*[.B$138]+[.R74]*[.B$139]+[.S74]*[.B$140]+[.T74]*[.B$141]+[.U74]*[.B$142]+[.W74]*[.B$144]+[.X74]*[.B$145]+[.AC74]*[.B$151])" office:value-type="float" office:value="2">
            <text:p>2.0</text:p>
          </table:table-cell>
          <table:table-cell table:style-name="ce19" table:formula="of:=[.AD74]+[.H74]-IF([.V74]&gt;0;0;[.F74]+[.G74])" office:value-type="float" office:value="-1">
            <text:p>-1.0</text:p>
          </table:table-cell>
          <table:table-cell table:style-name="ce22" table:formula="of:=[.AE74]" office:value-type="float" office:value="-1">
            <text:p>-1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Chamaeleonti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 office:value-type="string">
            <text:p>Pay 2 Energy to gain 3 Energy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">
            <text:p>7</text:p>
          </table:table-cell>
          <table:table-cell table:style-name="ce10"/>
          <table:table-cell table:style-name="ce10" table:formula="of:=CEILING(([.F75]+[.G75])*0.5;1)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0" office:value-type="float" office:value="3">
            <text:p>3</text:p>
          </table:table-cell>
          <table:table-cell table:number-columns-repeated="2" table:style-name="ce10"/>
          <table:table-cell table:style-name="ce10" table:formula="of:=CEILING(([.F75]+[.G75] - 1)/3;1)" office:value-type="float" office:value="2">
            <text:p>2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75]&gt;0;[.B$131]*[.V75];0)+IF([.V75]&gt;0;[.B$143];1)*IF([.Y75]&gt;0;[.B$146];1)*IF([.P75]&gt;0;[.P75];1)*IF([.AA75]=1;[.AA75]*[.B$150];1)*([.I75]*[.B$131]+[.J75]*[.B$132]+[.K75]*[.B$133]+[.L75]*[.B$134]+[.M75]*[.B$136]+[.N75]*[.B$136]+[.O75]*[.B$137]+[.Q75]*[.B$138]+[.R75]*[.B$139]+[.S75]*[.B$140]+[.T75]*[.B$141]+[.U75]*[.B$142]+[.W75]*[.B$144]+[.X75]*[.B$145]+[.AC75]*[.B$151])" office:value-type="float" office:value="2.25">
            <text:p>2.3</text:p>
          </table:table-cell>
          <table:table-cell table:style-name="ce19" table:formula="of:=[.AD75]+[.H75]-IF([.V75]&gt;0;0;[.F75]+[.G75])" office:value-type="float" office:value="-0.75">
            <text:p>-0.8</text:p>
          </table:table-cell>
          <table:table-cell table:style-name="ce22" table:formula="of:=[.AE75]" office:value-type="float" office:value="-0.75">
            <text:p>-0.8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Aldebaran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7">
            <text:p>7</text:p>
          </table:table-cell>
          <table:table-cell table:style-name="ce10" table:formula="of:=CEILING(([.F76]+[.G76])*0.5;1)" office:value-type="float" office:value="4">
            <text:p>4</text:p>
          </table:table-cell>
          <table:table-cell table:number-columns-repeated="6" table:style-name="ce10"/>
          <table:table-cell table:style-name="ce10" table:formula="of:=CEILING(([.F76]+[.G76] - 1)/3;1)" office:value-type="float" office:value="2">
            <text:p>2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76]&gt;0;[.B$131]*[.V76];0)+IF([.V76]&gt;0;[.B$143];1)*IF([.Y76]&gt;0;[.B$146];1)*IF([.P76]&gt;0;[.P76];1)*IF([.AA76]=1;[.AA76]*[.B$150];1)*([.I76]*[.B$131]+[.J76]*[.B$132]+[.K76]*[.B$133]+[.L76]*[.B$134]+[.M76]*[.B$136]+[.N76]*[.B$136]+[.O76]*[.B$137]+[.Q76]*[.B$138]+[.R76]*[.B$139]+[.S76]*[.B$140]+[.T76]*[.B$141]+[.U76]*[.B$142]+[.W76]*[.B$144]+[.X76]*[.B$145]+[.AC76]*[.B$151])" office:value-type="float" office:value="1">
            <text:p>1.0</text:p>
          </table:table-cell>
          <table:table-cell table:style-name="ce19" table:formula="of:=[.AD76]+[.H76]-IF([.V76]&gt;0;0;[.F76]+[.G76])" office:value-type="float" office:value="-2">
            <text:p>-2.0</text:p>
          </table:table-cell>
          <table:table-cell table:style-name="ce22" table:formula="of:=[.AE76]" office:value-type="float" office:value="-2">
            <text:p>-2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Herme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table:formula="of:=CEILING(([.F77]+[.G77])*0.5;1)" office:value-type="float" office:value="4">
            <text:p>4</text:p>
          </table:table-cell>
          <table:table-cell table:number-columns-repeated="6" table:style-name="ce10"/>
          <table:table-cell table:style-name="ce10" table:formula="of:=CEILING(([.F77]+[.G77] - 1)/3;1)" office:value-type="float" office:value="3">
            <text:p>3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77]&gt;0;[.B$131]*[.V77];0)+IF([.V77]&gt;0;[.B$143];1)*IF([.Y77]&gt;0;[.B$146];1)*IF([.P77]&gt;0;[.P77];1)*IF([.AA77]=1;[.AA77]*[.B$150];1)*([.I77]*[.B$131]+[.J77]*[.B$132]+[.K77]*[.B$133]+[.L77]*[.B$134]+[.M77]*[.B$136]+[.N77]*[.B$136]+[.O77]*[.B$137]+[.Q77]*[.B$138]+[.R77]*[.B$139]+[.S77]*[.B$140]+[.T77]*[.B$141]+[.U77]*[.B$142]+[.W77]*[.B$144]+[.X77]*[.B$145]+[.AC77]*[.B$151])" office:value-type="float" office:value="1.5">
            <text:p>1.5</text:p>
          </table:table-cell>
          <table:table-cell table:style-name="ce19" table:formula="of:=[.AD77]+[.H77]-IF([.V77]&gt;0;0;[.F77]+[.G77])" office:value-type="float" office:value="-2.5">
            <text:p>-2.5</text:p>
          </table:table-cell>
          <table:table-cell table:style-name="ce22" table:formula="of:=[.AE77]" office:value-type="float" office:value="-2.5">
            <text:p>-2.5</text:p>
          </table:table-cell>
          <table:table-cell/>
          <table:table-cell office:value-type="string">
            <text:p>Mercury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Inann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8">
            <text:p>8</text:p>
          </table:table-cell>
          <table:table-cell table:style-name="ce10" table:formula="of:=CEILING(([.F78]+[.G78])*0.5;1)" office:value-type="float" office:value="4">
            <text:p>4</text:p>
          </table:table-cell>
          <table:table-cell table:number-columns-repeated="6" table:style-name="ce10"/>
          <table:table-cell table:style-name="ce10" table:formula="of:=CEILING(([.F78]+[.G78] - 1)/3;1)" office:value-type="float" office:value="3">
            <text:p>3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78]&gt;0;[.B$131]*[.V78];0)+IF([.V78]&gt;0;[.B$143];1)*IF([.Y78]&gt;0;[.B$146];1)*IF([.P78]&gt;0;[.P78];1)*IF([.AA78]=1;[.AA78]*[.B$150];1)*([.I78]*[.B$131]+[.J78]*[.B$132]+[.K78]*[.B$133]+[.L78]*[.B$134]+[.M78]*[.B$136]+[.N78]*[.B$136]+[.O78]*[.B$137]+[.Q78]*[.B$138]+[.R78]*[.B$139]+[.S78]*[.B$140]+[.T78]*[.B$141]+[.U78]*[.B$142]+[.W78]*[.B$144]+[.X78]*[.B$145]+[.AC78]*[.B$151])" office:value-type="float" office:value="1.5">
            <text:p>1.5</text:p>
          </table:table-cell>
          <table:table-cell table:style-name="ce19" table:formula="of:=[.AD78]+[.H78]-IF([.V78]&gt;0;0;[.F78]+[.G78])" office:value-type="float" office:value="-2.5">
            <text:p>-2.5</text:p>
          </table:table-cell>
          <table:table-cell table:style-name="ce22" table:formula="of:=[.AE78]" office:value-type="float" office:value="-2.5">
            <text:p>-2.5</text:p>
          </table:table-cell>
          <table:table-cell/>
          <table:table-cell office:value-type="string">
            <text:p>Venus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Ga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style-name="ce10" table:formula="of:=CEILING(([.F79]+[.G79])*0.5;1)" office:value-type="float" office:value="5">
            <text:p>5</text:p>
          </table:table-cell>
          <table:table-cell table:number-columns-repeated="6" table:style-name="ce10"/>
          <table:table-cell table:style-name="ce10" table:formula="of:=CEILING(([.F79]+[.G79] - 1)/3;1)" office:value-type="float" office:value="3">
            <text:p>3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79]&gt;0;[.B$131]*[.V79];0)+IF([.V79]&gt;0;[.B$143];1)*IF([.Y79]&gt;0;[.B$146];1)*IF([.P79]&gt;0;[.P79];1)*IF([.AA79]=1;[.AA79]*[.B$150];1)*([.I79]*[.B$131]+[.J79]*[.B$132]+[.K79]*[.B$133]+[.L79]*[.B$134]+[.M79]*[.B$136]+[.N79]*[.B$136]+[.O79]*[.B$137]+[.Q79]*[.B$138]+[.R79]*[.B$139]+[.S79]*[.B$140]+[.T79]*[.B$141]+[.U79]*[.B$142]+[.W79]*[.B$144]+[.X79]*[.B$145]+[.AC79]*[.B$151])" office:value-type="float" office:value="1.5">
            <text:p>1.5</text:p>
          </table:table-cell>
          <table:table-cell table:style-name="ce19" table:formula="of:=[.AD79]+[.H79]-IF([.V79]&gt;0;0;[.F79]+[.G79])" office:value-type="float" office:value="-2.5">
            <text:p>-2.5</text:p>
          </table:table-cell>
          <table:table-cell table:style-name="ce22" table:formula="of:=[.AE79]" office:value-type="float" office:value="-2.5">
            <text:p>-2.5</text:p>
          </table:table-cell>
          <table:table-cell/>
          <table:table-cell office:value-type="string">
            <text:p>Earth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Are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9">
            <text:p>9</text:p>
          </table:table-cell>
          <table:table-cell table:style-name="ce10" table:formula="of:=CEILING(([.F80]+[.G80])*0.5;1)" office:value-type="float" office:value="5">
            <text:p>5</text:p>
          </table:table-cell>
          <table:table-cell table:number-columns-repeated="6" table:style-name="ce10"/>
          <table:table-cell table:style-name="ce10" table:formula="of:=CEILING(([.F80]+[.G80] - 1)/3;1)" office:value-type="float" office:value="3">
            <text:p>3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80]&gt;0;[.B$131]*[.V80];0)+IF([.V80]&gt;0;[.B$143];1)*IF([.Y80]&gt;0;[.B$146];1)*IF([.P80]&gt;0;[.P80];1)*IF([.AA80]=1;[.AA80]*[.B$150];1)*([.I80]*[.B$131]+[.J80]*[.B$132]+[.K80]*[.B$133]+[.L80]*[.B$134]+[.M80]*[.B$136]+[.N80]*[.B$136]+[.O80]*[.B$137]+[.Q80]*[.B$138]+[.R80]*[.B$139]+[.S80]*[.B$140]+[.T80]*[.B$141]+[.U80]*[.B$142]+[.W80]*[.B$144]+[.X80]*[.B$145]+[.AC80]*[.B$151])" office:value-type="float" office:value="1.5">
            <text:p>1.5</text:p>
          </table:table-cell>
          <table:table-cell table:style-name="ce19" table:formula="of:=[.AD80]+[.H80]-IF([.V80]&gt;0;0;[.F80]+[.G80])" office:value-type="float" office:value="-2.5">
            <text:p>-2.5</text:p>
          </table:table-cell>
          <table:table-cell table:style-name="ce22" table:formula="of:=[.AE80]" office:value-type="float" office:value="-2.5">
            <text:p>-2.5</text:p>
          </table:table-cell>
          <table:table-cell/>
          <table:table-cell office:value-type="string">
            <text:p>Mars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Cassiope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9">
            <text:p>9</text:p>
          </table:table-cell>
          <table:table-cell table:style-name="ce10" table:formula="of:=CEILING(([.F81]+[.G81])*0.5;1)" office:value-type="float" office:value="5">
            <text:p>5</text:p>
          </table:table-cell>
          <table:table-cell table:number-columns-repeated="6" table:style-name="ce10"/>
          <table:table-cell table:style-name="ce10" table:formula="of:=CEILING(([.F81]+[.G81] - 1)/3;1)" office:value-type="float" office:value="3">
            <text:p>3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81]&gt;0;[.B$131]*[.V81];0)+IF([.V81]&gt;0;[.B$143];1)*IF([.Y81]&gt;0;[.B$146];1)*IF([.P81]&gt;0;[.P81];1)*IF([.AA81]=1;[.AA81]*[.B$150];1)*([.I81]*[.B$131]+[.J81]*[.B$132]+[.K81]*[.B$133]+[.L81]*[.B$134]+[.M81]*[.B$136]+[.N81]*[.B$136]+[.O81]*[.B$137]+[.Q81]*[.B$138]+[.R81]*[.B$139]+[.S81]*[.B$140]+[.T81]*[.B$141]+[.U81]*[.B$142]+[.W81]*[.B$144]+[.X81]*[.B$145]+[.AC81]*[.B$151])" office:value-type="float" office:value="1.5">
            <text:p>1.5</text:p>
          </table:table-cell>
          <table:table-cell table:style-name="ce19" table:formula="of:=[.AD81]+[.H81]-IF([.V81]&gt;0;0;[.F81]+[.G81])" office:value-type="float" office:value="-2.5">
            <text:p>-2.5</text:p>
          </table:table-cell>
          <table:table-cell table:style-name="ce22" table:formula="of:=[.AE81]" office:value-type="float" office:value="-2.5">
            <text:p>-2.5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Jove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9">
            <text:p>9</text:p>
          </table:table-cell>
          <table:table-cell table:style-name="ce10" table:formula="of:=CEILING(([.F82]+[.G82])*0.5;1)" office:value-type="float" office:value="5">
            <text:p>5</text:p>
          </table:table-cell>
          <table:table-cell table:number-columns-repeated="6" table:style-name="ce10"/>
          <table:table-cell table:style-name="ce10" table:formula="of:=CEILING(([.F82]+[.G82] - 1)/3;1)" office:value-type="float" office:value="3">
            <text:p>3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82]&gt;0;[.B$131]*[.V82];0)+IF([.V82]&gt;0;[.B$143];1)*IF([.Y82]&gt;0;[.B$146];1)*IF([.P82]&gt;0;[.P82];1)*IF([.AA82]=1;[.AA82]*[.B$150];1)*([.I82]*[.B$131]+[.J82]*[.B$132]+[.K82]*[.B$133]+[.L82]*[.B$134]+[.M82]*[.B$136]+[.N82]*[.B$136]+[.O82]*[.B$137]+[.Q82]*[.B$138]+[.R82]*[.B$139]+[.S82]*[.B$140]+[.T82]*[.B$141]+[.U82]*[.B$142]+[.W82]*[.B$144]+[.X82]*[.B$145]+[.AC82]*[.B$151])" office:value-type="float" office:value="1.5">
            <text:p>1.5</text:p>
          </table:table-cell>
          <table:table-cell table:style-name="ce19" table:formula="of:=[.AD82]+[.H82]-IF([.V82]&gt;0;0;[.F82]+[.G82])" office:value-type="float" office:value="-2.5">
            <text:p>-2.5</text:p>
          </table:table-cell>
          <table:table-cell table:style-name="ce22" table:formula="of:=[.AE82]" office:value-type="float" office:value="-2.5">
            <text:p>-2.5</text:p>
          </table:table-cell>
          <table:table-cell/>
          <table:table-cell office:value-type="string">
            <text:p>Jupiter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Cronu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table:formula="of:=CEILING(([.F83]+[.G83])*0.5;1)" office:value-type="float" office:value="5">
            <text:p>5</text:p>
          </table:table-cell>
          <table:table-cell table:number-columns-repeated="6" table:style-name="ce10"/>
          <table:table-cell table:style-name="ce10" table:formula="of:=CEILING(([.F83]+[.G83] - 1)/3;1)" office:value-type="float" office:value="3">
            <text:p>3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83]&gt;0;[.B$131]*[.V83];0)+IF([.V83]&gt;0;[.B$143];1)*IF([.Y83]&gt;0;[.B$146];1)*IF([.P83]&gt;0;[.P83];1)*IF([.AA83]=1;[.AA83]*[.B$150];1)*([.I83]*[.B$131]+[.J83]*[.B$132]+[.K83]*[.B$133]+[.L83]*[.B$134]+[.M83]*[.B$136]+[.N83]*[.B$136]+[.O83]*[.B$137]+[.Q83]*[.B$138]+[.R83]*[.B$139]+[.S83]*[.B$140]+[.T83]*[.B$141]+[.U83]*[.B$142]+[.W83]*[.B$144]+[.X83]*[.B$145]+[.AC83]*[.B$151])" office:value-type="float" office:value="1.5">
            <text:p>1.5</text:p>
          </table:table-cell>
          <table:table-cell table:style-name="ce19" table:formula="of:=[.AD83]+[.H83]-IF([.V83]&gt;0;0;[.F83]+[.G83])" office:value-type="float" office:value="-3.5">
            <text:p>-3.5</text:p>
          </table:table-cell>
          <table:table-cell table:style-name="ce22" table:formula="of:=[.AE83]" office:value-type="float" office:value="-3.5">
            <text:p>-3.5</text:p>
          </table:table-cell>
          <table:table-cell/>
          <table:table-cell office:value-type="string">
            <text:p>Saturn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Caelu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0">
            <text:p>10</text:p>
          </table:table-cell>
          <table:table-cell table:style-name="ce10" table:formula="of:=CEILING(([.F84]+[.G84])*0.5;1)" office:value-type="float" office:value="5">
            <text:p>5</text:p>
          </table:table-cell>
          <table:table-cell table:number-columns-repeated="6" table:style-name="ce10"/>
          <table:table-cell table:style-name="ce10" table:formula="of:=CEILING(([.F84]+[.G84] - 1)/3;1)" office:value-type="float" office:value="3">
            <text:p>3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84]&gt;0;[.B$131]*[.V84];0)+IF([.V84]&gt;0;[.B$143];1)*IF([.Y84]&gt;0;[.B$146];1)*IF([.P84]&gt;0;[.P84];1)*IF([.AA84]=1;[.AA84]*[.B$150];1)*([.I84]*[.B$131]+[.J84]*[.B$132]+[.K84]*[.B$133]+[.L84]*[.B$134]+[.M84]*[.B$136]+[.N84]*[.B$136]+[.O84]*[.B$137]+[.Q84]*[.B$138]+[.R84]*[.B$139]+[.S84]*[.B$140]+[.T84]*[.B$141]+[.U84]*[.B$142]+[.W84]*[.B$144]+[.X84]*[.B$145]+[.AC84]*[.B$151])" office:value-type="float" office:value="1.5">
            <text:p>1.5</text:p>
          </table:table-cell>
          <table:table-cell table:style-name="ce19" table:formula="of:=[.AD84]+[.H84]-IF([.V84]&gt;0;0;[.F84]+[.G84])" office:value-type="float" office:value="-3.5">
            <text:p>-3.5</text:p>
          </table:table-cell>
          <table:table-cell table:style-name="ce22" table:formula="of:=[.AE84]" office:value-type="float" office:value="-3.5">
            <text:p>-3.5</text:p>
          </table:table-cell>
          <table:table-cell/>
          <table:table-cell office:value-type="string">
            <text:p>Uranus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Andromed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table:formula="of:=CEILING(([.F85]+[.G85])*0.5;1)" office:value-type="float" office:value="5">
            <text:p>5</text:p>
          </table:table-cell>
          <table:table-cell table:number-columns-repeated="6" table:style-name="ce10"/>
          <table:table-cell table:style-name="ce10" table:formula="of:=CEILING(([.F85]+[.G85] - 1)/3;1)" office:value-type="float" office:value="3">
            <text:p>3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85]&gt;0;[.B$131]*[.V85];0)+IF([.V85]&gt;0;[.B$143];1)*IF([.Y85]&gt;0;[.B$146];1)*IF([.P85]&gt;0;[.P85];1)*IF([.AA85]=1;[.AA85]*[.B$150];1)*([.I85]*[.B$131]+[.J85]*[.B$132]+[.K85]*[.B$133]+[.L85]*[.B$134]+[.M85]*[.B$136]+[.N85]*[.B$136]+[.O85]*[.B$137]+[.Q85]*[.B$138]+[.R85]*[.B$139]+[.S85]*[.B$140]+[.T85]*[.B$141]+[.U85]*[.B$142]+[.W85]*[.B$144]+[.X85]*[.B$145]+[.AC85]*[.B$151])" office:value-type="float" office:value="1.5">
            <text:p>1.5</text:p>
          </table:table-cell>
          <table:table-cell table:style-name="ce19" table:formula="of:=[.AD85]+[.H85]-IF([.V85]&gt;0;0;[.F85]+[.G85])" office:value-type="float" office:value="-3.5">
            <text:p>-3.5</text:p>
          </table:table-cell>
          <table:table-cell table:style-name="ce22" table:formula="of:=[.AE85]" office:value-type="float" office:value="-3.5">
            <text:p>-3.5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Poseidon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0">
            <text:p>10</text:p>
          </table:table-cell>
          <table:table-cell table:style-name="ce10" table:formula="of:=CEILING(([.F86]+[.G86])*0.5;1)" office:value-type="float" office:value="5">
            <text:p>5</text:p>
          </table:table-cell>
          <table:table-cell table:number-columns-repeated="6" table:style-name="ce10"/>
          <table:table-cell table:style-name="ce10" table:formula="of:=CEILING(([.F86]+[.G86] - 1)/3;1)" office:value-type="float" office:value="3">
            <text:p>3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86]&gt;0;[.B$131]*[.V86];0)+IF([.V86]&gt;0;[.B$143];1)*IF([.Y86]&gt;0;[.B$146];1)*IF([.P86]&gt;0;[.P86];1)*IF([.AA86]=1;[.AA86]*[.B$150];1)*([.I86]*[.B$131]+[.J86]*[.B$132]+[.K86]*[.B$133]+[.L86]*[.B$134]+[.M86]*[.B$136]+[.N86]*[.B$136]+[.O86]*[.B$137]+[.Q86]*[.B$138]+[.R86]*[.B$139]+[.S86]*[.B$140]+[.T86]*[.B$141]+[.U86]*[.B$142]+[.W86]*[.B$144]+[.X86]*[.B$145]+[.AC86]*[.B$151])" office:value-type="float" office:value="1.5">
            <text:p>1.5</text:p>
          </table:table-cell>
          <table:table-cell table:style-name="ce19" table:formula="of:=[.AD86]+[.H86]-IF([.V86]&gt;0;0;[.F86]+[.G86])" office:value-type="float" office:value="-3.5">
            <text:p>-3.5</text:p>
          </table:table-cell>
          <table:table-cell table:style-name="ce22" table:formula="of:=[.AE86]" office:value-type="float" office:value="-3.5">
            <text:p>-3.5</text:p>
          </table:table-cell>
          <table:table-cell/>
          <table:table-cell office:value-type="string">
            <text:p>Neptune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Demeter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11">
            <text:p>11</text:p>
          </table:table-cell>
          <table:table-cell table:style-name="ce10"/>
          <table:table-cell table:style-name="ce10" table:formula="of:=CEILING(([.F87]+[.G87])*0.5;1)" office:value-type="float" office:value="6">
            <text:p>6</text:p>
          </table:table-cell>
          <table:table-cell table:number-columns-repeated="6" table:style-name="ce10"/>
          <table:table-cell table:style-name="ce10" table:formula="of:=CEILING(([.F87]+[.G87] - 1)/3;1)" office:value-type="float" office:value="4">
            <text:p>4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87]&gt;0;[.B$131]*[.V87];0)+IF([.V87]&gt;0;[.B$143];1)*IF([.Y87]&gt;0;[.B$146];1)*IF([.P87]&gt;0;[.P87];1)*IF([.AA87]=1;[.AA87]*[.B$150];1)*([.I87]*[.B$131]+[.J87]*[.B$132]+[.K87]*[.B$133]+[.L87]*[.B$134]+[.M87]*[.B$136]+[.N87]*[.B$136]+[.O87]*[.B$137]+[.Q87]*[.B$138]+[.R87]*[.B$139]+[.S87]*[.B$140]+[.T87]*[.B$141]+[.U87]*[.B$142]+[.W87]*[.B$144]+[.X87]*[.B$145]+[.AC87]*[.B$151])" office:value-type="float" office:value="2">
            <text:p>2.0</text:p>
          </table:table-cell>
          <table:table-cell table:style-name="ce19" table:formula="of:=[.AD87]+[.H87]-IF([.V87]&gt;0;0;[.F87]+[.G87])" office:value-type="float" office:value="-3">
            <text:p>-3.0</text:p>
          </table:table-cell>
          <table:table-cell table:style-name="ce22" table:formula="of:=[.AE87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Echidn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1">
            <text:p>11</text:p>
          </table:table-cell>
          <table:table-cell table:style-name="ce10" table:formula="of:=CEILING(([.F88]+[.G88])*0.5;1)" office:value-type="float" office:value="6">
            <text:p>6</text:p>
          </table:table-cell>
          <table:table-cell table:number-columns-repeated="6" table:style-name="ce10"/>
          <table:table-cell table:style-name="ce10" table:formula="of:=CEILING(([.F88]+[.G88] - 1)/3;1)" office:value-type="float" office:value="4">
            <text:p>4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88]&gt;0;[.B$131]*[.V88];0)+IF([.V88]&gt;0;[.B$143];1)*IF([.Y88]&gt;0;[.B$146];1)*IF([.P88]&gt;0;[.P88];1)*IF([.AA88]=1;[.AA88]*[.B$150];1)*([.I88]*[.B$131]+[.J88]*[.B$132]+[.K88]*[.B$133]+[.L88]*[.B$134]+[.M88]*[.B$136]+[.N88]*[.B$136]+[.O88]*[.B$137]+[.Q88]*[.B$138]+[.R88]*[.B$139]+[.S88]*[.B$140]+[.T88]*[.B$141]+[.U88]*[.B$142]+[.W88]*[.B$144]+[.X88]*[.B$145]+[.AC88]*[.B$151])" office:value-type="float" office:value="2">
            <text:p>2.0</text:p>
          </table:table-cell>
          <table:table-cell table:style-name="ce19" table:formula="of:=[.AD88]+[.H88]-IF([.V88]&gt;0;0;[.F88]+[.G88])" office:value-type="float" office:value="-3">
            <text:p>-3.0</text:p>
          </table:table-cell>
          <table:table-cell table:style-name="ce22" table:formula="of:=[.AE88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Alpha Tauri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6">
            <text:p>6</text:p>
          </table:table-cell>
          <table:table-cell table:style-name="ce10" table:formula="of:=CEILING(([.F89]+[.G89])*0.5;1)" office:value-type="float" office:value="6">
            <text:p>6</text:p>
          </table:table-cell>
          <table:table-cell table:number-columns-repeated="6" table:style-name="ce10"/>
          <table:table-cell table:style-name="ce10" table:formula="of:=CEILING(([.F89]+[.G89] - 1)/3;1)" office:value-type="float" office:value="4">
            <text:p>4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89]&gt;0;[.B$131]*[.V89];0)+IF([.V89]&gt;0;[.B$143];1)*IF([.Y89]&gt;0;[.B$146];1)*IF([.P89]&gt;0;[.P89];1)*IF([.AA89]=1;[.AA89]*[.B$150];1)*([.I89]*[.B$131]+[.J89]*[.B$132]+[.K89]*[.B$133]+[.L89]*[.B$134]+[.M89]*[.B$136]+[.N89]*[.B$136]+[.O89]*[.B$137]+[.Q89]*[.B$138]+[.R89]*[.B$139]+[.S89]*[.B$140]+[.T89]*[.B$141]+[.U89]*[.B$142]+[.W89]*[.B$144]+[.X89]*[.B$145]+[.AC89]*[.B$151])" office:value-type="float" office:value="2">
            <text:p>2.0</text:p>
          </table:table-cell>
          <table:table-cell table:style-name="ce19" table:formula="of:=[.AD89]+[.H89]-IF([.V89]&gt;0;0;[.F89]+[.G89])" office:value-type="float" office:value="-4">
            <text:p>-4.0</text:p>
          </table:table-cell>
          <table:table-cell table:style-name="ce22" table:formula="of:=[.AE89]" office:value-type="float" office:value="-4">
            <text:p>-4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Illyr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2">
            <text:p>12</text:p>
          </table:table-cell>
          <table:table-cell table:style-name="ce10" table:formula="of:=CEILING(([.F90]+[.G90])*0.5;1)" office:value-type="float" office:value="6">
            <text:p>6</text:p>
          </table:table-cell>
          <table:table-cell table:number-columns-repeated="6" table:style-name="ce10"/>
          <table:table-cell table:style-name="ce10" table:formula="of:=CEILING(([.F90]+[.G90] - 1)/3;1)" office:value-type="float" office:value="4">
            <text:p>4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90]&gt;0;[.B$131]*[.V90];0)+IF([.V90]&gt;0;[.B$143];1)*IF([.Y90]&gt;0;[.B$146];1)*IF([.P90]&gt;0;[.P90];1)*IF([.AA90]=1;[.AA90]*[.B$150];1)*([.I90]*[.B$131]+[.J90]*[.B$132]+[.K90]*[.B$133]+[.L90]*[.B$134]+[.M90]*[.B$136]+[.N90]*[.B$136]+[.O90]*[.B$137]+[.Q90]*[.B$138]+[.R90]*[.B$139]+[.S90]*[.B$140]+[.T90]*[.B$141]+[.U90]*[.B$142]+[.W90]*[.B$144]+[.X90]*[.B$145]+[.AC90]*[.B$151])" office:value-type="float" office:value="2">
            <text:p>2.0</text:p>
          </table:table-cell>
          <table:table-cell table:style-name="ce19" table:formula="of:=[.AD90]+[.H90]-IF([.V90]&gt;0;0;[.F90]+[.G90])" office:value-type="float" office:value="-4">
            <text:p>-4.0</text:p>
          </table:table-cell>
          <table:table-cell table:style-name="ce22" table:formula="of:=[.AE90]" office:value-type="float" office:value="-4">
            <text:p>-4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Mir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 office:value-type="string">
            <text:p>Pay 5 Energy to Gain 8 Energy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3">
            <text:p>13</text:p>
          </table:table-cell>
          <table:table-cell table:style-name="ce10" table:formula="of:=CEILING(([.F91]+[.G91])*0.5;1)" office:value-type="float" office:value="7">
            <text:p>7</text:p>
          </table:table-cell>
          <table:table-cell table:style-name="ce10" office:value-type="float" office:value="5">
            <text:p>5</text:p>
          </table:table-cell>
          <table:table-cell table:number-columns-repeated="2" table:style-name="ce10"/>
          <table:table-cell table:style-name="ce10" office:value-type="float" office:value="8">
            <text:p>8</text:p>
          </table:table-cell>
          <table:table-cell table:number-columns-repeated="2" table:style-name="ce10"/>
          <table:table-cell table:style-name="ce10" table:formula="of:=CEILING(([.F91]+[.G91] - 1)/3;1)" office:value-type="float" office:value="4">
            <text:p>4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91]&gt;0;[.B$131]*[.V91];0)+IF([.V91]&gt;0;[.B$143];1)*IF([.Y91]&gt;0;[.B$146];1)*IF([.P91]&gt;0;[.P91];1)*IF([.AA91]=1;[.AA91]*[.B$150];1)*([.I91]*[.B$131]+[.J91]*[.B$132]+[.K91]*[.B$133]+[.L91]*[.B$134]+[.M91]*[.B$136]+[.N91]*[.B$136]+[.O91]*[.B$137]+[.Q91]*[.B$138]+[.R91]*[.B$139]+[.S91]*[.B$140]+[.T91]*[.B$141]+[.U91]*[.B$142]+[.W91]*[.B$144]+[.X91]*[.B$145]+[.AC91]*[.B$151])" office:value-type="float" office:value="5.5">
            <text:p>5.5</text:p>
          </table:table-cell>
          <table:table-cell table:style-name="ce19" table:formula="of:=[.AD91]+[.H91]-IF([.V91]&gt;0;0;[.F91]+[.G91])" office:value-type="float" office:value="-0.5">
            <text:p>-0.5</text:p>
          </table:table-cell>
          <table:table-cell table:style-name="ce22" table:formula="of:=[.AE91]" office:value-type="float" office:value="-0.5">
            <text:p>-0.5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Salac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3">
            <text:p>13</text:p>
          </table:table-cell>
          <table:table-cell table:style-name="ce10" table:formula="of:=CEILING(([.F92]+[.G92])*0.5;1)" office:value-type="float" office:value="7">
            <text:p>7</text:p>
          </table:table-cell>
          <table:table-cell table:number-columns-repeated="6" table:style-name="ce10"/>
          <table:table-cell table:style-name="ce10" table:formula="of:=CEILING(([.F92]+[.G92] - 1)/3;1)" office:value-type="float" office:value="4">
            <text:p>4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92]&gt;0;[.B$131]*[.V92];0)+IF([.V92]&gt;0;[.B$143];1)*IF([.Y92]&gt;0;[.B$146];1)*IF([.P92]&gt;0;[.P92];1)*IF([.AA92]=1;[.AA92]*[.B$150];1)*([.I92]*[.B$131]+[.J92]*[.B$132]+[.K92]*[.B$133]+[.L92]*[.B$134]+[.M92]*[.B$136]+[.N92]*[.B$136]+[.O92]*[.B$137]+[.Q92]*[.B$138]+[.R92]*[.B$139]+[.S92]*[.B$140]+[.T92]*[.B$141]+[.U92]*[.B$142]+[.W92]*[.B$144]+[.X92]*[.B$145]+[.AC92]*[.B$151])" office:value-type="float" office:value="2">
            <text:p>2.0</text:p>
          </table:table-cell>
          <table:table-cell table:style-name="ce19" table:formula="of:=[.AD92]+[.H92]-IF([.V92]&gt;0;0;[.F92]+[.G92])" office:value-type="float" office:value="-4">
            <text:p>-4.0</text:p>
          </table:table-cell>
          <table:table-cell table:style-name="ce22" table:formula="of:=[.AE92]" office:value-type="float" office:value="-4">
            <text:p>-4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Auror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7">
            <text:p>7</text:p>
          </table:table-cell>
          <table:table-cell table:style-name="ce10" table:formula="of:=CEILING(([.F93]+[.G93])*0.5;1)" office:value-type="float" office:value="7">
            <text:p>7</text:p>
          </table:table-cell>
          <table:table-cell table:number-columns-repeated="6" table:style-name="ce10"/>
          <table:table-cell table:style-name="ce10" table:formula="of:=CEILING(([.F93]+[.G93] - 1)/3;1)" office:value-type="float" office:value="5">
            <text:p>5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93]&gt;0;[.B$131]*[.V93];0)+IF([.V93]&gt;0;[.B$143];1)*IF([.Y93]&gt;0;[.B$146];1)*IF([.P93]&gt;0;[.P93];1)*IF([.AA93]=1;[.AA93]*[.B$150];1)*([.I93]*[.B$131]+[.J93]*[.B$132]+[.K93]*[.B$133]+[.L93]*[.B$134]+[.M93]*[.B$136]+[.N93]*[.B$136]+[.O93]*[.B$137]+[.Q93]*[.B$138]+[.R93]*[.B$139]+[.S93]*[.B$140]+[.T93]*[.B$141]+[.U93]*[.B$142]+[.W93]*[.B$144]+[.X93]*[.B$145]+[.AC93]*[.B$151])" office:value-type="float" office:value="2.5">
            <text:p>2.5</text:p>
          </table:table-cell>
          <table:table-cell table:style-name="ce19" table:formula="of:=[.AD93]+[.H93]-IF([.V93]&gt;0;0;[.F93]+[.G93])" office:value-type="float" office:value="-4.5">
            <text:p>-4.5</text:p>
          </table:table-cell>
          <table:table-cell table:style-name="ce22" table:formula="of:=[.AE93]" office:value-type="float" office:value="-4.5">
            <text:p>-4.5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Black Hole Star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5">
            <text:p>15</text:p>
          </table:table-cell>
          <table:table-cell table:style-name="ce10" table:formula="of:=CEILING(([.F94]+[.G94])*0.5;1)" office:value-type="float" office:value="8">
            <text:p>8</text:p>
          </table:table-cell>
          <table:table-cell table:number-columns-repeated="6" table:style-name="ce10"/>
          <table:table-cell table:style-name="ce10" table:formula="of:=CEILING(([.F94]+[.G94] - 1)/3;1)" office:value-type="float" office:value="5">
            <text:p>5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94]&gt;0;[.B$131]*[.V94];0)+IF([.V94]&gt;0;[.B$143];1)*IF([.Y94]&gt;0;[.B$146];1)*IF([.P94]&gt;0;[.P94];1)*IF([.AA94]=1;[.AA94]*[.B$150];1)*([.I94]*[.B$131]+[.J94]*[.B$132]+[.K94]*[.B$133]+[.L94]*[.B$134]+[.M94]*[.B$136]+[.N94]*[.B$136]+[.O94]*[.B$137]+[.Q94]*[.B$138]+[.R94]*[.B$139]+[.S94]*[.B$140]+[.T94]*[.B$141]+[.U94]*[.B$142]+[.W94]*[.B$144]+[.X94]*[.B$145]+[.AC94]*[.B$151])" office:value-type="float" office:value="2.5">
            <text:p>2.5</text:p>
          </table:table-cell>
          <table:table-cell table:style-name="ce19" table:formula="of:=[.AD94]+[.H94]-IF([.V94]&gt;0;0;[.F94]+[.G94])" office:value-type="float" office:value="-4.5">
            <text:p>-4.5</text:p>
          </table:table-cell>
          <table:table-cell table:style-name="ce22" table:formula="of:=[.AE94]" office:value-type="float" office:value="-4.5">
            <text:p>-4.5</text:p>
          </table:table-cell>
          <table:table-cell table:number-columns-repeated="992"/>
        </table:table-row>
        <table:table-row table:style-name="ro2">
          <table:table-cell table:style-name="ce7" office:value-type="string">
            <text:p>Planet Statistics</text:p>
          </table:table-cell>
          <table:table-cell table:style-name="ce7" table:number-columns-repeated="3"/>
          <table:table-cell table:style-name="ce11" table:formula="of:=SUM([.E70:.E94])" office:value-type="float" office:value="25">
            <text:p>25</text:p>
          </table:table-cell>
          <table:table-cell table:style-name="ce11" table:formula="of:=SUM([.F71:.F94])" office:value-type="float" office:value="54">
            <text:p>54</text:p>
          </table:table-cell>
          <table:table-cell table:style-name="ce11" table:formula="of:=SUM([.G71:.G94])" office:value-type="float" office:value="174">
            <text:p>174</text:p>
          </table:table-cell>
          <table:table-cell table:style-name="ce11" table:formula="of:=AVERAGE([.H71:.H94])" office:value-type="float" office:value="5">
            <text:p>5</text:p>
          </table:table-cell>
          <table:table-cell table:style-name="ce11" table:formula="of:=SUM([.I70:.I94])" office:value-type="float" office:value="11">
            <text:p>11</text:p>
          </table:table-cell>
          <table:table-cell table:style-name="ce11" table:formula="of:=SUM([.J70:.J94])" office:value-type="float" office:value="3">
            <text:p>3</text:p>
          </table:table-cell>
          <table:table-cell table:style-name="ce11" table:formula="of:=SUM([.K70:.K94])" office:value-type="float" office:value="2">
            <text:p>2</text:p>
          </table:table-cell>
          <table:table-cell table:style-name="ce11" table:formula="of:=SUM([.L70:.L94])" office:value-type="float" office:value="11">
            <text:p>11</text:p>
          </table:table-cell>
          <table:table-cell table:style-name="ce11" table:formula="of:=SUM([.M70:.M94])" office:value-type="float" office:value="4">
            <text:p>4</text:p>
          </table:table-cell>
          <table:table-cell table:style-name="ce11" table:formula="of:=SUM([.N70:.N94])" office:value-type="float" office:value="0">
            <text:p>0</text:p>
          </table:table-cell>
          <table:table-cell table:style-name="ce11" table:formula="of:=SUM([.O70:.O94])" office:value-type="float" office:value="76">
            <text:p>76</text:p>
          </table:table-cell>
          <table:table-cell table:style-name="ce11" table:formula="of:=SUM([.P70:.P94])" office:value-type="float" office:value="0">
            <text:p>0</text:p>
          </table:table-cell>
          <table:table-cell table:style-name="ce11" table:formula="of:=SUM([.Q70:.Q94])" office:value-type="float" office:value="0">
            <text:p>0</text:p>
          </table:table-cell>
          <table:table-cell table:style-name="ce11" table:formula="of:=SUM([.R70:.R94])" office:value-type="float" office:value="0">
            <text:p>0</text:p>
          </table:table-cell>
          <table:table-cell table:style-name="ce11" table:formula="of:=SUM([.S70:.S94])" office:value-type="float" office:value="0">
            <text:p>0</text:p>
          </table:table-cell>
          <table:table-cell table:style-name="ce11" table:formula="of:=SUM([.T70:.T94])" office:value-type="float" office:value="0">
            <text:p>0</text:p>
          </table:table-cell>
          <table:table-cell table:style-name="ce11" table:formula="of:=SUM([.U70:.U94])" office:value-type="float" office:value="0">
            <text:p>0</text:p>
          </table:table-cell>
          <table:table-cell table:style-name="ce11" table:formula="of:=SUM([.V70:.V94])" office:value-type="float" office:value="0">
            <text:p>0</text:p>
          </table:table-cell>
          <table:table-cell table:style-name="ce11" table:formula="of:=SUM([.W70:.W94])" office:value-type="float" office:value="0">
            <text:p>0</text:p>
          </table:table-cell>
          <table:table-cell table:style-name="ce11" table:formula="of:=SUM([.X70:.X94])" office:value-type="float" office:value="0">
            <text:p>0</text:p>
          </table:table-cell>
          <table:table-cell table:style-name="ce11" table:formula="of:=SUM([.Y70:.Y94])" office:value-type="float" office:value="0">
            <text:p>0</text:p>
          </table:table-cell>
          <table:table-cell table:style-name="ce11" table:formula="of:=SUM([.Z70:.Z94])" office:value-type="float" office:value="0">
            <text:p>0</text:p>
          </table:table-cell>
          <table:table-cell table:style-name="ce11" table:formula="of:=SUM([.AA70:.AA94])" office:value-type="float" office:value="0">
            <text:p>0</text:p>
          </table:table-cell>
          <table:table-cell table:style-name="ce11" table:formula="of:=SUM([.AB70:.AB94])" office:value-type="float" office:value="0">
            <text:p>0</text:p>
          </table:table-cell>
          <table:table-cell table:style-name="ce11" table:formula="of:=SUM([.AC70:.AC94])" office:value-type="float" office:value="0">
            <text:p>0</text:p>
          </table:table-cell>
          <table:table-cell table:style-name="ce16" table:formula="of:=IF([.V95]&gt;0;[.B$131]*[.V95];0)+IF([.V95]&gt;0;[.B$143];1)*IF([.Y95]&gt;0;[.B$146];1)*IF([.P95]&gt;0;[.P95];1)*IF([.AA95]=1;[.AA95]*[.B$150];1)*([.I95]*[.B$131]+[.J95]*[.B$132]+[.K95]*[.B$133]+[.L95]*[.B$134]+[.M95]*[.B$136]+[.N95]*[.B$136]+[.O95]*[.B$137]+[.Q95]*[.B$138]+[.R95]*[.B$139]+[.S95]*[.B$140]+[.T95]*[.B$141]+[.U95]*[.B$142]+[.W95]*[.B$144]+[.X95]*[.B$145]+[.AC95]*[.B$151])" office:value-type="float" office:value="50.15">
            <text:p>50.2</text:p>
          </table:table-cell>
          <table:table-cell table:style-name="ce19" table:formula="of:=[.AD95]+[.H95]-IF([.V95]&gt;0;0;[.F95]+[.G95])" office:value-type="float" office:value="-172.85">
            <text:p>-172.9</text:p>
          </table:table-cell>
          <table:table-cell table:style-name="ce24"/>
          <table:table-cell table:style-name="ce7" table:number-columns-repeated="992"/>
        </table:table-row>
        <table:table-row table:style-name="ro2">
          <table:table-cell table:style-name="ce7" table:number-columns-repeated="4"/>
          <table:table-cell table:style-name="ce11"/>
          <table:table-cell table:style-name="ce11"/>
          <table:table-cell table:style-name="ce14" table:formula="of:=[.G95]/[.F95]" office:value-type="float" office:value="3.22222222222222">
            <text:p>3.22</text:p>
          </table:table-cell>
          <table:table-cell table:number-columns-repeated="18" table:style-name="ce11"/>
          <table:table-cell table:style-name="ce11"/>
          <table:table-cell table:style-name="ce11"/>
          <table:table-cell table:style-name="ce11"/>
          <table:table-cell table:style-name="ce17"/>
          <table:table-cell table:style-name="ce17" table:formula="of:=IF([.V96]&gt;0;[.B$131]*[.V96];0)+IF([.V96]&gt;0;[.B$143];1)*IF([.Y96]&gt;0;[.B$146];1)*IF([.P96]&gt;0;[.P96];1)*IF([.AA96]=1;[.AA96]*[.B$150];1)*([.I96]*[.B$131]+[.J96]*[.B$132]+[.K96]*[.B$133]+[.L96]*[.B$134]+[.M96]*[.B$136]+[.N96]*[.B$136]+[.O96]*[.B$137]+[.Q96]*[.B$138]+[.R96]*[.B$139]+[.S96]*[.B$140]+[.T96]*[.B$141]+[.U96]*[.B$142]+[.W96]*[.B$144]+[.X96]*[.B$145]+[.AC96]*[.B$151])" office:value-type="float" office:value="0">
            <text:p>0.0</text:p>
          </table:table-cell>
          <table:table-cell table:style-name="ce20" table:formula="of:=[.AD96]+[.H96]-[.F96]-[.G96]" office:value-type="float" office:value="-3.22222222222222">
            <text:p>-3.2</text:p>
          </table:table-cell>
          <table:table-cell table:style-name="ce24"/>
          <table:table-cell table:style-name="ce7" table:number-columns-repeated="992"/>
        </table:table-row>
        <table:table-row table:style-name="ro2">
          <table:table-cell table:style-name="Default"/>
          <table:table-cell table:number-columns-repeated="3"/>
          <table:table-cell table:style-name="ce10"/>
          <table:table-cell table:number-columns-repeated="20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97]&gt;0;[.B$131]*[.V97];0)+IF([.V97]&gt;0;[.B$143];1)*IF([.Y97]&gt;0;[.B$146];1)*IF([.P97]&gt;0;[.P97];1)*IF([.AA97]=1;[.AA97]*[.B$150];1)*([.I97]*[.B$131]+[.J97]*[.B$132]+[.K97]*[.B$133]+[.L97]*[.B$134]+[.M97]*[.B$136]+[.N97]*[.B$136]+[.O97]*[.B$137]+[.Q97]*[.B$138]+[.R97]*[.B$139]+[.S97]*[.B$140]+[.T97]*[.B$141]+[.U97]*[.B$142]+[.W97]*[.B$144]+[.X97]*[.B$145]+[.AC97]*[.B$151])" office:value-type="float" office:value="0">
            <text:p>0.0</text:p>
          </table:table-cell>
          <table:table-cell table:style-name="ce19" table:formula="of:=[.AD97]+[.H97]-[.F97]-[.G97]" office:value-type="float" office:value="0">
            <text:p>0.0</text:p>
          </table:table-cell>
          <table:table-cell table:style-name="ce22"/>
          <table:table-cell table:number-columns-repeated="992"/>
        </table:table-row>
        <table:table-row table:style-name="ro2">
          <table:table-cell table:style-name="Default" office:value-type="string">
            <text:p>Monsters</text:p>
          </table:table-cell>
          <table:table-cell table:number-columns-repeated="2"/>
          <table:table-cell office:value-type="string">
            <text:p>~25 of these</text:p>
          </table:table-cell>
          <table:table-cell table:style-name="ce10"/>
          <table:table-cell table:number-columns-repeated="20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98]&gt;0;[.B$131]*[.V98];0)+IF([.V98]&gt;0;[.B$143];1)*IF([.Y98]&gt;0;[.B$146];1)*IF([.P98]&gt;0;[.P98];1)*IF([.AA98]=1;[.AA98]*[.B$150];1)*([.I98]*[.B$131]+[.J98]*[.B$132]+[.K98]*[.B$133]+[.L98]*[.B$134]+[.M98]*[.B$136]+[.N98]*[.B$136]+[.O98]*[.B$137]+[.Q98]*[.B$138]+[.R98]*[.B$139]+[.S98]*[.B$140]+[.T98]*[.B$141]+[.U98]*[.B$142]+[.W98]*[.B$144]+[.X98]*[.B$145]+[.AC98]*[.B$151])" office:value-type="float" office:value="0">
            <text:p>0.0</text:p>
          </table:table-cell>
          <table:table-cell table:style-name="ce19" table:formula="of:=[.AD98]+[.H98]-[.F98]-[.G98]" office:value-type="float" office:value="0">
            <text:p>0.0</text:p>
          </table:table-cell>
          <table:table-cell table:style-name="ce22"/>
          <table:table-cell table:number-columns-repeated="992"/>
        </table:table-row>
        <table:table-row table:style-name="ro2">
          <table:table-cell table:style-name="Default" office:value-type="string">
            <text:p>Most of these monsters should automatically do damage to shields/planets roughly equal to their strength. This would balance the game between passive-aggresive and direct modes</text:p>
          </table:table-cell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Put this card in your field. Once per turn, you may colonize any planet for free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3">
            <text:p>13</text:p>
          </table:table-cell>
          <table:table-cell table:style-name="ce10" table:formula="of:=CEILING(IF([.C99]=&quot;Mercenary&quot;;AVERAGE([.F99];[.G99]);([.F99]+[.G99])) * 0.5; 1)" office:value-type="float" office:value="7">
            <text:p>7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 table:formula="of:=[.H95]*2" office:value-type="float" office:value="10">
            <text:p>10.0</text:p>
          </table:table-cell>
          <table:table-cell table:style-name="ce16" table:formula="of:=IF([.V99]&gt;0;[.B$131]*[.V99];0)+IF([.V99]&gt;0;[.B$143];1)*IF([.Y99]&gt;0;[.B$146];1)*IF([.P99]&gt;0;[.P99];1)*IF([.AA99]=1;[.AA99]*[.B$150];1)*([.I99]*[.B$131]+[.J99]*[.B$132]+[.K99]*[.B$133]+[.L99]*[.B$134]+[.M99]*[.B$136]+[.N99]*[.B$136]+[.O99]*[.B$137]+[.Q99]*[.B$138]+[.R99]*[.B$139]+[.S99]*[.B$140]+[.T99]*[.B$141]+[.U99]*[.B$142]+[.W99]*[.B$144]+[.X99]*[.B$145]+[.AC99]*[.B$151])" office:value-type="float" office:value="10">
            <text:p>10.0</text:p>
          </table:table-cell>
          <table:table-cell table:style-name="ce19" table:formula="of:=[.AD99]+[.H99]-[.F99]-[.G99]" office:value-type="float" office:value="4">
            <text:p>4.0</text:p>
          </table:table-cell>
          <table:table-cell table:style-name="ce22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For each opponent, defeat a Fleet of your choosing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0" table:formula="of:=CEILING(IF([.C100]=&quot;Mercenary&quot;;AVERAGE([.F100];[.G100]);([.F100]+[.G100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100]&gt;0;[.B$131]*[.V100];0)+IF([.V100]&gt;0;[.B$143];1)*IF([.Y100]&gt;0;[.B$146];1)*IF([.P100]&gt;0;[.P100];1)*IF([.AA100]=1;[.AA100]*[.B$150];1)*([.I100]*[.B$131]+[.J100]*[.B$132]+[.K100]*[.B$133]+[.L100]*[.B$134]+[.M100]*[.B$136]+[.N100]*[.B$136]+[.O100]*[.B$137]+[.Q100]*[.B$138]+[.R100]*[.B$139]+[.S100]*[.B$140]+[.T100]*[.B$141]+[.U100]*[.B$142]+[.W100]*[.B$144]+[.X100]*[.B$145]+[.AC100]*[.B$151])" office:value-type="float" office:value="0">
            <text:p>0.0</text:p>
          </table:table-cell>
          <table:table-cell table:style-name="ce19" table:formula="of:=[.AD100]+[.H100]-[.F100]-[.G100]" office:value-type="float" office:value="0">
            <text:p>0.0</text:p>
          </table:table-cell>
          <table:table-cell table:style-name="ce22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Defeat all Fleets of a single opponent</text:p>
          </table:table-cell>
          <table:table-cell table:style-name="ce10"/>
          <table:table-cell table:number-columns-repeated="2" table:style-name="ce10"/>
          <table:table-cell table:style-name="ce10" table:formula="of:=CEILING(IF([.C101]=&quot;Mercenary&quot;;AVERAGE([.F101];[.G101]);([.F101]+[.G101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101]&gt;0;[.B$131]*[.V101];0)+IF([.V101]&gt;0;[.B$143];1)*IF([.Y101]&gt;0;[.B$146];1)*IF([.P101]&gt;0;[.P101];1)*IF([.AA101]=1;[.AA101]*[.B$150];1)*([.I101]*[.B$131]+[.J101]*[.B$132]+[.K101]*[.B$133]+[.L101]*[.B$134]+[.M101]*[.B$136]+[.N101]*[.B$136]+[.O101]*[.B$137]+[.Q101]*[.B$138]+[.R101]*[.B$139]+[.S101]*[.B$140]+[.T101]*[.B$141]+[.U101]*[.B$142]+[.W101]*[.B$144]+[.X101]*[.B$145]+[.AC101]*[.B$151])" office:value-type="float" office:value="0">
            <text:p>0.0</text:p>
          </table:table-cell>
          <table:table-cell table:style-name="ce19" table:formula="of:=[.AD101]+[.H101]-[.F101]-[.G101]" office:value-type="float" office:value="0">
            <text:p>0.0</text:p>
          </table:table-cell>
          <table:table-cell table:style-name="ce22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Each opponent must choose and defeat a Fleet they have deployed</text:p>
          </table:table-cell>
          <table:table-cell table:style-name="ce10"/>
          <table:table-cell table:number-columns-repeated="2" table:style-name="ce10"/>
          <table:table-cell table:style-name="ce10" table:formula="of:=CEILING(IF([.C102]=&quot;Mercenary&quot;;AVERAGE([.F102];[.G102]);([.F102]+[.G102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102]&gt;0;[.B$131]*[.V102];0)+IF([.V102]&gt;0;[.B$143];1)*IF([.Y102]&gt;0;[.B$146];1)*IF([.P102]&gt;0;[.P102];1)*IF([.AA102]=1;[.AA102]*[.B$150];1)*([.I102]*[.B$131]+[.J102]*[.B$132]+[.K102]*[.B$133]+[.L102]*[.B$134]+[.M102]*[.B$136]+[.N102]*[.B$136]+[.O102]*[.B$137]+[.Q102]*[.B$138]+[.R102]*[.B$139]+[.S102]*[.B$140]+[.T102]*[.B$141]+[.U102]*[.B$142]+[.W102]*[.B$144]+[.X102]*[.B$145]+[.AC102]*[.B$151])" office:value-type="float" office:value="0">
            <text:p>0.0</text:p>
          </table:table-cell>
          <table:table-cell table:style-name="ce19" table:formula="of:=[.AD102]+[.H102]-[.F102]-[.G102]" office:value-type="float" office:value="0">
            <text:p>0.0</text:p>
          </table:table-cell>
          <table:table-cell table:style-name="ce22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Destroy all non-Monsters in the trade row</text:p>
          </table:table-cell>
          <table:table-cell table:style-name="ce10"/>
          <table:table-cell table:number-columns-repeated="2" table:style-name="ce10"/>
          <table:table-cell table:style-name="ce10" table:formula="of:=CEILING(IF([.C103]=&quot;Mercenary&quot;;AVERAGE([.F103];[.G103]);([.F103]+[.G103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103]&gt;0;[.B$131]*[.V103];0)+IF([.V103]&gt;0;[.B$143];1)*IF([.Y103]&gt;0;[.B$146];1)*IF([.P103]&gt;0;[.P103];1)*IF([.AA103]=1;[.AA103]*[.B$150];1)*([.I103]*[.B$131]+[.J103]*[.B$132]+[.K103]*[.B$133]+[.L103]*[.B$134]+[.M103]*[.B$136]+[.N103]*[.B$136]+[.O103]*[.B$137]+[.Q103]*[.B$138]+[.R103]*[.B$139]+[.S103]*[.B$140]+[.T103]*[.B$141]+[.U103]*[.B$142]+[.W103]*[.B$144]+[.X103]*[.B$145]+[.AC103]*[.B$151])" office:value-type="float" office:value="0">
            <text:p>0.0</text:p>
          </table:table-cell>
          <table:table-cell table:style-name="ce19" table:formula="of:=[.AD103]+[.H103]-[.F103]-[.G103]" office:value-type="float" office:value="0">
            <text:p>0.0</text:p>
          </table:table-cell>
          <table:table-cell table:style-name="ce22"/>
          <table:table-cell table:number-columns-repeated="992"/>
        </table:table-row>
        <table:table-row table:style-name="ro2">
          <table:table-cell table:style-name="Default" office:value-type="string">
            <text:p>Shiny Collector</text:p>
          </table:table-cell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Trophy: Acquire all Relics in the trade row</text:p>
          </table:table-cell>
          <table:table-cell table:style-name="ce10"/>
          <table:table-cell table:style-name="ce10"/>
          <table:table-cell table:style-name="ce10" office:value-type="float" office:value="7">
            <text:p>7</text:p>
          </table:table-cell>
          <table:table-cell table:style-name="ce10" table:formula="of:=CEILING(IF([.C104]=&quot;Mercenary&quot;;AVERAGE([.F104];[.G104]);([.F104]+[.G104])) * 0.5; 1)" office:value-type="float" office:value="4">
            <text:p>4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104]&gt;0;[.B$131]*[.V104];0)+IF([.V104]&gt;0;[.B$143];1)*IF([.Y104]&gt;0;[.B$146];1)*IF([.P104]&gt;0;[.P104];1)*IF([.AA104]=1;[.AA104]*[.B$150];1)*([.I104]*[.B$131]+[.J104]*[.B$132]+[.K104]*[.B$133]+[.L104]*[.B$134]+[.M104]*[.B$136]+[.N104]*[.B$136]+[.O104]*[.B$137]+[.Q104]*[.B$138]+[.R104]*[.B$139]+[.S104]*[.B$140]+[.T104]*[.B$141]+[.U104]*[.B$142]+[.W104]*[.B$144]+[.X104]*[.B$145]+[.AC104]*[.B$151])" office:value-type="float" office:value="0">
            <text:p>0.0</text:p>
          </table:table-cell>
          <table:table-cell table:style-name="ce19" table:formula="of:=[.AD104]+[.H104]-[.F104]-[.G104]" office:value-type="float" office:value="-3">
            <text:p>-3.0</text:p>
          </table:table-cell>
          <table:table-cell table:style-name="ce22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Defeat the lowest cost Fleet of each opponent</text:p>
          </table:table-cell>
          <table:table-cell table:style-name="ce10"/>
          <table:table-cell table:style-name="ce10"/>
          <table:table-cell table:style-name="ce10" office:value-type="float" office:value="6">
            <text:p>6</text:p>
          </table:table-cell>
          <table:table-cell table:style-name="ce10" table:formula="of:=CEILING(IF([.C105]=&quot;Mercenary&quot;;AVERAGE([.F105];[.G105]);([.F105]+[.G105])) * 0.5; 1)" office:value-type="float" office:value="3">
            <text:p>3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105]&gt;0;[.B$131]*[.V105];0)+IF([.V105]&gt;0;[.B$143];1)*IF([.Y105]&gt;0;[.B$146];1)*IF([.P105]&gt;0;[.P105];1)*IF([.AA105]=1;[.AA105]*[.B$150];1)*([.I105]*[.B$131]+[.J105]*[.B$132]+[.K105]*[.B$133]+[.L105]*[.B$134]+[.M105]*[.B$136]+[.N105]*[.B$136]+[.O105]*[.B$137]+[.Q105]*[.B$138]+[.R105]*[.B$139]+[.S105]*[.B$140]+[.T105]*[.B$141]+[.U105]*[.B$142]+[.W105]*[.B$144]+[.X105]*[.B$145]+[.AC105]*[.B$151])" office:value-type="float" office:value="0">
            <text:p>0.0</text:p>
          </table:table-cell>
          <table:table-cell table:style-name="ce19" table:formula="of:=[.AD105]+[.H105]-[.F105]-[.G105]" office:value-type="float" office:value="-3">
            <text:p>-3.0</text:p>
          </table:table-cell>
          <table:table-cell table:style-name="ce22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Defeat the highest cost Fleet of each opponent</text:p>
          </table:table-cell>
          <table:table-cell table:style-name="ce10"/>
          <table:table-cell table:number-columns-repeated="2" table:style-name="ce10"/>
          <table:table-cell table:style-name="ce10" table:formula="of:=CEILING(IF([.C106]=&quot;Mercenary&quot;;AVERAGE([.F106];[.G106]);([.F106]+[.G106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106]&gt;0;[.B$131]*[.V106];0)+IF([.V106]&gt;0;[.B$143];1)*IF([.Y106]&gt;0;[.B$146];1)*IF([.P106]&gt;0;[.P106];1)*IF([.AA106]=1;[.AA106]*[.B$150];1)*([.I106]*[.B$131]+[.J106]*[.B$132]+[.K106]*[.B$133]+[.L106]*[.B$134]+[.M106]*[.B$136]+[.N106]*[.B$136]+[.O106]*[.B$137]+[.Q106]*[.B$138]+[.R106]*[.B$139]+[.S106]*[.B$140]+[.T106]*[.B$141]+[.U106]*[.B$142]+[.W106]*[.B$144]+[.X106]*[.B$145]+[.AC106]*[.B$151])" office:value-type="float" office:value="0">
            <text:p>0.0</text:p>
          </table:table-cell>
          <table:table-cell table:style-name="ce19" table:formula="of:=[.AD106]+[.H106]-[.F106]-[.G106]" office:value-type="float" office:value="0">
            <text:p>0.0</text:p>
          </table:table-cell>
          <table:table-cell table:style-name="ce22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Draw 2 Cards</text:p>
          </table:table-cell>
          <table:table-cell table:style-name="ce10"/>
          <table:table-cell table:style-name="ce10"/>
          <table:table-cell table:style-name="ce10" office:value-type="float" office:value="4">
            <text:p>4</text:p>
          </table:table-cell>
          <table:table-cell table:style-name="ce10" table:formula="of:=CEILING(IF([.C107]=&quot;Mercenary&quot;;AVERAGE([.F107];[.G107]);([.F107]+[.G107])) * 0.5; 1)" office:value-type="float" office:value="2">
            <text:p>2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107]&gt;0;[.B$131]*[.V107];0)+IF([.V107]&gt;0;[.B$143];1)*IF([.Y107]&gt;0;[.B$146];1)*IF([.P107]&gt;0;[.P107];1)*IF([.AA107]=1;[.AA107]*[.B$150];1)*([.I107]*[.B$131]+[.J107]*[.B$132]+[.K107]*[.B$133]+[.L107]*[.B$134]+[.M107]*[.B$136]+[.N107]*[.B$136]+[.O107]*[.B$137]+[.Q107]*[.B$138]+[.R107]*[.B$139]+[.S107]*[.B$140]+[.T107]*[.B$141]+[.U107]*[.B$142]+[.W107]*[.B$144]+[.X107]*[.B$145]+[.AC107]*[.B$151])" office:value-type="float" office:value="0">
            <text:p>0.0</text:p>
          </table:table-cell>
          <table:table-cell table:style-name="ce19" table:formula="of:=[.AD107]+[.H107]-[.F107]-[.G107]" office:value-type="float" office:value="-2">
            <text:p>-2.0</text:p>
          </table:table-cell>
          <table:table-cell table:style-name="ce22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Draw 1 card. Each opponent must discard a card</text:p>
          </table:table-cell>
          <table:table-cell table:style-name="ce10"/>
          <table:table-cell table:style-name="ce10"/>
          <table:table-cell table:style-name="ce10" office:value-type="float" office:value="8">
            <text:p>8</text:p>
          </table:table-cell>
          <table:table-cell table:style-name="ce10" table:formula="of:=CEILING(IF([.C108]=&quot;Mercenary&quot;;AVERAGE([.F108];[.G108]);([.F108]+[.G108])) * 0.5; 1)" office:value-type="float" office:value="4">
            <text:p>4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108]&gt;0;[.B$131]*[.V108];0)+IF([.V108]&gt;0;[.B$143];1)*IF([.Y108]&gt;0;[.B$146];1)*IF([.P108]&gt;0;[.P108];1)*IF([.AA108]=1;[.AA108]*[.B$150];1)*([.I108]*[.B$131]+[.J108]*[.B$132]+[.K108]*[.B$133]+[.L108]*[.B$134]+[.M108]*[.B$136]+[.N108]*[.B$136]+[.O108]*[.B$137]+[.Q108]*[.B$138]+[.R108]*[.B$139]+[.S108]*[.B$140]+[.T108]*[.B$141]+[.U108]*[.B$142]+[.W108]*[.B$144]+[.X108]*[.B$145]+[.AC108]*[.B$151])" office:value-type="float" office:value="0">
            <text:p>0.0</text:p>
          </table:table-cell>
          <table:table-cell table:style-name="ce19" table:formula="of:=[.AD108]+[.H108]-[.F108]-[.G108]" office:value-type="float" office:value="-4">
            <text:p>-4.0</text:p>
          </table:table-cell>
          <table:table-cell table:style-name="ce22"/>
          <table:table-cell table:number-columns-repeated="992"/>
        </table:table-row>
        <table:table-row table:style-name="ro2">
          <table:table-cell table:style-name="Default" office:value-type="string">
            <text:p>Swarmer</text:p>
          </table:table-cell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Gain 1 Reward. Trophy: Return this to the Swarmer stack to deal 1 damage to any shield or planet</text:p>
          </table:table-cell>
          <table:table-cell table:style-name="ce10" office:value-type="float" office:value="16">
            <text:p>16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109]&gt;0;[.B$131]*[.V109];0)+IF([.V109]&gt;0;[.B$143];1)*IF([.Y109]&gt;0;[.B$146];1)*IF([.P109]&gt;0;[.P109];1)*IF([.AA109]=1;[.AA109]*[.B$150];1)*([.I109]*[.B$131]+[.J109]*[.B$132]+[.K109]*[.B$133]+[.L109]*[.B$134]+[.M109]*[.B$136]+[.N109]*[.B$136]+[.O109]*[.B$137]+[.Q109]*[.B$138]+[.R109]*[.B$139]+[.S109]*[.B$140]+[.T109]*[.B$141]+[.U109]*[.B$142]+[.W109]*[.B$144]+[.X109]*[.B$145]+[.AC109]*[.B$151])" office:value-type="float" office:value="0">
            <text:p>0.0</text:p>
          </table:table-cell>
          <table:table-cell table:style-name="ce19" table:formula="of:=[.AD109]+[.H109]-[.F109]-[.G109]" office:value-type="float" office:value="-2">
            <text:p>-2.0</text:p>
          </table:table-cell>
          <table:table-cell table:style-name="ce22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10"/>
          <table:table-cell table:number-columns-repeated="2" table:style-name="ce10"/>
          <table:table-cell table:style-name="ce10" table:formula="of:=CEILING(IF([.C110]=&quot;Mercenary&quot;;AVERAGE([.F110];[.G110]);([.F110]+[.G110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110]&gt;0;[.B$131]*[.V110];0)+IF([.V110]&gt;0;[.B$143];1)*IF([.Y110]&gt;0;[.B$146];1)*IF([.P110]&gt;0;[.P110];1)*IF([.AA110]=1;[.AA110]*[.B$150];1)*([.I110]*[.B$131]+[.J110]*[.B$132]+[.K110]*[.B$133]+[.L110]*[.B$134]+[.M110]*[.B$136]+[.N110]*[.B$136]+[.O110]*[.B$137]+[.Q110]*[.B$138]+[.R110]*[.B$139]+[.S110]*[.B$140]+[.T110]*[.B$141]+[.U110]*[.B$142]+[.W110]*[.B$144]+[.X110]*[.B$145]+[.AC110]*[.B$151])" office:value-type="float" office:value="0">
            <text:p>0.0</text:p>
          </table:table-cell>
          <table:table-cell table:style-name="ce19" table:formula="of:=[.AD110]+[.H110]-[.F110]-[.G110]" office:value-type="float" office:value="0">
            <text:p>0.0</text:p>
          </table:table-cell>
          <table:table-cell table:style-name="ce22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10"/>
          <table:table-cell table:number-columns-repeated="2" table:style-name="ce10"/>
          <table:table-cell table:style-name="ce10" table:formula="of:=CEILING(IF([.C111]=&quot;Mercenary&quot;;AVERAGE([.F111];[.G111]);([.F111]+[.G111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111]&gt;0;[.B$131]*[.V111];0)+IF([.V111]&gt;0;[.B$143];1)*IF([.Y111]&gt;0;[.B$146];1)*IF([.P111]&gt;0;[.P111];1)*IF([.AA111]=1;[.AA111]*[.B$150];1)*([.I111]*[.B$131]+[.J111]*[.B$132]+[.K111]*[.B$133]+[.L111]*[.B$134]+[.M111]*[.B$136]+[.N111]*[.B$136]+[.O111]*[.B$137]+[.Q111]*[.B$138]+[.R111]*[.B$139]+[.S111]*[.B$140]+[.T111]*[.B$141]+[.U111]*[.B$142]+[.W111]*[.B$144]+[.X111]*[.B$145]+[.AC111]*[.B$151])" office:value-type="float" office:value="0">
            <text:p>0.0</text:p>
          </table:table-cell>
          <table:table-cell table:style-name="ce19" table:formula="of:=[.AD111]+[.H111]-[.F111]-[.G111]" office:value-type="float" office:value="0">
            <text:p>0.0</text:p>
          </table:table-cell>
          <table:table-cell table:style-name="ce22"/>
          <table:table-cell table:number-columns-repeated="992"/>
        </table:table-row>
        <table:table-row table:style-name="ro2">
          <table:table-cell table:style-name="Default" office:value-type="string">
            <text:p>Dastardly Dashers</text:p>
          </table:table-cell>
          <table:table-cell office:value-type="string">
            <text:p>U</text:p>
          </table:table-cell>
          <table:table-cell office:value-type="string">
            <text:p>Mercenary</text:p>
          </table:table-cell>
          <table:table-cell office:value-type="string">
            <text:p>Each opponent must either: discard a card or lose 2 reward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table:formula="of:=CEILING(IF([.C112]=&quot;Mercenary&quot;;AVERAGE([.F112];[.G112]);([.F112]+[.G112])) * 0.5; 1)" office:value-type="float" office:value="2">
            <text:p>2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112]&gt;0;[.B$131]*[.V112];0)+IF([.V112]&gt;0;[.B$143];1)*IF([.Y112]&gt;0;[.B$146];1)*IF([.P112]&gt;0;[.P112];1)*IF([.AA112]=1;[.AA112]*[.B$150];1)*([.I112]*[.B$131]+[.J112]*[.B$132]+[.K112]*[.B$133]+[.L112]*[.B$134]+[.M112]*[.B$136]+[.N112]*[.B$136]+[.O112]*[.B$137]+[.Q112]*[.B$138]+[.R112]*[.B$139]+[.S112]*[.B$140]+[.T112]*[.B$141]+[.U112]*[.B$142]+[.W112]*[.B$144]+[.X112]*[.B$145]+[.AC112]*[.B$151])" office:value-type="float" office:value="0">
            <text:p>0.0</text:p>
          </table:table-cell>
          <table:table-cell table:style-name="ce19" table:formula="of:=[.AD112]+[.H112]-[.F112]-[.G112]" office:value-type="float" office:value="-6">
            <text:p>-6.0</text:p>
          </table:table-cell>
          <table:table-cell table:style-name="ce22"/>
          <table:table-cell table:number-columns-repeated="992"/>
        </table:table-row>
        <table:table-row table:style-name="ro2">
          <table:table-cell table:style-name="Default" office:value-type="string">
            <text:p>Optimistic Nihilists</text:p>
          </table:table-cell>
          <table:table-cell office:value-type="string">
            <text:p>U</text:p>
          </table:table-cell>
          <table:table-cell office:value-type="string">
            <text:p>Mercenary</text:p>
          </table:table-cell>
          <table:table-cell office:value-type="string">
            <text:p>Gain 3 Credit and 3 Energy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table:style-name="ce10" table:formula="of:=CEILING(IF([.C113]=&quot;Mercenary&quot;;AVERAGE([.F113];[.G113]);([.F113]+[.G113])) * 0.5; 1)" office:value-type="float" office:value="3">
            <text:p>3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number-columns-repeated="13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113]&gt;0;[.B$131]*[.V113];0)+IF([.V113]&gt;0;[.B$143];1)*IF([.Y113]&gt;0;[.B$146];1)*IF([.P113]&gt;0;[.P113];1)*IF([.AA113]=1;[.AA113]*[.B$150];1)*([.I113]*[.B$131]+[.J113]*[.B$132]+[.K113]*[.B$133]+[.L113]*[.B$134]+[.M113]*[.B$136]+[.N113]*[.B$136]+[.O113]*[.B$137]+[.Q113]*[.B$138]+[.R113]*[.B$139]+[.S113]*[.B$140]+[.T113]*[.B$141]+[.U113]*[.B$142]+[.W113]*[.B$144]+[.X113]*[.B$145]+[.AC113]*[.B$151])" office:value-type="float" office:value="5.85">
            <text:p>5.9</text:p>
          </table:table-cell>
          <table:table-cell table:style-name="ce19" table:formula="of:=[.AD113]+[.H113]-[.F113]-[.G113]" office:value-type="float" office:value="-1.15">
            <text:p>-1.2</text:p>
          </table:table-cell>
          <table:table-cell table:style-name="ce22"/>
          <table:table-cell table:number-columns-repeated="992"/>
        </table:table-row>
        <table:table-row table:style-name="ro2">
          <table:table-cell table:style-name="Default" office:value-type="string">
            <text:p>Pessimistic Nihilists</text:p>
          </table:table-cell>
          <table:table-cell office:value-type="string">
            <text:p>U</text:p>
          </table:table-cell>
          <table:table-cell office:value-type="string">
            <text:p>Mercenary</text:p>
          </table:table-cell>
          <table:table-cell office:value-type="string">
            <text:p>Gain 3 Strength and 3 Energy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6">
            <text:p>6</text:p>
          </table:table-cell>
          <table:table-cell table:style-name="ce10" table:formula="of:=CEILING(IF([.C114]=&quot;Mercenary&quot;;AVERAGE([.F114];[.G114]);([.F114]+[.G114])) * 0.5; 1)" office:value-type="float" office:value="3">
            <text:p>3</text:p>
          </table:table-cell>
          <table:table-cell table:number-columns-repeated="2" table:style-name="ce10"/>
          <table:table-cell table:number-columns-repeated="2" table:style-name="ce10" office:value-type="float" office:value="3">
            <text:p>3</text:p>
          </table:table-cell>
          <table:table-cell table:number-columns-repeated="13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114]&gt;0;[.B$131]*[.V114];0)+IF([.V114]&gt;0;[.B$143];1)*IF([.Y114]&gt;0;[.B$146];1)*IF([.P114]&gt;0;[.P114];1)*IF([.AA114]=1;[.AA114]*[.B$150];1)*([.I114]*[.B$131]+[.J114]*[.B$132]+[.K114]*[.B$133]+[.L114]*[.B$134]+[.M114]*[.B$136]+[.N114]*[.B$136]+[.O114]*[.B$137]+[.Q114]*[.B$138]+[.R114]*[.B$139]+[.S114]*[.B$140]+[.T114]*[.B$141]+[.U114]*[.B$142]+[.W114]*[.B$144]+[.X114]*[.B$145]+[.AC114]*[.B$151])" office:value-type="float" office:value="6.45">
            <text:p>6.5</text:p>
          </table:table-cell>
          <table:table-cell table:style-name="ce19" table:formula="of:=[.AD114]+[.H114]-[.F114]-[.G114]" office:value-type="float" office:value="-0.550000000000001">
            <text:p>-0.6</text:p>
          </table:table-cell>
          <table:table-cell table:style-name="ce22"/>
          <table:table-cell table:number-columns-repeated="992"/>
        </table:table-row>
        <table:table-row table:style-name="ro2">
          <table:table-cell table:style-name="Default" office:value-type="string">
            <text:p>Neutral Nihilists</text:p>
          </table:table-cell>
          <table:table-cell office:value-type="string">
            <text:p>U</text:p>
          </table:table-cell>
          <table:table-cell office:value-type="string">
            <text:p>Mercenary</text:p>
          </table:table-cell>
          <table:table-cell office:value-type="string">
            <text:p>Gain 2 Credit, 2 Strength, and 2 Energy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table:formula="of:=CEILING(IF([.C115]=&quot;Mercenary&quot;;AVERAGE([.F115];[.G115]);([.F115]+[.G115])) * 0.5; 1)" office:value-type="float" office:value="3">
            <text:p>3</text:p>
          </table:table-cell>
          <table:table-cell table:style-name="ce10"/>
          <table:table-cell table:number-columns-repeated="3" table:style-name="ce10" office:value-type="float" office:value="2">
            <text:p>2</text:p>
          </table:table-cell>
          <table:table-cell table:number-columns-repeated="13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115]&gt;0;[.B$131]*[.V115];0)+IF([.V115]&gt;0;[.B$143];1)*IF([.Y115]&gt;0;[.B$146];1)*IF([.P115]&gt;0;[.P115];1)*IF([.AA115]=1;[.AA115]*[.B$150];1)*([.I115]*[.B$131]+[.J115]*[.B$132]+[.K115]*[.B$133]+[.L115]*[.B$134]+[.M115]*[.B$136]+[.N115]*[.B$136]+[.O115]*[.B$137]+[.Q115]*[.B$138]+[.R115]*[.B$139]+[.S115]*[.B$140]+[.T115]*[.B$141]+[.U115]*[.B$142]+[.W115]*[.B$144]+[.X115]*[.B$145]+[.AC115]*[.B$151])" office:value-type="float" office:value="6.7">
            <text:p>6.7</text:p>
          </table:table-cell>
          <table:table-cell table:style-name="ce19" table:formula="of:=[.AD115]+[.H115]-[.F115]-[.G115]" office:value-type="float" office:value="-0.300000000000001">
            <text:p>-0.3</text:p>
          </table:table-cell>
          <table:table-cell table:style-name="ce22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10"/>
          <table:table-cell table:number-columns-repeated="2" table:style-name="ce10"/>
          <table:table-cell table:style-name="ce10" table:formula="of:=CEILING(IF([.C116]=&quot;Mercenary&quot;;AVERAGE([.F116];[.G116]);([.F116]+[.G116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116]&gt;0;[.B$131]*[.V116];0)+IF([.V116]&gt;0;[.B$143];1)*IF([.Y116]&gt;0;[.B$146];1)*IF([.P116]&gt;0;[.P116];1)*IF([.AA116]=1;[.AA116]*[.B$150];1)*([.I116]*[.B$131]+[.J116]*[.B$132]+[.K116]*[.B$133]+[.L116]*[.B$134]+[.M116]*[.B$136]+[.N116]*[.B$136]+[.O116]*[.B$137]+[.Q116]*[.B$138]+[.R116]*[.B$139]+[.S116]*[.B$140]+[.T116]*[.B$141]+[.U116]*[.B$142]+[.W116]*[.B$144]+[.X116]*[.B$145]+[.AC116]*[.B$151])" office:value-type="float" office:value="0">
            <text:p>0.0</text:p>
          </table:table-cell>
          <table:table-cell table:style-name="ce19" table:formula="of:=[.AD116]+[.H116]-[.F116]-[.G116]" office:value-type="float" office:value="0">
            <text:p>0.0</text:p>
          </table:table-cell>
          <table:table-cell table:style-name="ce22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10"/>
          <table:table-cell table:number-columns-repeated="2" table:style-name="ce10"/>
          <table:table-cell table:style-name="ce10" table:formula="of:=CEILING(IF([.C117]=&quot;Mercenary&quot;;AVERAGE([.F117];[.G117]);([.F117]+[.G117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117]&gt;0;[.B$131]*[.V117];0)+IF([.V117]&gt;0;[.B$143];1)*IF([.Y117]&gt;0;[.B$146];1)*IF([.P117]&gt;0;[.P117];1)*IF([.AA117]=1;[.AA117]*[.B$150];1)*([.I117]*[.B$131]+[.J117]*[.B$132]+[.K117]*[.B$133]+[.L117]*[.B$134]+[.M117]*[.B$136]+[.N117]*[.B$136]+[.O117]*[.B$137]+[.Q117]*[.B$138]+[.R117]*[.B$139]+[.S117]*[.B$140]+[.T117]*[.B$141]+[.U117]*[.B$142]+[.W117]*[.B$144]+[.X117]*[.B$145]+[.AC117]*[.B$151])" office:value-type="float" office:value="0">
            <text:p>0.0</text:p>
          </table:table-cell>
          <table:table-cell table:style-name="ce19" table:formula="of:=[.AD117]+[.H117]-[.F117]-[.G117]" office:value-type="float" office:value="0">
            <text:p>0.0</text:p>
          </table:table-cell>
          <table:table-cell table:style-name="ce22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10"/>
          <table:table-cell table:number-columns-repeated="2" table:style-name="ce10"/>
          <table:table-cell table:style-name="ce10" table:formula="of:=CEILING(IF([.C118]=&quot;Mercenary&quot;;AVERAGE([.F118];[.G118]);([.F118]+[.G118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118]&gt;0;[.B$131]*[.V118];0)+IF([.V118]&gt;0;[.B$143];1)*IF([.Y118]&gt;0;[.B$146];1)*IF([.P118]&gt;0;[.P118];1)*IF([.AA118]=1;[.AA118]*[.B$150];1)*([.I118]*[.B$131]+[.J118]*[.B$132]+[.K118]*[.B$133]+[.L118]*[.B$134]+[.M118]*[.B$136]+[.N118]*[.B$136]+[.O118]*[.B$137]+[.Q118]*[.B$138]+[.R118]*[.B$139]+[.S118]*[.B$140]+[.T118]*[.B$141]+[.U118]*[.B$142]+[.W118]*[.B$144]+[.X118]*[.B$145]+[.AC118]*[.B$151])" office:value-type="float" office:value="0">
            <text:p>0.0</text:p>
          </table:table-cell>
          <table:table-cell table:style-name="ce19" table:formula="of:=[.AD118]+[.H118]-[.F118]-[.G118]" office:value-type="float" office:value="0">
            <text:p>0.0</text:p>
          </table:table-cell>
          <table:table-cell table:style-name="ce22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10"/>
          <table:table-cell table:number-columns-repeated="2" table:style-name="ce10"/>
          <table:table-cell table:style-name="ce10" table:formula="of:=CEILING(IF([.C119]=&quot;Mercenary&quot;;AVERAGE([.F119];[.G119]);([.F119]+[.G119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119]&gt;0;[.B$131]*[.V119];0)+IF([.V119]&gt;0;[.B$143];1)*IF([.Y119]&gt;0;[.B$146];1)*IF([.P119]&gt;0;[.P119];1)*IF([.AA119]=1;[.AA119]*[.B$150];1)*([.I119]*[.B$131]+[.J119]*[.B$132]+[.K119]*[.B$133]+[.L119]*[.B$134]+[.M119]*[.B$136]+[.N119]*[.B$136]+[.O119]*[.B$137]+[.Q119]*[.B$138]+[.R119]*[.B$139]+[.S119]*[.B$140]+[.T119]*[.B$141]+[.U119]*[.B$142]+[.W119]*[.B$144]+[.X119]*[.B$145]+[.AC119]*[.B$151])" office:value-type="float" office:value="0">
            <text:p>0.0</text:p>
          </table:table-cell>
          <table:table-cell table:style-name="ce19" table:formula="of:=[.AD119]+[.H119]-[.F119]-[.G119]" office:value-type="float" office:value="0">
            <text:p>0.0</text:p>
          </table:table-cell>
          <table:table-cell table:style-name="ce22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10"/>
          <table:table-cell table:number-columns-repeated="2" table:style-name="ce10"/>
          <table:table-cell table:style-name="ce10" table:formula="of:=CEILING(IF([.C120]=&quot;Mercenary&quot;;AVERAGE([.F120];[.G120]);([.F120]+[.G120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120]&gt;0;[.B$131]*[.V120];0)+IF([.V120]&gt;0;[.B$143];1)*IF([.Y120]&gt;0;[.B$146];1)*IF([.P120]&gt;0;[.P120];1)*IF([.AA120]=1;[.AA120]*[.B$150];1)*([.I120]*[.B$131]+[.J120]*[.B$132]+[.K120]*[.B$133]+[.L120]*[.B$134]+[.M120]*[.B$136]+[.N120]*[.B$136]+[.O120]*[.B$137]+[.Q120]*[.B$138]+[.R120]*[.B$139]+[.S120]*[.B$140]+[.T120]*[.B$141]+[.U120]*[.B$142]+[.W120]*[.B$144]+[.X120]*[.B$145]+[.AC120]*[.B$151])" office:value-type="float" office:value="0">
            <text:p>0.0</text:p>
          </table:table-cell>
          <table:table-cell table:style-name="ce19" table:formula="of:=[.AD120]+[.H120]-[.F120]-[.G120]" office:value-type="float" office:value="0">
            <text:p>0.0</text:p>
          </table:table-cell>
          <table:table-cell table:style-name="ce22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10"/>
          <table:table-cell table:number-columns-repeated="2" table:style-name="ce10"/>
          <table:table-cell table:style-name="ce10" table:formula="of:=CEILING(IF([.C121]=&quot;Mercenary&quot;;AVERAGE([.F121];[.G121]);([.F121]+[.G121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121]&gt;0;[.B$131]*[.V121];0)+IF([.V121]&gt;0;[.B$143];1)*IF([.Y121]&gt;0;[.B$146];1)*IF([.P121]&gt;0;[.P121];1)*IF([.AA121]=1;[.AA121]*[.B$150];1)*([.I121]*[.B$131]+[.J121]*[.B$132]+[.K121]*[.B$133]+[.L121]*[.B$134]+[.M121]*[.B$136]+[.N121]*[.B$136]+[.O121]*[.B$137]+[.Q121]*[.B$138]+[.R121]*[.B$139]+[.S121]*[.B$140]+[.T121]*[.B$141]+[.U121]*[.B$142]+[.W121]*[.B$144]+[.X121]*[.B$145]+[.AC121]*[.B$151])" office:value-type="float" office:value="0">
            <text:p>0.0</text:p>
          </table:table-cell>
          <table:table-cell table:style-name="ce19" table:formula="of:=[.AD121]+[.H121]-[.F121]-[.G121]" office:value-type="float" office:value="0">
            <text:p>0.0</text:p>
          </table:table-cell>
          <table:table-cell table:style-name="ce22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10"/>
          <table:table-cell table:number-columns-repeated="2" table:style-name="ce10"/>
          <table:table-cell table:style-name="ce10" table:formula="of:=CEILING(IF([.C122]=&quot;Mercenary&quot;;AVERAGE([.F122];[.G122]);([.F122]+[.G122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122]&gt;0;[.B$131]*[.V122];0)+IF([.V122]&gt;0;[.B$143];1)*IF([.Y122]&gt;0;[.B$146];1)*IF([.P122]&gt;0;[.P122];1)*IF([.AA122]=1;[.AA122]*[.B$150];1)*([.I122]*[.B$131]+[.J122]*[.B$132]+[.K122]*[.B$133]+[.L122]*[.B$134]+[.M122]*[.B$136]+[.N122]*[.B$136]+[.O122]*[.B$137]+[.Q122]*[.B$138]+[.R122]*[.B$139]+[.S122]*[.B$140]+[.T122]*[.B$141]+[.U122]*[.B$142]+[.W122]*[.B$144]+[.X122]*[.B$145]+[.AC122]*[.B$151])" office:value-type="float" office:value="0">
            <text:p>0.0</text:p>
          </table:table-cell>
          <table:table-cell table:style-name="ce19" table:formula="of:=[.AD122]+[.H122]-[.F122]-[.G122]" office:value-type="float" office:value="0">
            <text:p>0.0</text:p>
          </table:table-cell>
          <table:table-cell table:style-name="ce22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10"/>
          <table:table-cell table:number-columns-repeated="2" table:style-name="ce10"/>
          <table:table-cell table:style-name="ce10" table:formula="of:=CEILING(IF([.C123]=&quot;Mercenary&quot;;AVERAGE([.F123];[.G123]);([.F123]+[.G123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123]&gt;0;[.B$131]*[.V123];0)+IF([.V123]&gt;0;[.B$143];1)*IF([.Y123]&gt;0;[.B$146];1)*IF([.P123]&gt;0;[.P123];1)*IF([.AA123]=1;[.AA123]*[.B$150];1)*([.I123]*[.B$131]+[.J123]*[.B$132]+[.K123]*[.B$133]+[.L123]*[.B$134]+[.M123]*[.B$136]+[.N123]*[.B$136]+[.O123]*[.B$137]+[.Q123]*[.B$138]+[.R123]*[.B$139]+[.S123]*[.B$140]+[.T123]*[.B$141]+[.U123]*[.B$142]+[.W123]*[.B$144]+[.X123]*[.B$145]+[.AC123]*[.B$151])" office:value-type="float" office:value="0">
            <text:p>0.0</text:p>
          </table:table-cell>
          <table:table-cell table:style-name="ce19" table:formula="of:=[.AD123]+[.H123]-[.F123]-[.G123]" office:value-type="float" office:value="0">
            <text:p>0.0</text:p>
          </table:table-cell>
          <table:table-cell table:style-name="ce22"/>
          <table:table-cell table:number-columns-repeated="992"/>
        </table:table-row>
        <table:table-row table:style-name="ro2">
          <table:table-cell/>
          <table:table-cell office:value-type="string">
            <text:p>U</text:p>
          </table:table-cell>
          <table:table-cell/>
          <table:table-cell/>
          <table:table-cell table:style-name="ce10"/>
          <table:table-cell table:number-columns-repeated="2" table:style-name="ce10"/>
          <table:table-cell table:style-name="ce10" table:formula="of:=CEILING(IF([.C124]=&quot;Mercenary&quot;;AVERAGE([.F124];[.G124]);([.F124]+[.G124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124]&gt;0;[.B$131]*[.V124];0)+IF([.V124]&gt;0;[.B$143];1)*IF([.Y124]&gt;0;[.B$146];1)*IF([.P124]&gt;0;[.P124];1)*IF([.AA124]=1;[.AA124]*[.B$150];1)*([.I124]*[.B$131]+[.J124]*[.B$132]+[.K124]*[.B$133]+[.L124]*[.B$134]+[.M124]*[.B$136]+[.N124]*[.B$136]+[.O124]*[.B$137]+[.Q124]*[.B$138]+[.R124]*[.B$139]+[.S124]*[.B$140]+[.T124]*[.B$141]+[.U124]*[.B$142]+[.W124]*[.B$144]+[.X124]*[.B$145]+[.AC124]*[.B$151])" office:value-type="float" office:value="0">
            <text:p>0.0</text:p>
          </table:table-cell>
          <table:table-cell table:style-name="ce19" table:formula="of:=[.AD124]+[.H124]-[.F124]-[.G124]" office:value-type="float" office:value="0">
            <text:p>0.0</text:p>
          </table:table-cell>
          <table:table-cell table:style-name="ce22"/>
          <table:table-cell table:number-columns-repeated="992"/>
        </table:table-row>
        <table:table-row table:style-name="ro4">
          <table:table-cell table:style-name="ce2" office:value-type="string">
            <text:p>Monster Statistics</text:p>
          </table:table-cell>
          <table:table-cell table:style-name="ce7" table:number-columns-repeated="3"/>
          <table:table-cell table:style-name="ce7" table:formula="of:=SUM([.E99:.E124])" office:value-type="float" office:value="23">
            <text:p>23</text:p>
          </table:table-cell>
          <table:table-cell table:style-name="ce7" table:number-columns-repeated="26"/>
          <table:table-cell table:style-name="ce25"/>
          <table:table-cell table:style-name="ce7" table:number-columns-repeated="992"/>
        </table:table-row>
        <table:table-row table:style-name="ro4">
          <table:table-cell table:style-name="ce2" office:value-type="string">
            <text:p>Total Deck Statistics</text:p>
          </table:table-cell>
          <table:table-cell table:style-name="ce7" table:number-columns-repeated="3"/>
          <table:table-cell table:style-name="ce7" table:formula="of:=[.E20]+[.E38]+[.E55]+[.E68]+[.E125]" office:value-type="float" office:value="108">
            <text:p>108</text:p>
          </table:table-cell>
          <table:table-cell table:style-name="ce7" table:number-columns-repeated="26"/>
          <table:table-cell table:style-name="ce25"/>
          <table:table-cell table:style-name="ce7" table:number-columns-repeated="992"/>
        </table:table-row>
        <table:table-row table:style-name="ro4">
          <table:table-cell office:value-type="string">
            <text:p>Weightings</text:p>
          </table:table-cell>
          <table:table-cell table:number-columns-repeated="1023"/>
        </table:table-row>
        <table:table-row table:style-name="ro4">
          <table:table-cell office:value-type="string">
            <text:p>Credit Cost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4">
          <table:table-cell office:value-type="string">
            <text:p>Strength Cost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4">
          <table:table-cell office:value-type="string">
            <text:p>Re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Energy Loss</text:p>
          </table:table-cell>
          <table:table-cell office:value-type="float" office:value="-0.5">
            <text:p>-0.5</text:p>
          </table:table-cell>
          <table:table-cell table:number-columns-repeated="1022"/>
        </table:table-row>
        <table:table-row table:style-name="ro4">
          <table:table-cell office:value-type="string">
            <text:p>Credit Gain</text:p>
          </table:table-cell>
          <table:table-cell office:value-type="float" office:value="1.2">
            <text:p>1.2</text:p>
          </table:table-cell>
          <table:table-cell table:number-columns-repeated="1022"/>
        </table:table-row>
        <table:table-row table:style-name="ro4">
          <table:table-cell office:value-type="string">
            <text:p>Strength Gain</text:p>
          </table:table-cell>
          <table:table-cell office:value-type="float" office:value="1.4">
            <text:p>1.4</text:p>
          </table:table-cell>
          <table:table-cell table:number-columns-repeated="1022"/>
        </table:table-row>
        <table:table-row table:style-name="ro4">
          <table:table-cell office:value-type="string">
            <text:p>Energy Gain</text:p>
          </table:table-cell>
          <table:table-cell office:value-type="float" office:value="0.75">
            <text:p>0.75</text:p>
          </table:table-cell>
          <table:table-cell table:number-columns-repeated="1022"/>
        </table:table-row>
        <table:table-row table:style-name="ro4">
          <table:table-cell office:value-type="string">
            <text:p>Reward Gain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Shield Health</text:p>
          </table:table-cell>
          <table:table-cell office:value-type="float" office:value="0.75">
            <text:p>0.75</text:p>
          </table:table-cell>
          <table:table-cell table:number-columns-repeated="1022"/>
        </table:table-row>
        <table:table-row table:style-name="ro4">
          <table:table-cell office:value-type="string">
            <text:p>Planet Heal</text:p>
          </table:table-cell>
          <table:table-cell office:value-type="float" office:value="0.5">
            <text:p>0.5</text:p>
          </table:table-cell>
          <table:table-cell table:number-columns-repeated="1022"/>
        </table:table-row>
        <table:table-row table:style-name="ro4">
          <table:table-cell office:value-type="string">
            <text:p>Retain?</text:p>
          </table:table-cell>
          <table:table-cell office:value-type="float" office:value="0.25">
            <text:p>0.25</text:p>
          </table:table-cell>
          <table:table-cell table:number-columns-repeated="1022"/>
        </table:table-row>
        <table:table-row table:style-name="ro4">
          <table:table-cell office:value-type="string">
            <text:p>Scrap Discard?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Scrap X?</text:p>
          </table:table-cell>
          <table:table-cell office:value-type="float" office:value="1.1">
            <text:p>1.1</text:p>
          </table:table-cell>
          <table:table-cell table:number-columns-repeated="1022"/>
        </table:table-row>
        <table:table-row table:style-name="ro4">
          <table:table-cell office:value-type="string">
            <text:p>Draw X?</text:p>
          </table:table-cell>
          <table:table-cell office:value-type="float" office:value="0.8">
            <text:p>0.8</text:p>
          </table:table-cell>
          <table:table-cell table:number-columns-repeated="1022"/>
        </table:table-row>
        <table:table-row table:style-name="ro4">
          <table:table-cell office:value-type="string">
            <text:p>Discard Y?</text:p>
          </table:table-cell>
          <table:table-cell office:value-type="float" office:value="-0.6">
            <text:p>-0.6</text:p>
          </table:table-cell>
          <table:table-cell table:number-columns-repeated="1022"/>
        </table:table-row>
        <table:table-row table:style-name="ro4">
          <table:table-cell office:value-type="string">
            <text:p>Upgrade Probability</text:p>
          </table:table-cell>
          <table:table-cell office:value-type="float" office:value="0.5">
            <text:p>0.5</text:p>
          </table:table-cell>
          <table:table-cell office:value-type="string">
            <text:p>basically a debuff since you won't always be able to upgrade the card before its first play</text:p>
          </table:table-cell>
          <table:table-cell table:number-columns-repeated="1021"/>
        </table:table-row>
        <table:table-row table:style-name="ro4">
          <table:table-cell office:value-type="string">
            <text:p>Pierce?</text:p>
          </table:table-cell>
          <table:table-cell office:value-type="float" office:value="0.2">
            <text:p>0.2</text:p>
          </table:table-cell>
          <table:table-cell table:number-columns-repeated="1022"/>
        </table:table-row>
        <table:table-row table:style-name="ro4">
          <table:table-cell office:value-type="string">
            <text:p>Empower?</text:p>
          </table:table-cell>
          <table:table-cell table:formula="of:=[.B140]-0.25" office:value-type="float" office:value="0.85">
            <text:p>0.85</text:p>
          </table:table-cell>
          <table:table-cell table:number-columns-repeated="1022"/>
        </table:table-row>
        <table:table-row table:style-name="ro4">
          <table:table-cell office:value-type="string">
            <text:p>X or Y?</text:p>
          </table:table-cell>
          <table:table-cell office:value-type="float" office:value="0.6">
            <text:p>0.6</text:p>
          </table:table-cell>
          <table:table-cell table:number-columns-repeated="1022"/>
        </table:table-row>
        <table:table-row table:style-name="ro4">
          <table:table-cell office:value-type="string">
            <text:p>Trash?</text:p>
          </table:table-cell>
          <table:table-cell office:value-type="float" office:value="0.33">
            <text:p>0.33</text:p>
          </table:table-cell>
          <table:table-cell table:number-columns-repeated="1022"/>
        </table:table-row>
        <table:table-row table:style-name="ro4">
          <table:table-cell office:value-type="string">
            <text:p>Shield?</text:p>
          </table:table-cell>
          <table:table-cell office:value-type="float" office:value="1.5">
            <text:p>1.5</text:p>
          </table:table-cell>
          <table:table-cell table:number-columns-repeated="1022"/>
        </table:table-row>
        <table:table-row table:style-name="ro4">
          <table:table-cell office:value-type="string">
            <text:p>Fleet?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4">
          <table:table-cell office:value-type="string">
            <text:p>Ally?</text:p>
          </table:table-cell>
          <table:table-cell office:value-type="float" office:value="0.4">
            <text:p>0.4</text:p>
          </table:table-cell>
          <table:table-cell table:number-columns-repeated="1022"/>
        </table:table-row>
        <table:table-row table:style-name="ro4">
          <table:table-cell office:value-type="string">
            <text:p>Additional Effects Weight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 table:number-rows-repeated="6">
          <table:table-cell table:style-name="Default"/>
          <table:table-cell table:number-columns-repeated="30"/>
          <table:table-cell table:style-name="Default"/>
          <table:table-cell table:number-columns-repeated="992"/>
        </table:table-row>
        <table:table-row table:style-name="ro4" table:number-rows-repeated="1048418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/>
    </style:style>
    <style:style style:name="Header" style:family="table-cell" style:parent-style-name="Default">
      <style:table-cell-properties style:direction="ltr"/>
    </style:style>
    <style:style style:name="GrayedOut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5">02/15/2023</text:date>, <text:time>22:4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Tyson</meta:initial-creator>
    <meta:creation-date>2023-01-14T14:44:23.39</meta:creation-date>
    <dc:date>2023-02-15T22:47:30.30</dc:date>
    <dc:creator>Jon Tyson</dc:creator>
    <meta:editing-duration>P18DT13H49M17S</meta:editing-duration>
    <meta:editing-cycles>74</meta:editing-cycles>
    <meta:generator>OpenOffice/4.1.2$Win32 OpenOffice.org_project/412m3$Build-9782</meta:generator>
    <meta:document-statistic meta:table-count="2" meta:cell-count="3725" meta:object-count="0"/>
  </office:meta>
</office:document-meta>
</file>